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6.2988in" svg:height="3.5429in" svg:x="3.0681in" svg:y="0.0394in">
            <draw:object draw:notify-on-update-of-ranges="test.D1:test.D1 test.D2:test.D1406 test.E1:test.E1 test.E2:test.E14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3.0681in" svg:y="0.0394in">
            <draw:object draw:notify-on-update-of-ranges="test.C1:test.C1 test.C2:test.C1406 test.E1:test.E1 test.E2:test.E14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Ms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<text:s/>MPS</text:p>
          </table:table-cell>
          <table:table-cell office:value-type="string" calcext:value-type="string">
            <text:p><text:s/>Vbat</text:p>
          </table:table-cell>
          <table:table-cell office:value-type="string" calcext:value-type="string">
            <text:p><text:s/>DeltaEnc</text:p>
          </table:table-cell>
        </table:table-row>
        <table:table-row table:style-name="ro1">
          <table:table-cell office:value-type="float" office:value="292023" calcext:value-type="float">
            <text:p>29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float" office:value="299070" calcext:value-type="float">
            <text:p>29907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5" calcext:value-type="float">
            <text:p>12.5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304448" calcext:value-type="float">
            <text:p>30444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308990" calcext:value-type="float">
            <text:p>30899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313031" calcext:value-type="float">
            <text:p>31303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316739" calcext:value-type="float">
            <text:p>31673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320212" calcext:value-type="float">
            <text:p>32021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323519" calcext:value-type="float">
            <text:p>32351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326692" calcext:value-type="float">
            <text:p>32669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329731" calcext:value-type="float">
            <text:p>3297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float" office:value="341789" calcext:value-type="float">
            <text:p>3417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348836" calcext:value-type="float">
            <text:p>34883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354214" calcext:value-type="float">
            <text:p>3542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float" office:value="358756" calcext:value-type="float">
            <text:p>35875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2797" calcext:value-type="float">
            <text:p>36279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366505" calcext:value-type="float">
            <text:p>36650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369978" calcext:value-type="float">
            <text:p>36997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373285" calcext:value-type="float">
            <text:p>37328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376425" calcext:value-type="float">
            <text:p>3764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379464" calcext:value-type="float">
            <text:p>3794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391521" calcext:value-type="float">
            <text:p>3915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398569" calcext:value-type="float">
            <text:p>3985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403946" calcext:value-type="float">
            <text:p>4039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408489" calcext:value-type="float">
            <text:p>4084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412530" calcext:value-type="float">
            <text:p>4125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416237" calcext:value-type="float">
            <text:p>41623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419711" calcext:value-type="float">
            <text:p>4197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423018" calcext:value-type="float">
            <text:p>4230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float" office:value="426191" calcext:value-type="float">
            <text:p>4261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429230" calcext:value-type="float">
            <text:p>4292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441287" calcext:value-type="float">
            <text:p>44128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448335" calcext:value-type="float">
            <text:p>4483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453712" calcext:value-type="float">
            <text:p>4537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458255" calcext:value-type="float">
            <text:p>4582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462296" calcext:value-type="float">
            <text:p>4622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466003" calcext:value-type="float">
            <text:p>46600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469477" calcext:value-type="float">
            <text:p>4694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472784" calcext:value-type="float">
            <text:p>4727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float" office:value="475957" calcext:value-type="float">
            <text:p>47595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478996" calcext:value-type="float">
            <text:p>4789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491053" calcext:value-type="float">
            <text:p>49105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498101" calcext:value-type="float">
            <text:p>49810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503478" calcext:value-type="float">
            <text:p>50347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508021" calcext:value-type="float">
            <text:p>50802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512062" calcext:value-type="float">
            <text:p>51206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515769" calcext:value-type="float">
            <text:p>51576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519243" calcext:value-type="float">
            <text:p>51924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522550" calcext:value-type="float">
            <text:p>52255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525723" calcext:value-type="float">
            <text:p>5257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float" office:value="528762" calcext:value-type="float">
            <text:p>5287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540819" calcext:value-type="float">
            <text:p>5408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547867" calcext:value-type="float">
            <text:p>5478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553244" calcext:value-type="float">
            <text:p>55324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office:value-type="float" office:value="557787" calcext:value-type="float">
            <text:p>5577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561828" calcext:value-type="float">
            <text:p>56182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float" office:value="565535" calcext:value-type="float">
            <text:p>56553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float" office:value="569009" calcext:value-type="float">
            <text:p>56900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572316" calcext:value-type="float">
            <text:p>5723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575489" calcext:value-type="float">
            <text:p>5754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float" office:value="578528" calcext:value-type="float">
            <text:p>5785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590585" calcext:value-type="float">
            <text:p>5905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597633" calcext:value-type="float">
            <text:p>59763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float" office:value="603010" calcext:value-type="float">
            <text:p>60301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607553" calcext:value-type="float">
            <text:p>60755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611594" calcext:value-type="float">
            <text:p>61159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615301" calcext:value-type="float">
            <text:p>61530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618775" calcext:value-type="float">
            <text:p>61877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622082" calcext:value-type="float">
            <text:p>62208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566" calcext:value-type="float">
            <text:p>6566</text:p>
          </table:table-cell>
        </table:table-row>
        <table:table-row table:style-name="ro1">
          <table:table-cell office:value-type="float" office:value="625288" calcext:value-type="float">
            <text:p>6252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813" calcext:value-type="float">
            <text:p>6813</text:p>
          </table:table-cell>
        </table:table-row>
        <table:table-row table:style-name="ro1">
          <table:table-cell office:value-type="float" office:value="628294" calcext:value-type="float">
            <text:p>6282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640318" calcext:value-type="float">
            <text:p>6403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647365" calcext:value-type="float">
            <text:p>6473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652743" calcext:value-type="float">
            <text:p>65274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534" calcext:value-type="float">
            <text:p>6534</text:p>
          </table:table-cell>
        </table:table-row>
        <table:table-row table:style-name="ro1">
          <table:table-cell office:value-type="float" office:value="657285" calcext:value-type="float">
            <text:p>65728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float" office:value="661293" calcext:value-type="float">
            <text:p>6612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664967" calcext:value-type="float">
            <text:p>66496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668441" calcext:value-type="float">
            <text:p>66844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671747" calcext:value-type="float">
            <text:p>67174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674920" calcext:value-type="float">
            <text:p>67492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677960" calcext:value-type="float">
            <text:p>6779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690017" calcext:value-type="float">
            <text:p>6900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697065" calcext:value-type="float">
            <text:p>6970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702442" calcext:value-type="float">
            <text:p>70244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706984" calcext:value-type="float">
            <text:p>7069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711026" calcext:value-type="float">
            <text:p>7110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714733" calcext:value-type="float">
            <text:p>7147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718207" calcext:value-type="float">
            <text:p>7182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721513" calcext:value-type="float">
            <text:p>7215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724686" calcext:value-type="float">
            <text:p>72468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float" office:value="727726" calcext:value-type="float">
            <text:p>7277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739783" calcext:value-type="float">
            <text:p>7397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746831" calcext:value-type="float">
            <text:p>74683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752208" calcext:value-type="float">
            <text:p>75220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756750" calcext:value-type="float">
            <text:p>75675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760792" calcext:value-type="float">
            <text:p>76079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764499" calcext:value-type="float">
            <text:p>76449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office:value-type="float" office:value="767973" calcext:value-type="float">
            <text:p>76797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771279" calcext:value-type="float">
            <text:p>77127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774419" calcext:value-type="float">
            <text:p>77441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777458" calcext:value-type="float">
            <text:p>7774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789516" calcext:value-type="float">
            <text:p>7895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796563" calcext:value-type="float">
            <text:p>79656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801941" calcext:value-type="float">
            <text:p>8019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806483" calcext:value-type="float">
            <text:p>80648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810524" calcext:value-type="float">
            <text:p>81052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76" calcext:value-type="float">
            <text:p>6576</text:p>
          </table:table-cell>
        </table:table-row>
        <table:table-row table:style-name="ro1">
          <table:table-cell office:value-type="float" office:value="814232" calcext:value-type="float">
            <text:p>8142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817705" calcext:value-type="float">
            <text:p>81770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float" office:value="821012" calcext:value-type="float">
            <text:p>82101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float" office:value="824185" calcext:value-type="float">
            <text:p>82418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827224" calcext:value-type="float">
            <text:p>8272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839282" calcext:value-type="float">
            <text:p>8392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846296" calcext:value-type="float">
            <text:p>84629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851673" calcext:value-type="float">
            <text:p>8516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563" calcext:value-type="float">
            <text:p>6563</text:p>
          </table:table-cell>
        </table:table-row>
        <table:table-row table:style-name="ro1">
          <table:table-cell office:value-type="float" office:value="856216" calcext:value-type="float">
            <text:p>85621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860257" calcext:value-type="float">
            <text:p>86025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float" office:value="863964" calcext:value-type="float">
            <text:p>86396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867438" calcext:value-type="float">
            <text:p>86743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870745" calcext:value-type="float">
            <text:p>87074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873918" calcext:value-type="float">
            <text:p>87391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876957" calcext:value-type="float">
            <text:p>8769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889014" calcext:value-type="float">
            <text:p>8890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896062" calcext:value-type="float">
            <text:p>89606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float" office:value="901439" calcext:value-type="float">
            <text:p>9014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float" office:value="905982" calcext:value-type="float">
            <text:p>9059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910023" calcext:value-type="float">
            <text:p>9100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913730" calcext:value-type="float">
            <text:p>9137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917204" calcext:value-type="float">
            <text:p>9172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920511" calcext:value-type="float">
            <text:p>9205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923684" calcext:value-type="float">
            <text:p>9236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796" calcext:value-type="float">
            <text:p>6796</text:p>
          </table:table-cell>
        </table:table-row>
        <table:table-row table:style-name="ro1">
          <table:table-cell office:value-type="float" office:value="926723" calcext:value-type="float">
            <text:p>9267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938814" calcext:value-type="float">
            <text:p>9388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float" office:value="945861" calcext:value-type="float">
            <text:p>94586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951239" calcext:value-type="float">
            <text:p>9512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float" office:value="955781" calcext:value-type="float">
            <text:p>9557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959822" calcext:value-type="float">
            <text:p>9598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963530" calcext:value-type="float">
            <text:p>9635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967003" calcext:value-type="float">
            <text:p>9670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970310" calcext:value-type="float">
            <text:p>9703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973483" calcext:value-type="float">
            <text:p>9734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976522" calcext:value-type="float">
            <text:p>9765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988580" calcext:value-type="float">
            <text:p>9885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995627" calcext:value-type="float">
            <text:p>9956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1001005" calcext:value-type="float">
            <text:p>10010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1005547" calcext:value-type="float">
            <text:p>10055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1009588" calcext:value-type="float">
            <text:p>10095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float" office:value="1013296" calcext:value-type="float">
            <text:p>10132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1016736" calcext:value-type="float">
            <text:p>101673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1020043" calcext:value-type="float">
            <text:p>102004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float" office:value="1023216" calcext:value-type="float">
            <text:p>102321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1026255" calcext:value-type="float">
            <text:p>10262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1038312" calcext:value-type="float">
            <text:p>10383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1045360" calcext:value-type="float">
            <text:p>104536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1050737" calcext:value-type="float">
            <text:p>105073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1055280" calcext:value-type="float">
            <text:p>105528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float" office:value="1059288" calcext:value-type="float">
            <text:p>10592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062962" calcext:value-type="float">
            <text:p>10629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1066435" calcext:value-type="float">
            <text:p>10664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1069742" calcext:value-type="float">
            <text:p>106974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1072915" calcext:value-type="float">
            <text:p>107291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float" office:value="1075954" calcext:value-type="float">
            <text:p>10759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1088012" calcext:value-type="float">
            <text:p>10880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1095059" calcext:value-type="float">
            <text:p>10950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1100436" calcext:value-type="float">
            <text:p>11004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float" office:value="1104979" calcext:value-type="float">
            <text:p>11049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1109020" calcext:value-type="float">
            <text:p>11090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1112728" calcext:value-type="float">
            <text:p>11127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1116201" calcext:value-type="float">
            <text:p>11162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1119508" calcext:value-type="float">
            <text:p>11195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1122681" calcext:value-type="float">
            <text:p>11226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1125720" calcext:value-type="float">
            <text:p>11257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1137778" calcext:value-type="float">
            <text:p>11377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144825" calcext:value-type="float">
            <text:p>114482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1150202" calcext:value-type="float">
            <text:p>11502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1154745" calcext:value-type="float">
            <text:p>115474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1158786" calcext:value-type="float">
            <text:p>115878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1162494" calcext:value-type="float">
            <text:p>116249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float" office:value="1165967" calcext:value-type="float">
            <text:p>116596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1169274" calcext:value-type="float">
            <text:p>116927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1172413" calcext:value-type="float">
            <text:p>117241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1175453" calcext:value-type="float">
            <text:p>11754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float" office:value="1187510" calcext:value-type="float">
            <text:p>11875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44" calcext:value-type="float">
            <text:p>6344</text:p>
          </table:table-cell>
        </table:table-row>
        <table:table-row table:style-name="ro1">
          <table:table-cell office:value-type="float" office:value="1194558" calcext:value-type="float">
            <text:p>119455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1199935" calcext:value-type="float">
            <text:p>119993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1204477" calcext:value-type="float">
            <text:p>120447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1208519" calcext:value-type="float">
            <text:p>12085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1212226" calcext:value-type="float">
            <text:p>121222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float" office:value="1215700" calcext:value-type="float">
            <text:p>121570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1219006" calcext:value-type="float">
            <text:p>121900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1222179" calcext:value-type="float">
            <text:p>122217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float" office:value="1225219" calcext:value-type="float">
            <text:p>12252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1237276" calcext:value-type="float">
            <text:p>123727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float" office:value="1244290" calcext:value-type="float">
            <text:p>124429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1249634" calcext:value-type="float">
            <text:p>12496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1254177" calcext:value-type="float">
            <text:p>125417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1258218" calcext:value-type="float">
            <text:p>125821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1261925" calcext:value-type="float">
            <text:p>12619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265399" calcext:value-type="float">
            <text:p>126539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1268706" calcext:value-type="float">
            <text:p>126870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float" office:value="1271879" calcext:value-type="float">
            <text:p>127187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float" office:value="1274918" calcext:value-type="float">
            <text:p>12749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office:value-type="float" office:value="1286975" calcext:value-type="float">
            <text:p>12869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1294023" calcext:value-type="float">
            <text:p>129402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1299400" calcext:value-type="float">
            <text:p>129940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1303943" calcext:value-type="float">
            <text:p>130394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1307984" calcext:value-type="float">
            <text:p>130798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office:value-type="float" office:value="1311691" calcext:value-type="float">
            <text:p>131169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1315165" calcext:value-type="float">
            <text:p>131516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1318472" calcext:value-type="float">
            <text:p>131847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float" office:value="1321645" calcext:value-type="float">
            <text:p>132164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1324684" calcext:value-type="float">
            <text:p>132468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336741" calcext:value-type="float">
            <text:p>133674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1343789" calcext:value-type="float">
            <text:p>134378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1349166" calcext:value-type="float">
            <text:p>134916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1353709" calcext:value-type="float">
            <text:p>135370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1357750" calcext:value-type="float">
            <text:p>135775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1361457" calcext:value-type="float">
            <text:p>136145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1364931" calcext:value-type="float">
            <text:p>136493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1368238" calcext:value-type="float">
            <text:p>136823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float" office:value="1371411" calcext:value-type="float">
            <text:p>137141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float" office:value="1374450" calcext:value-type="float">
            <text:p>13744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1386507" calcext:value-type="float">
            <text:p>138650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float" office:value="1393555" calcext:value-type="float">
            <text:p>139355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float" office:value="1398932" calcext:value-type="float">
            <text:p>139893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1403475" calcext:value-type="float">
            <text:p>14034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1407516" calcext:value-type="float">
            <text:p>140751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1411223" calcext:value-type="float">
            <text:p>14112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1414697" calcext:value-type="float">
            <text:p>141469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1418004" calcext:value-type="float">
            <text:p>14180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1421177" calcext:value-type="float">
            <text:p>14211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1424216" calcext:value-type="float">
            <text:p>14242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436273" calcext:value-type="float">
            <text:p>14362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1443287" calcext:value-type="float">
            <text:p>144328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1448631" calcext:value-type="float">
            <text:p>14486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1453174" calcext:value-type="float">
            <text:p>145317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1457215" calcext:value-type="float">
            <text:p>14572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1460923" calcext:value-type="float">
            <text:p>14609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float" office:value="1464396" calcext:value-type="float">
            <text:p>14643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1467703" calcext:value-type="float">
            <text:p>146770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1470876" calcext:value-type="float">
            <text:p>147087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1473915" calcext:value-type="float">
            <text:p>14739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1485973" calcext:value-type="float">
            <text:p>14859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1493020" calcext:value-type="float">
            <text:p>149302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float" office:value="1498397" calcext:value-type="float">
            <text:p>149839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413" calcext:value-type="float">
            <text:p>6413</text:p>
          </table:table-cell>
        </table:table-row>
        <table:table-row table:style-name="ro1">
          <table:table-cell office:value-type="float" office:value="1502940" calcext:value-type="float">
            <text:p>150294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1506981" calcext:value-type="float">
            <text:p>15069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76" calcext:value-type="float">
            <text:p>6376</text:p>
          </table:table-cell>
        </table:table-row>
        <table:table-row table:style-name="ro1">
          <table:table-cell office:value-type="float" office:value="1510689" calcext:value-type="float">
            <text:p>151068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1514196" calcext:value-type="float">
            <text:p>15141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1517502" calcext:value-type="float">
            <text:p>15175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float" office:value="1520675" calcext:value-type="float">
            <text:p>15206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1523715" calcext:value-type="float">
            <text:p>15237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535772" calcext:value-type="float">
            <text:p>15357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1542819" calcext:value-type="float">
            <text:p>15428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1548197" calcext:value-type="float">
            <text:p>154819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1552739" calcext:value-type="float">
            <text:p>155273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1556781" calcext:value-type="float">
            <text:p>15567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1560488" calcext:value-type="float">
            <text:p>156048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1563962" calcext:value-type="float">
            <text:p>156396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float" office:value="1567268" calcext:value-type="float">
            <text:p>156726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1570408" calcext:value-type="float">
            <text:p>157040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1573447" calcext:value-type="float">
            <text:p>15734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1585505" calcext:value-type="float">
            <text:p>15855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1592552" calcext:value-type="float">
            <text:p>159255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1597929" calcext:value-type="float">
            <text:p>159792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1602472" calcext:value-type="float">
            <text:p>160247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606513" calcext:value-type="float">
            <text:p>160651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1610221" calcext:value-type="float">
            <text:p>16102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1613694" calcext:value-type="float">
            <text:p>161369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1617001" calcext:value-type="float">
            <text:p>161700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1620207" calcext:value-type="float">
            <text:p>16202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1623247" calcext:value-type="float">
            <text:p>16232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1635304" calcext:value-type="float">
            <text:p>16353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1642385" calcext:value-type="float">
            <text:p>16423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1647762" calcext:value-type="float">
            <text:p>164776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1652305" calcext:value-type="float">
            <text:p>165230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float" office:value="1656346" calcext:value-type="float">
            <text:p>165634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1660053" calcext:value-type="float">
            <text:p>166005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float" office:value="1663527" calcext:value-type="float">
            <text:p>166352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1666834" calcext:value-type="float">
            <text:p>16668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1670007" calcext:value-type="float">
            <text:p>16700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1673046" calcext:value-type="float">
            <text:p>16730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float" office:value="1685103" calcext:value-type="float">
            <text:p>168510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1692151" calcext:value-type="float">
            <text:p>16921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1697528" calcext:value-type="float">
            <text:p>16975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1702071" calcext:value-type="float">
            <text:p>17020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1706112" calcext:value-type="float">
            <text:p>17061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float" office:value="1709819" calcext:value-type="float">
            <text:p>17098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1713293" calcext:value-type="float">
            <text:p>17132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1716566" calcext:value-type="float">
            <text:p>171656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1719739" calcext:value-type="float">
            <text:p>171973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1722779" calcext:value-type="float">
            <text:p>17227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1734836" calcext:value-type="float">
            <text:p>173483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1741883" calcext:value-type="float">
            <text:p>17418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1747261" calcext:value-type="float">
            <text:p>174726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1751803" calcext:value-type="float">
            <text:p>175180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1755845" calcext:value-type="float">
            <text:p>175584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1759552" calcext:value-type="float">
            <text:p>175955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1763026" calcext:value-type="float">
            <text:p>176302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1766332" calcext:value-type="float">
            <text:p>176633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1769505" calcext:value-type="float">
            <text:p>176950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float" office:value="1772545" calcext:value-type="float">
            <text:p>17725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office:value-type="float" office:value="1784602" calcext:value-type="float">
            <text:p>178460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float" office:value="1791649" calcext:value-type="float">
            <text:p>17916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1797027" calcext:value-type="float">
            <text:p>17970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1801569" calcext:value-type="float">
            <text:p>180156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1805611" calcext:value-type="float">
            <text:p>18056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1809318" calcext:value-type="float">
            <text:p>180931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1812792" calcext:value-type="float">
            <text:p>18127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1816098" calcext:value-type="float">
            <text:p>181609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1819271" calcext:value-type="float">
            <text:p>181927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1822277" calcext:value-type="float">
            <text:p>18222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04" calcext:value-type="float">
            <text:p>6604</text:p>
          </table:table-cell>
        </table:table-row>
        <table:table-row table:style-name="ro1">
          <table:table-cell office:value-type="float" office:value="1834301" calcext:value-type="float">
            <text:p>18343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1841349" calcext:value-type="float">
            <text:p>18413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1846726" calcext:value-type="float">
            <text:p>184672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1851268" calcext:value-type="float">
            <text:p>18512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1855276" calcext:value-type="float">
            <text:p>185527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1858950" calcext:value-type="float">
            <text:p>185895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float" office:value="1862424" calcext:value-type="float">
            <text:p>186242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1865731" calcext:value-type="float">
            <text:p>18657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1868904" calcext:value-type="float">
            <text:p>18689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1871943" calcext:value-type="float">
            <text:p>18719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1884000" calcext:value-type="float">
            <text:p>188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1891048" calcext:value-type="float">
            <text:p>189104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1896425" calcext:value-type="float">
            <text:p>18964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1900968" calcext:value-type="float">
            <text:p>19009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float" office:value="1905009" calcext:value-type="float">
            <text:p>19050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1908716" calcext:value-type="float">
            <text:p>190871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1912190" calcext:value-type="float">
            <text:p>19121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1915497" calcext:value-type="float">
            <text:p>19154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1918670" calcext:value-type="float">
            <text:p>19186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float" office:value="1921709" calcext:value-type="float">
            <text:p>19217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1933766" calcext:value-type="float">
            <text:p>193376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1940814" calcext:value-type="float">
            <text:p>19408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1946191" calcext:value-type="float">
            <text:p>19461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1950734" calcext:value-type="float">
            <text:p>19507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954775" calcext:value-type="float">
            <text:p>19547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float" office:value="1958482" calcext:value-type="float">
            <text:p>195848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1961956" calcext:value-type="float">
            <text:p>196195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1965263" calcext:value-type="float">
            <text:p>196526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1968436" calcext:value-type="float">
            <text:p>196843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1971475" calcext:value-type="float">
            <text:p>19714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1983532" calcext:value-type="float">
            <text:p>198353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1990580" calcext:value-type="float">
            <text:p>19905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1995957" calcext:value-type="float">
            <text:p>199595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2000500" calcext:value-type="float">
            <text:p>200050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office:value-type="float" office:value="2004541" calcext:value-type="float">
            <text:p>200454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float" office:value="2008248" calcext:value-type="float">
            <text:p>20082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2011722" calcext:value-type="float">
            <text:p>201172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2015029" calcext:value-type="float">
            <text:p>20150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2018202" calcext:value-type="float">
            <text:p>20182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2021241" calcext:value-type="float">
            <text:p>20212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2033298" calcext:value-type="float">
            <text:p>20332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2040312" calcext:value-type="float">
            <text:p>204031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2045690" calcext:value-type="float">
            <text:p>204569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2050232" calcext:value-type="float">
            <text:p>20502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2054274" calcext:value-type="float">
            <text:p>205427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057948" calcext:value-type="float">
            <text:p>20579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2061421" calcext:value-type="float">
            <text:p>20614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2064728" calcext:value-type="float">
            <text:p>206472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067901" calcext:value-type="float">
            <text:p>206790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2070940" calcext:value-type="float">
            <text:p>20709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2082998" calcext:value-type="float">
            <text:p>20829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2090045" calcext:value-type="float">
            <text:p>209004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2095422" calcext:value-type="float">
            <text:p>20954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2099965" calcext:value-type="float">
            <text:p>209996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2104006" calcext:value-type="float">
            <text:p>21040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2107714" calcext:value-type="float">
            <text:p>210771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2111187" calcext:value-type="float">
            <text:p>21111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float" office:value="2114494" calcext:value-type="float">
            <text:p>211449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2117667" calcext:value-type="float">
            <text:p>211766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float" office:value="2120706" calcext:value-type="float">
            <text:p>21207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float" office:value="2132764" calcext:value-type="float">
            <text:p>21327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2139811" calcext:value-type="float">
            <text:p>213981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2145188" calcext:value-type="float">
            <text:p>21451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2149731" calcext:value-type="float">
            <text:p>214973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2153772" calcext:value-type="float">
            <text:p>21537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2157480" calcext:value-type="float">
            <text:p>215748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2160953" calcext:value-type="float">
            <text:p>216095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2164260" calcext:value-type="float">
            <text:p>216426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167433" calcext:value-type="float">
            <text:p>216743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float" office:value="2170472" calcext:value-type="float">
            <text:p>21704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2182530" calcext:value-type="float">
            <text:p>218253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2189577" calcext:value-type="float">
            <text:p>218957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2194954" calcext:value-type="float">
            <text:p>219495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2199497" calcext:value-type="float">
            <text:p>219949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2203538" calcext:value-type="float">
            <text:p>220353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2207246" calcext:value-type="float">
            <text:p>220724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2210719" calcext:value-type="float">
            <text:p>221071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2214026" calcext:value-type="float">
            <text:p>221402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float" office:value="2217199" calcext:value-type="float">
            <text:p>221719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2220238" calcext:value-type="float">
            <text:p>22202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2232296" calcext:value-type="float">
            <text:p>223229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2239343" calcext:value-type="float">
            <text:p>223934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2244720" calcext:value-type="float">
            <text:p>224472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2249263" calcext:value-type="float">
            <text:p>224926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253304" calcext:value-type="float">
            <text:p>225330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257012" calcext:value-type="float">
            <text:p>225701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2260485" calcext:value-type="float">
            <text:p>226048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2263792" calcext:value-type="float">
            <text:p>226379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float" office:value="2266965" calcext:value-type="float">
            <text:p>226696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270004" calcext:value-type="float">
            <text:p>22700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float" office:value="2282062" calcext:value-type="float">
            <text:p>228206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float" office:value="2289109" calcext:value-type="float">
            <text:p>228910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2294486" calcext:value-type="float">
            <text:p>229448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2299029" calcext:value-type="float">
            <text:p>229902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2303070" calcext:value-type="float">
            <text:p>230307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2306778" calcext:value-type="float">
            <text:p>230677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2310251" calcext:value-type="float">
            <text:p>231025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2313558" calcext:value-type="float">
            <text:p>231355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2316731" calcext:value-type="float">
            <text:p>231673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float" office:value="2319770" calcext:value-type="float">
            <text:p>23197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float" office:value="2331828" calcext:value-type="float">
            <text:p>23318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2338875" calcext:value-type="float">
            <text:p>233887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2344252" calcext:value-type="float">
            <text:p>234425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float" office:value="2348795" calcext:value-type="float">
            <text:p>234879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2352836" calcext:value-type="float">
            <text:p>235283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2356544" calcext:value-type="float">
            <text:p>23565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2360017" calcext:value-type="float">
            <text:p>23600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2363324" calcext:value-type="float">
            <text:p>23633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float" office:value="2366497" calcext:value-type="float">
            <text:p>23664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2369536" calcext:value-type="float">
            <text:p>23695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float" office:value="2381594" calcext:value-type="float">
            <text:p>23815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2388641" calcext:value-type="float">
            <text:p>23886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2394018" calcext:value-type="float">
            <text:p>239401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2398561" calcext:value-type="float">
            <text:p>23985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2402602" calcext:value-type="float">
            <text:p>240260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2406310" calcext:value-type="float">
            <text:p>240631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409783" calcext:value-type="float">
            <text:p>240978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2413090" calcext:value-type="float">
            <text:p>24130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2416263" calcext:value-type="float">
            <text:p>24162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2419302" calcext:value-type="float">
            <text:p>24193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2431360" calcext:value-type="float">
            <text:p>243136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2438407" calcext:value-type="float">
            <text:p>243840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2443784" calcext:value-type="float">
            <text:p>24437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2448327" calcext:value-type="float">
            <text:p>244832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2452368" calcext:value-type="float">
            <text:p>24523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2456076" calcext:value-type="float">
            <text:p>245607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459549" calcext:value-type="float">
            <text:p>24595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2462889" calcext:value-type="float">
            <text:p>246288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2466062" calcext:value-type="float">
            <text:p>246606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2469102" calcext:value-type="float">
            <text:p>24691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2481159" calcext:value-type="float">
            <text:p>248115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2488206" calcext:value-type="float">
            <text:p>248820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2493584" calcext:value-type="float">
            <text:p>24935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2498126" calcext:value-type="float">
            <text:p>249812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2502168" calcext:value-type="float">
            <text:p>25021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float" office:value="2505875" calcext:value-type="float">
            <text:p>250587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2509349" calcext:value-type="float">
            <text:p>25093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2512655" calcext:value-type="float">
            <text:p>251265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2515828" calcext:value-type="float">
            <text:p>251582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float" office:value="2518868" calcext:value-type="float">
            <text:p>25188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2530925" calcext:value-type="float">
            <text:p>25309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2537972" calcext:value-type="float">
            <text:p>253797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2543350" calcext:value-type="float">
            <text:p>254335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2547892" calcext:value-type="float">
            <text:p>254789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2551934" calcext:value-type="float">
            <text:p>255193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2555641" calcext:value-type="float">
            <text:p>255564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559115" calcext:value-type="float">
            <text:p>255911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2562421" calcext:value-type="float">
            <text:p>256242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2565594" calcext:value-type="float">
            <text:p>256559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61" calcext:value-type="float">
            <text:p>6361</text:p>
          </table:table-cell>
        </table:table-row>
        <table:table-row table:style-name="ro1">
          <table:table-cell office:value-type="float" office:value="2568634" calcext:value-type="float">
            <text:p>25686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2580691" calcext:value-type="float">
            <text:p>258069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2587738" calcext:value-type="float">
            <text:p>258773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float" office:value="2593116" calcext:value-type="float">
            <text:p>259311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2597658" calcext:value-type="float">
            <text:p>259765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2601700" calcext:value-type="float">
            <text:p>260170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2605407" calcext:value-type="float">
            <text:p>260540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2608881" calcext:value-type="float">
            <text:p>260888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2612187" calcext:value-type="float">
            <text:p>261218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392" calcext:value-type="float">
            <text:p>6392</text:p>
          </table:table-cell>
        </table:table-row>
        <table:table-row table:style-name="ro1">
          <table:table-cell office:value-type="float" office:value="2615360" calcext:value-type="float">
            <text:p>261536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61" calcext:value-type="float">
            <text:p>6361</text:p>
          </table:table-cell>
        </table:table-row>
        <table:table-row table:style-name="ro1">
          <table:table-cell office:value-type="float" office:value="2618400" calcext:value-type="float">
            <text:p>26184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2630457" calcext:value-type="float">
            <text:p>26304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2637504" calcext:value-type="float">
            <text:p>263750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2642882" calcext:value-type="float">
            <text:p>264288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2647424" calcext:value-type="float">
            <text:p>264742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2651466" calcext:value-type="float">
            <text:p>265146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655173" calcext:value-type="float">
            <text:p>265517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2658647" calcext:value-type="float">
            <text:p>265864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2661953" calcext:value-type="float">
            <text:p>266195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2665126" calcext:value-type="float">
            <text:p>266512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2668166" calcext:value-type="float">
            <text:p>26681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 office:value-type="float" office:value="2680223" calcext:value-type="float">
            <text:p>26802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2687270" calcext:value-type="float">
            <text:p>268727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2692614" calcext:value-type="float">
            <text:p>26926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2697157" calcext:value-type="float">
            <text:p>26971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2701198" calcext:value-type="float">
            <text:p>270119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2704906" calcext:value-type="float">
            <text:p>270490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2708379" calcext:value-type="float">
            <text:p>270837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2711686" calcext:value-type="float">
            <text:p>27116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2714859" calcext:value-type="float">
            <text:p>271485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2717898" calcext:value-type="float">
            <text:p>27178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2729956" calcext:value-type="float">
            <text:p>272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2737003" calcext:value-type="float">
            <text:p>27370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2742380" calcext:value-type="float">
            <text:p>274238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2746923" calcext:value-type="float">
            <text:p>274692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2750964" calcext:value-type="float">
            <text:p>27509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2754672" calcext:value-type="float">
            <text:p>275467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2758145" calcext:value-type="float">
            <text:p>275814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2761452" calcext:value-type="float">
            <text:p>276145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2764625" calcext:value-type="float">
            <text:p>27646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2767664" calcext:value-type="float">
            <text:p>27676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2779722" calcext:value-type="float">
            <text:p>27797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2786769" calcext:value-type="float">
            <text:p>27867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2792146" calcext:value-type="float">
            <text:p>27921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2796689" calcext:value-type="float">
            <text:p>27966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float" office:value="2800730" calcext:value-type="float">
            <text:p>28007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float" office:value="2804438" calcext:value-type="float">
            <text:p>280443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2807911" calcext:value-type="float">
            <text:p>28079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2811218" calcext:value-type="float">
            <text:p>28112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814391" calcext:value-type="float">
            <text:p>28143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float" office:value="2817430" calcext:value-type="float">
            <text:p>28174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2829488" calcext:value-type="float">
            <text:p>28294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float" office:value="2836535" calcext:value-type="float">
            <text:p>28365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2841912" calcext:value-type="float">
            <text:p>28419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2846455" calcext:value-type="float">
            <text:p>28464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2850496" calcext:value-type="float">
            <text:p>28504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854204" calcext:value-type="float">
            <text:p>285420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2857777" calcext:value-type="float">
            <text:p>28577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2861084" calcext:value-type="float">
            <text:p>28610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2864257" calcext:value-type="float">
            <text:p>286425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2867296" calcext:value-type="float">
            <text:p>28672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508" calcext:value-type="float">
            <text:p>6508</text:p>
          </table:table-cell>
        </table:table-row>
        <table:table-row table:style-name="ro1">
          <table:table-cell office:value-type="float" office:value="2879354" calcext:value-type="float">
            <text:p>287935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2886401" calcext:value-type="float">
            <text:p>288640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2891779" calcext:value-type="float">
            <text:p>289177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float" office:value="2896321" calcext:value-type="float">
            <text:p>289632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2900362" calcext:value-type="float">
            <text:p>290036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2904070" calcext:value-type="float">
            <text:p>290407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2907543" calcext:value-type="float">
            <text:p>290754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2910850" calcext:value-type="float">
            <text:p>291085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2914023" calcext:value-type="float">
            <text:p>29140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2917062" calcext:value-type="float">
            <text:p>29170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2929120" calcext:value-type="float">
            <text:p>29291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2936167" calcext:value-type="float">
            <text:p>29361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2941545" calcext:value-type="float">
            <text:p>294154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2946087" calcext:value-type="float">
            <text:p>29460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2950128" calcext:value-type="float">
            <text:p>295012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2953836" calcext:value-type="float">
            <text:p>295383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2957309" calcext:value-type="float">
            <text:p>295730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2960616" calcext:value-type="float">
            <text:p>29606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2963789" calcext:value-type="float">
            <text:p>29637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2966828" calcext:value-type="float">
            <text:p>29668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978886" calcext:value-type="float">
            <text:p>29788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2985933" calcext:value-type="float">
            <text:p>298593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2991311" calcext:value-type="float">
            <text:p>299131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2995853" calcext:value-type="float">
            <text:p>299585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2999894" calcext:value-type="float">
            <text:p>299989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3003602" calcext:value-type="float">
            <text:p>300360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3007075" calcext:value-type="float">
            <text:p>300707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3010382" calcext:value-type="float">
            <text:p>301038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3013555" calcext:value-type="float">
            <text:p>301355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016594" calcext:value-type="float">
            <text:p>30165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float" office:value="3028652" calcext:value-type="float">
            <text:p>302865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3035699" calcext:value-type="float">
            <text:p>303569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3041077" calcext:value-type="float">
            <text:p>304107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3045619" calcext:value-type="float">
            <text:p>304561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3049660" calcext:value-type="float">
            <text:p>304966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3053368" calcext:value-type="float">
            <text:p>305336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3056841" calcext:value-type="float">
            <text:p>305684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3060148" calcext:value-type="float">
            <text:p>306014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3063321" calcext:value-type="float">
            <text:p>306332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3066360" calcext:value-type="float">
            <text:p>30663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3078418" calcext:value-type="float">
            <text:p>30784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3085465" calcext:value-type="float">
            <text:p>30854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3090843" calcext:value-type="float">
            <text:p>309084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3095385" calcext:value-type="float">
            <text:p>309538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3099426" calcext:value-type="float">
            <text:p>30994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3103134" calcext:value-type="float">
            <text:p>310313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3106607" calcext:value-type="float">
            <text:p>31066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109914" calcext:value-type="float">
            <text:p>310991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3113087" calcext:value-type="float">
            <text:p>311308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3116126" calcext:value-type="float">
            <text:p>31161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float" office:value="3128184" calcext:value-type="float">
            <text:p>312818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float" office:value="3135231" calcext:value-type="float">
            <text:p>313523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3140609" calcext:value-type="float">
            <text:p>314060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3145151" calcext:value-type="float">
            <text:p>314515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149192" calcext:value-type="float">
            <text:p>314919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3152900" calcext:value-type="float">
            <text:p>315290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float" office:value="3156373" calcext:value-type="float">
            <text:p>315637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3159680" calcext:value-type="float">
            <text:p>315968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3162853" calcext:value-type="float">
            <text:p>316285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576" calcext:value-type="float">
            <text:p>6576</text:p>
          </table:table-cell>
        </table:table-row>
        <table:table-row table:style-name="ro1">
          <table:table-cell office:value-type="float" office:value="3165892" calcext:value-type="float">
            <text:p>31658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3177950" calcext:value-type="float">
            <text:p>317795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3184997" calcext:value-type="float">
            <text:p>31849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3190375" calcext:value-type="float">
            <text:p>319037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3194917" calcext:value-type="float">
            <text:p>319491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3198958" calcext:value-type="float">
            <text:p>319895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3202666" calcext:value-type="float">
            <text:p>320266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3206139" calcext:value-type="float">
            <text:p>320613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3209446" calcext:value-type="float">
            <text:p>320944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3212619" calcext:value-type="float">
            <text:p>321261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3215658" calcext:value-type="float">
            <text:p>32156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3227716" calcext:value-type="float">
            <text:p>32277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3234763" calcext:value-type="float">
            <text:p>323476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3240141" calcext:value-type="float">
            <text:p>32401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3244683" calcext:value-type="float">
            <text:p>324468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248724" calcext:value-type="float">
            <text:p>324872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3252432" calcext:value-type="float">
            <text:p>32524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3255905" calcext:value-type="float">
            <text:p>325590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3259212" calcext:value-type="float">
            <text:p>325921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3262385" calcext:value-type="float">
            <text:p>326238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3265424" calcext:value-type="float">
            <text:p>32654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3277482" calcext:value-type="float">
            <text:p>32774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284529" calcext:value-type="float">
            <text:p>328452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3289907" calcext:value-type="float">
            <text:p>328990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3294449" calcext:value-type="float">
            <text:p>329444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3298490" calcext:value-type="float">
            <text:p>329849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float" office:value="3302198" calcext:value-type="float">
            <text:p>330219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3305671" calcext:value-type="float">
            <text:p>330567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3308978" calcext:value-type="float">
            <text:p>330897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3312151" calcext:value-type="float">
            <text:p>331215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3315190" calcext:value-type="float">
            <text:p>331519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float" office:value="3327248" calcext:value-type="float">
            <text:p>332724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3334295" calcext:value-type="float">
            <text:p>333429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3339639" calcext:value-type="float">
            <text:p>33396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3344182" calcext:value-type="float">
            <text:p>33441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348223" calcext:value-type="float">
            <text:p>33482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3351930" calcext:value-type="float">
            <text:p>33519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3355404" calcext:value-type="float">
            <text:p>33554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3358711" calcext:value-type="float">
            <text:p>33587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3361884" calcext:value-type="float">
            <text:p>33618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3364923" calcext:value-type="float">
            <text:p>33649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float" office:value="3376980" calcext:value-type="float">
            <text:p>33769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384028" calcext:value-type="float">
            <text:p>338402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3389405" calcext:value-type="float">
            <text:p>33894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3393948" calcext:value-type="float">
            <text:p>339394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3397989" calcext:value-type="float">
            <text:p>339798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float" office:value="3401696" calcext:value-type="float">
            <text:p>34016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3405170" calcext:value-type="float">
            <text:p>340517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3408477" calcext:value-type="float">
            <text:p>340847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float" office:value="3411650" calcext:value-type="float">
            <text:p>341165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3414689" calcext:value-type="float">
            <text:p>341468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float" office:value="3426746" calcext:value-type="float">
            <text:p>34267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3433794" calcext:value-type="float">
            <text:p>343379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3439171" calcext:value-type="float">
            <text:p>343917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float" office:value="3443747" calcext:value-type="float">
            <text:p>34437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float" office:value="3447822" calcext:value-type="float">
            <text:p>34478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3451529" calcext:value-type="float">
            <text:p>345152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3455003" calcext:value-type="float">
            <text:p>34550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3458309" calcext:value-type="float">
            <text:p>345830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3461482" calcext:value-type="float">
            <text:p>346148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float" office:value="3464522" calcext:value-type="float">
            <text:p>34645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3476579" calcext:value-type="float">
            <text:p>34765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3483627" calcext:value-type="float">
            <text:p>34836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489004" calcext:value-type="float">
            <text:p>348900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float" office:value="3493546" calcext:value-type="float">
            <text:p>349354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3497588" calcext:value-type="float">
            <text:p>34975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3501295" calcext:value-type="float">
            <text:p>350129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3504769" calcext:value-type="float">
            <text:p>350476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54" calcext:value-type="float">
            <text:p>6054</text:p>
          </table:table-cell>
        </table:table-row>
        <table:table-row table:style-name="ro1">
          <table:table-cell office:value-type="float" office:value="3508075" calcext:value-type="float">
            <text:p>350807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3511248" calcext:value-type="float">
            <text:p>351124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3514288" calcext:value-type="float">
            <text:p>35142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3526312" calcext:value-type="float">
            <text:p>35263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3533359" calcext:value-type="float">
            <text:p>35333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3538737" calcext:value-type="float">
            <text:p>353873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3543279" calcext:value-type="float">
            <text:p>35432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3547287" calcext:value-type="float">
            <text:p>354728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3550961" calcext:value-type="float">
            <text:p>355096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3554435" calcext:value-type="float">
            <text:p>35544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3557741" calcext:value-type="float">
            <text:p>355774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3560914" calcext:value-type="float">
            <text:p>356091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float" office:value="3563954" calcext:value-type="float">
            <text:p>35639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float" office:value="3576011" calcext:value-type="float">
            <text:p>35760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583058" calcext:value-type="float">
            <text:p>358305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3588436" calcext:value-type="float">
            <text:p>35884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3592978" calcext:value-type="float">
            <text:p>359297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597020" calcext:value-type="float">
            <text:p>35970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3600727" calcext:value-type="float">
            <text:p>360072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3604201" calcext:value-type="float">
            <text:p>36042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607507" calcext:value-type="float">
            <text:p>36075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float" office:value="3610680" calcext:value-type="float">
            <text:p>36106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3613720" calcext:value-type="float">
            <text:p>36137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3625777" calcext:value-type="float">
            <text:p>362577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3632824" calcext:value-type="float">
            <text:p>36328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3638202" calcext:value-type="float">
            <text:p>36382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3642744" calcext:value-type="float">
            <text:p>36427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3646819" calcext:value-type="float">
            <text:p>36468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3650526" calcext:value-type="float">
            <text:p>365052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3654000" calcext:value-type="float">
            <text:p>365400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3657307" calcext:value-type="float">
            <text:p>36573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3660480" calcext:value-type="float">
            <text:p>36604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3663519" calcext:value-type="float">
            <text:p>36635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3675576" calcext:value-type="float">
            <text:p>367557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3682624" calcext:value-type="float">
            <text:p>36826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3688001" calcext:value-type="float">
            <text:p>368800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3692544" calcext:value-type="float">
            <text:p>36925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3696585" calcext:value-type="float">
            <text:p>369658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3700292" calcext:value-type="float">
            <text:p>370029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3703733" calcext:value-type="float">
            <text:p>370373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3707039" calcext:value-type="float">
            <text:p>37070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3710212" calcext:value-type="float">
            <text:p>37102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3713252" calcext:value-type="float">
            <text:p>37132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3725309" calcext:value-type="float">
            <text:p>37253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float" office:value="3732356" calcext:value-type="float">
            <text:p>37323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3737734" calcext:value-type="float">
            <text:p>37377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3742276" calcext:value-type="float">
            <text:p>37422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3746284" calcext:value-type="float">
            <text:p>374628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3749958" calcext:value-type="float">
            <text:p>374995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3753432" calcext:value-type="float">
            <text:p>375343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756738" calcext:value-type="float">
            <text:p>375673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3759911" calcext:value-type="float">
            <text:p>375991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3762951" calcext:value-type="float">
            <text:p>37629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3775008" calcext:value-type="float">
            <text:p>377500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3782056" calcext:value-type="float">
            <text:p>37820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3787433" calcext:value-type="float">
            <text:p>378743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3791975" calcext:value-type="float">
            <text:p>37919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796017" calcext:value-type="float">
            <text:p>37960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3799724" calcext:value-type="float">
            <text:p>379972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3803198" calcext:value-type="float">
            <text:p>38031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3806504" calcext:value-type="float">
            <text:p>38065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float" office:value="3809677" calcext:value-type="float">
            <text:p>38096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3812717" calcext:value-type="float">
            <text:p>38127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3824774" calcext:value-type="float">
            <text:p>38247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3831822" calcext:value-type="float">
            <text:p>383182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3837199" calcext:value-type="float">
            <text:p>383719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3841741" calcext:value-type="float">
            <text:p>384174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3845783" calcext:value-type="float">
            <text:p>384578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3849490" calcext:value-type="float">
            <text:p>384949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3852964" calcext:value-type="float">
            <text:p>385296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3856270" calcext:value-type="float">
            <text:p>385627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3859410" calcext:value-type="float">
            <text:p>385941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3862449" calcext:value-type="float">
            <text:p>38624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3874507" calcext:value-type="float">
            <text:p>387450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3881554" calcext:value-type="float">
            <text:p>388155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3886932" calcext:value-type="float">
            <text:p>388693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3891474" calcext:value-type="float">
            <text:p>389147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3895515" calcext:value-type="float">
            <text:p>38955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3899223" calcext:value-type="float">
            <text:p>38992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3902696" calcext:value-type="float">
            <text:p>39026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3906003" calcext:value-type="float">
            <text:p>390600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3909176" calcext:value-type="float">
            <text:p>390917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3912215" calcext:value-type="float">
            <text:p>39122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float" office:value="3924273" calcext:value-type="float">
            <text:p>39242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3931287" calcext:value-type="float">
            <text:p>393128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3936631" calcext:value-type="float">
            <text:p>39366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3941173" calcext:value-type="float">
            <text:p>39411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3945215" calcext:value-type="float">
            <text:p>39452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3948922" calcext:value-type="float">
            <text:p>394892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952396" calcext:value-type="float">
            <text:p>39523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3955702" calcext:value-type="float">
            <text:p>39557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3958875" calcext:value-type="float">
            <text:p>39588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3961915" calcext:value-type="float">
            <text:p>39619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3973972" calcext:value-type="float">
            <text:p>39739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3981019" calcext:value-type="float">
            <text:p>39810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float" office:value="3986397" calcext:value-type="float">
            <text:p>398639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3990939" calcext:value-type="float">
            <text:p>399093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3994981" calcext:value-type="float">
            <text:p>39949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3998688" calcext:value-type="float">
            <text:p>399868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4002162" calcext:value-type="float">
            <text:p>400216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4005468" calcext:value-type="float">
            <text:p>400546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4008641" calcext:value-type="float">
            <text:p>400864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4011681" calcext:value-type="float">
            <text:p>401168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4023738" calcext:value-type="float">
            <text:p>402373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4030785" calcext:value-type="float">
            <text:p>40307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4036163" calcext:value-type="float">
            <text:p>403616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float" office:value="4040705" calcext:value-type="float">
            <text:p>404070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4044747" calcext:value-type="float">
            <text:p>404474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4048454" calcext:value-type="float">
            <text:p>404845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4051928" calcext:value-type="float">
            <text:p>405192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4055234" calcext:value-type="float">
            <text:p>40552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4058407" calcext:value-type="float">
            <text:p>40584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4061447" calcext:value-type="float">
            <text:p>40614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4073504" calcext:value-type="float">
            <text:p>40735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4080551" calcext:value-type="float">
            <text:p>40805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085929" calcext:value-type="float">
            <text:p>408592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090471" calcext:value-type="float">
            <text:p>40904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4094513" calcext:value-type="float">
            <text:p>409451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4098220" calcext:value-type="float">
            <text:p>409822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4101694" calcext:value-type="float">
            <text:p>410169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105000" calcext:value-type="float">
            <text:p>410500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float" office:value="4108173" calcext:value-type="float">
            <text:p>410817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4111213" calcext:value-type="float">
            <text:p>41112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4123270" calcext:value-type="float">
            <text:p>412327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4130284" calcext:value-type="float">
            <text:p>413028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4135628" calcext:value-type="float">
            <text:p>41356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4140170" calcext:value-type="float">
            <text:p>41401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144212" calcext:value-type="float">
            <text:p>41442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4147919" calcext:value-type="float">
            <text:p>41479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4151393" calcext:value-type="float">
            <text:p>41513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4154699" calcext:value-type="float">
            <text:p>41546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4157872" calcext:value-type="float">
            <text:p>41578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float" office:value="4160912" calcext:value-type="float">
            <text:p>41609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4172969" calcext:value-type="float">
            <text:p>41729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4180017" calcext:value-type="float">
            <text:p>418001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17" calcext:value-type="float">
            <text:p>6017</text:p>
          </table:table-cell>
        </table:table-row>
        <table:table-row table:style-name="ro1">
          <table:table-cell office:value-type="float" office:value="4185394" calcext:value-type="float">
            <text:p>418539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4189936" calcext:value-type="float">
            <text:p>418993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4193978" calcext:value-type="float">
            <text:p>419397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4197685" calcext:value-type="float">
            <text:p>419768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4201159" calcext:value-type="float">
            <text:p>420115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4204465" calcext:value-type="float">
            <text:p>420446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4207638" calcext:value-type="float">
            <text:p>420763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4210678" calcext:value-type="float">
            <text:p>42106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4222735" calcext:value-type="float">
            <text:p>422273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229783" calcext:value-type="float">
            <text:p>42297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4235160" calcext:value-type="float">
            <text:p>423516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4239702" calcext:value-type="float">
            <text:p>423970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4243744" calcext:value-type="float">
            <text:p>424374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4247451" calcext:value-type="float">
            <text:p>424745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4250925" calcext:value-type="float">
            <text:p>425092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254231" calcext:value-type="float">
            <text:p>42542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float" office:value="4257404" calcext:value-type="float">
            <text:p>42574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4260444" calcext:value-type="float">
            <text:p>426044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4272501" calcext:value-type="float">
            <text:p>42725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4279549" calcext:value-type="float">
            <text:p>42795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4284926" calcext:value-type="float">
            <text:p>428492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4289468" calcext:value-type="float">
            <text:p>42894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4293510" calcext:value-type="float">
            <text:p>429351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4297217" calcext:value-type="float">
            <text:p>429721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4300691" calcext:value-type="float">
            <text:p>430069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4303997" calcext:value-type="float">
            <text:p>43039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307170" calcext:value-type="float">
            <text:p>43071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4310210" calcext:value-type="float">
            <text:p>43102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float" office:value="4322267" calcext:value-type="float">
            <text:p>43222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4329281" calcext:value-type="float">
            <text:p>432928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42" calcext:value-type="float">
            <text:p>6042</text:p>
          </table:table-cell>
        </table:table-row>
        <table:table-row table:style-name="ro1">
          <table:table-cell office:value-type="float" office:value="4334625" calcext:value-type="float">
            <text:p>43346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4339168" calcext:value-type="float">
            <text:p>43391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4343209" calcext:value-type="float">
            <text:p>43432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4346916" calcext:value-type="float">
            <text:p>434691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4350390" calcext:value-type="float">
            <text:p>43503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4353697" calcext:value-type="float">
            <text:p>43536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4356870" calcext:value-type="float">
            <text:p>43568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4359909" calcext:value-type="float">
            <text:p>43599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float" office:value="4371966" calcext:value-type="float">
            <text:p>437196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4379014" calcext:value-type="float">
            <text:p>43790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4384391" calcext:value-type="float">
            <text:p>43843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4388934" calcext:value-type="float">
            <text:p>43889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4392975" calcext:value-type="float">
            <text:p>43929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4396682" calcext:value-type="float">
            <text:p>439668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4400156" calcext:value-type="float">
            <text:p>440015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4403463" calcext:value-type="float">
            <text:p>440346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4406636" calcext:value-type="float">
            <text:p>440663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4409675" calcext:value-type="float">
            <text:p>44096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4421732" calcext:value-type="float">
            <text:p>442173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4428780" calcext:value-type="float">
            <text:p>44287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4434157" calcext:value-type="float">
            <text:p>443415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4438700" calcext:value-type="float">
            <text:p>443870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4442741" calcext:value-type="float">
            <text:p>444274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446448" calcext:value-type="float">
            <text:p>44464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4449922" calcext:value-type="float">
            <text:p>444992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4453229" calcext:value-type="float">
            <text:p>44532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float" office:value="4456402" calcext:value-type="float">
            <text:p>44564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4459441" calcext:value-type="float">
            <text:p>44594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float" office:value="4471498" calcext:value-type="float">
            <text:p>44714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4478546" calcext:value-type="float">
            <text:p>447854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4483923" calcext:value-type="float">
            <text:p>448392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4488466" calcext:value-type="float">
            <text:p>448846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4492507" calcext:value-type="float">
            <text:p>449250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4496214" calcext:value-type="float">
            <text:p>449621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4499688" calcext:value-type="float">
            <text:p>449968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4502995" calcext:value-type="float">
            <text:p>450299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506168" calcext:value-type="float">
            <text:p>450616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4509207" calcext:value-type="float">
            <text:p>45092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4521264" calcext:value-type="float">
            <text:p>45212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4528312" calcext:value-type="float">
            <text:p>452831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533689" calcext:value-type="float">
            <text:p>453368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4538232" calcext:value-type="float">
            <text:p>45382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542273" calcext:value-type="float">
            <text:p>454227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4545947" calcext:value-type="float">
            <text:p>454594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4549421" calcext:value-type="float">
            <text:p>45494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4552727" calcext:value-type="float">
            <text:p>455272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4555900" calcext:value-type="float">
            <text:p>455590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4558940" calcext:value-type="float">
            <text:p>45589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4570997" calcext:value-type="float">
            <text:p>45709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4578044" calcext:value-type="float">
            <text:p>457804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4583422" calcext:value-type="float">
            <text:p>45834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92" calcext:value-type="float">
            <text:p>5992</text:p>
          </table:table-cell>
        </table:table-row>
        <table:table-row table:style-name="ro1">
          <table:table-cell office:value-type="float" office:value="4587964" calcext:value-type="float">
            <text:p>458796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4592006" calcext:value-type="float">
            <text:p>45920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4595713" calcext:value-type="float">
            <text:p>459571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4599187" calcext:value-type="float">
            <text:p>45991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4602493" calcext:value-type="float">
            <text:p>460249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605666" calcext:value-type="float">
            <text:p>460566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4608706" calcext:value-type="float">
            <text:p>46087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4620763" calcext:value-type="float">
            <text:p>46207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4627810" calcext:value-type="float">
            <text:p>462781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4633188" calcext:value-type="float">
            <text:p>46331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637730" calcext:value-type="float">
            <text:p>463773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4641772" calcext:value-type="float">
            <text:p>46417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4645479" calcext:value-type="float">
            <text:p>464547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4648953" calcext:value-type="float">
            <text:p>464895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4652259" calcext:value-type="float">
            <text:p>465225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4655432" calcext:value-type="float">
            <text:p>465543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98" calcext:value-type="float">
            <text:p>6298</text:p>
          </table:table-cell>
        </table:table-row>
        <table:table-row table:style-name="ro1">
          <table:table-cell office:value-type="float" office:value="4658472" calcext:value-type="float">
            <text:p>46584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4670529" calcext:value-type="float">
            <text:p>46705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4677576" calcext:value-type="float">
            <text:p>46775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4682954" calcext:value-type="float">
            <text:p>468295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4687496" calcext:value-type="float">
            <text:p>468749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691538" calcext:value-type="float">
            <text:p>469153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4695245" calcext:value-type="float">
            <text:p>46952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4698719" calcext:value-type="float">
            <text:p>469871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4702025" calcext:value-type="float">
            <text:p>47020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4705198" calcext:value-type="float">
            <text:p>470519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4708238" calcext:value-type="float">
            <text:p>47082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4720295" calcext:value-type="float">
            <text:p>47202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4727309" calcext:value-type="float">
            <text:p>472730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4732686" calcext:value-type="float">
            <text:p>473268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4737229" calcext:value-type="float">
            <text:p>473722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4741270" calcext:value-type="float">
            <text:p>474127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4744944" calcext:value-type="float">
            <text:p>47449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4748418" calcext:value-type="float">
            <text:p>474841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4751724" calcext:value-type="float">
            <text:p>47517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4754897" calcext:value-type="float">
            <text:p>47548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4757937" calcext:value-type="float">
            <text:p>47579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4769994" calcext:value-type="float">
            <text:p>47699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38" calcext:value-type="float">
            <text:p>5838</text:p>
          </table:table-cell>
        </table:table-row>
        <table:table-row table:style-name="ro1">
          <table:table-cell office:value-type="float" office:value="4777042" calcext:value-type="float">
            <text:p>477704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4782419" calcext:value-type="float">
            <text:p>478241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4786961" calcext:value-type="float">
            <text:p>47869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4791003" calcext:value-type="float">
            <text:p>479100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4794710" calcext:value-type="float">
            <text:p>479471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4798184" calcext:value-type="float">
            <text:p>479818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4801490" calcext:value-type="float">
            <text:p>48014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4805031" calcext:value-type="float">
            <text:p>480503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4808070" calcext:value-type="float">
            <text:p>48080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float" office:value="4820128" calcext:value-type="float">
            <text:p>48201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4827175" calcext:value-type="float">
            <text:p>482717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office:value-type="float" office:value="4832552" calcext:value-type="float">
            <text:p>483255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4837095" calcext:value-type="float">
            <text:p>483709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4841136" calcext:value-type="float">
            <text:p>484113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4844844" calcext:value-type="float">
            <text:p>48448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4848317" calcext:value-type="float">
            <text:p>48483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4851624" calcext:value-type="float">
            <text:p>48516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4854797" calcext:value-type="float">
            <text:p>48547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4857836" calcext:value-type="float">
            <text:p>48578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4869894" calcext:value-type="float">
            <text:p>48698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4876941" calcext:value-type="float">
            <text:p>48769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4882318" calcext:value-type="float">
            <text:p>488231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4886861" calcext:value-type="float">
            <text:p>48868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4890902" calcext:value-type="float">
            <text:p>489090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4894610" calcext:value-type="float">
            <text:p>489461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4898083" calcext:value-type="float">
            <text:p>489808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float" office:value="4901390" calcext:value-type="float">
            <text:p>49013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4904563" calcext:value-type="float">
            <text:p>49045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4907602" calcext:value-type="float">
            <text:p>49076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4919660" calcext:value-type="float">
            <text:p>491966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4926707" calcext:value-type="float">
            <text:p>492670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4932084" calcext:value-type="float">
            <text:p>49320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4936627" calcext:value-type="float">
            <text:p>493662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4940668" calcext:value-type="float">
            <text:p>49406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4944376" calcext:value-type="float">
            <text:p>494437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4947849" calcext:value-type="float">
            <text:p>49478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951156" calcext:value-type="float">
            <text:p>495115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4954329" calcext:value-type="float">
            <text:p>495432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4957368" calcext:value-type="float">
            <text:p>49573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4969426" calcext:value-type="float">
            <text:p>49694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4976473" calcext:value-type="float">
            <text:p>497647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4981850" calcext:value-type="float">
            <text:p>498185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986393" calcext:value-type="float">
            <text:p>498639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4990434" calcext:value-type="float">
            <text:p>499043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4994142" calcext:value-type="float">
            <text:p>499414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4997615" calcext:value-type="float">
            <text:p>499761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5000922" calcext:value-type="float">
            <text:p>500092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5004095" calcext:value-type="float">
            <text:p>500409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5007134" calcext:value-type="float">
            <text:p>50071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5019192" calcext:value-type="float">
            <text:p>501919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026239" calcext:value-type="float">
            <text:p>502623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031616" calcext:value-type="float">
            <text:p>503161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036159" calcext:value-type="float">
            <text:p>503615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5040200" calcext:value-type="float">
            <text:p>504020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5043908" calcext:value-type="float">
            <text:p>504390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5047381" calcext:value-type="float">
            <text:p>504738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5050688" calcext:value-type="float">
            <text:p>505068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5053861" calcext:value-type="float">
            <text:p>505386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5056900" calcext:value-type="float">
            <text:p>50569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5068958" calcext:value-type="float">
            <text:p>506895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5076005" calcext:value-type="float">
            <text:p>507600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5081382" calcext:value-type="float">
            <text:p>508138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5085925" calcext:value-type="float">
            <text:p>508592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089966" calcext:value-type="float">
            <text:p>508996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5093674" calcext:value-type="float">
            <text:p>509367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5097147" calcext:value-type="float">
            <text:p>509714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5100454" calcext:value-type="float">
            <text:p>510045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5103627" calcext:value-type="float">
            <text:p>510362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5106666" calcext:value-type="float">
            <text:p>51066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5118724" calcext:value-type="float">
            <text:p>51187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5125771" calcext:value-type="float">
            <text:p>512577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131148" calcext:value-type="float">
            <text:p>513114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5135691" calcext:value-type="float">
            <text:p>513569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139732" calcext:value-type="float">
            <text:p>513973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5143440" calcext:value-type="float">
            <text:p>514344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5146913" calcext:value-type="float">
            <text:p>514691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float" office:value="5150220" calcext:value-type="float">
            <text:p>515022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float" office:value="5153393" calcext:value-type="float">
            <text:p>515339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5156432" calcext:value-type="float">
            <text:p>51564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5168490" calcext:value-type="float">
            <text:p>516849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5175537" calcext:value-type="float">
            <text:p>517553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5180914" calcext:value-type="float">
            <text:p>51809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5185457" calcext:value-type="float">
            <text:p>51854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5189498" calcext:value-type="float">
            <text:p>518949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5193206" calcext:value-type="float">
            <text:p>519320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196679" calcext:value-type="float">
            <text:p>519667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float" office:value="5199986" calcext:value-type="float">
            <text:p>51999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5203159" calcext:value-type="float">
            <text:p>520315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5206198" calcext:value-type="float">
            <text:p>52061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5218256" calcext:value-type="float">
            <text:p>52182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5225303" calcext:value-type="float">
            <text:p>52253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5230680" calcext:value-type="float">
            <text:p>523068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5235223" calcext:value-type="float">
            <text:p>523522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5239264" calcext:value-type="float">
            <text:p>52392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float" office:value="5242972" calcext:value-type="float">
            <text:p>524297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5246445" calcext:value-type="float">
            <text:p>524644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41" calcext:value-type="float">
            <text:p>5941</text:p>
          </table:table-cell>
        </table:table-row>
        <table:table-row table:style-name="ro1">
          <table:table-cell office:value-type="float" office:value="5249752" calcext:value-type="float">
            <text:p>524975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5252925" calcext:value-type="float">
            <text:p>52529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5255964" calcext:value-type="float">
            <text:p>52559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5268022" calcext:value-type="float">
            <text:p>52680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5275069" calcext:value-type="float">
            <text:p>52750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5280446" calcext:value-type="float">
            <text:p>52804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5284989" calcext:value-type="float">
            <text:p>52849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5289030" calcext:value-type="float">
            <text:p>52890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5292738" calcext:value-type="float">
            <text:p>529273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5296211" calcext:value-type="float">
            <text:p>52962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5299518" calcext:value-type="float">
            <text:p>52995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5302691" calcext:value-type="float">
            <text:p>53026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5305730" calcext:value-type="float">
            <text:p>53057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5317788" calcext:value-type="float">
            <text:p>53177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5324835" calcext:value-type="float">
            <text:p>53248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330212" calcext:value-type="float">
            <text:p>53302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5334755" calcext:value-type="float">
            <text:p>53347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5338796" calcext:value-type="float">
            <text:p>53387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5342504" calcext:value-type="float">
            <text:p>534250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5345977" calcext:value-type="float">
            <text:p>53459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5349284" calcext:value-type="float">
            <text:p>53492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float" office:value="5352423" calcext:value-type="float">
            <text:p>53524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5355463" calcext:value-type="float">
            <text:p>53554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float" office:value="5367520" calcext:value-type="float">
            <text:p>53675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5374568" calcext:value-type="float">
            <text:p>537456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379945" calcext:value-type="float">
            <text:p>537994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5384487" calcext:value-type="float">
            <text:p>53844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5388529" calcext:value-type="float">
            <text:p>538852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5392236" calcext:value-type="float">
            <text:p>539223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5395710" calcext:value-type="float">
            <text:p>539571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5399016" calcext:value-type="float">
            <text:p>53990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float" office:value="5402189" calcext:value-type="float">
            <text:p>54021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5405229" calcext:value-type="float">
            <text:p>54052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5417286" calcext:value-type="float">
            <text:p>54172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5424300" calcext:value-type="float">
            <text:p>542430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5429678" calcext:value-type="float">
            <text:p>542967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office:value-type="float" office:value="5434220" calcext:value-type="float">
            <text:p>543422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5438261" calcext:value-type="float">
            <text:p>543826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5441969" calcext:value-type="float">
            <text:p>544196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5445442" calcext:value-type="float">
            <text:p>544544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5448749" calcext:value-type="float">
            <text:p>544874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5451922" calcext:value-type="float">
            <text:p>545192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5454961" calcext:value-type="float">
            <text:p>54549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5467019" calcext:value-type="float">
            <text:p>54670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474066" calcext:value-type="float">
            <text:p>547406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5479444" calcext:value-type="float">
            <text:p>547944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5483986" calcext:value-type="float">
            <text:p>548398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5488027" calcext:value-type="float">
            <text:p>548802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5491735" calcext:value-type="float">
            <text:p>549173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5495208" calcext:value-type="float">
            <text:p>549520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41" calcext:value-type="float">
            <text:p>5941</text:p>
          </table:table-cell>
        </table:table-row>
        <table:table-row table:style-name="ro1">
          <table:table-cell office:value-type="float" office:value="5498515" calcext:value-type="float">
            <text:p>549851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5501688" calcext:value-type="float">
            <text:p>55016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5504727" calcext:value-type="float">
            <text:p>55047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5516785" calcext:value-type="float">
            <text:p>55167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5523832" calcext:value-type="float">
            <text:p>552383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5529210" calcext:value-type="float">
            <text:p>552921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5533752" calcext:value-type="float">
            <text:p>553375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5537793" calcext:value-type="float">
            <text:p>55377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5541501" calcext:value-type="float">
            <text:p>554150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5544974" calcext:value-type="float">
            <text:p>554497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office:value-type="float" office:value="5548281" calcext:value-type="float">
            <text:p>554828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5551421" calcext:value-type="float">
            <text:p>555142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office:value-type="float" office:value="5554460" calcext:value-type="float">
            <text:p>55544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5566517" calcext:value-type="float">
            <text:p>55665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5573565" calcext:value-type="float">
            <text:p>55735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5578942" calcext:value-type="float">
            <text:p>557894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5583485" calcext:value-type="float">
            <text:p>558348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float" office:value="5587526" calcext:value-type="float">
            <text:p>55875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5591233" calcext:value-type="float">
            <text:p>55912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5594707" calcext:value-type="float">
            <text:p>55947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5598014" calcext:value-type="float">
            <text:p>559801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5601187" calcext:value-type="float">
            <text:p>560118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5604226" calcext:value-type="float">
            <text:p>56042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5616283" calcext:value-type="float">
            <text:p>56162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5623297" calcext:value-type="float">
            <text:p>56232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5628641" calcext:value-type="float">
            <text:p>56286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5633184" calcext:value-type="float">
            <text:p>56331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5637225" calcext:value-type="float">
            <text:p>563722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5640933" calcext:value-type="float">
            <text:p>56409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5644406" calcext:value-type="float">
            <text:p>564440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5647713" calcext:value-type="float">
            <text:p>56477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5650886" calcext:value-type="float">
            <text:p>565088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5653925" calcext:value-type="float">
            <text:p>56539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5665983" calcext:value-type="float">
            <text:p>56659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5673030" calcext:value-type="float">
            <text:p>567303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5678407" calcext:value-type="float">
            <text:p>567840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5682950" calcext:value-type="float">
            <text:p>568295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686991" calcext:value-type="float">
            <text:p>568699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5690699" calcext:value-type="float">
            <text:p>569069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5694172" calcext:value-type="float">
            <text:p>569417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5697479" calcext:value-type="float">
            <text:p>569747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5700652" calcext:value-type="float">
            <text:p>570065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5703691" calcext:value-type="float">
            <text:p>57036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5715749" calcext:value-type="float">
            <text:p>571574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5722796" calcext:value-type="float">
            <text:p>572279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728173" calcext:value-type="float">
            <text:p>57281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5732716" calcext:value-type="float">
            <text:p>573271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5736757" calcext:value-type="float">
            <text:p>573675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float" office:value="5740465" calcext:value-type="float">
            <text:p>574046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5743938" calcext:value-type="float">
            <text:p>574393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747245" calcext:value-type="float">
            <text:p>574724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5750418" calcext:value-type="float">
            <text:p>575041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5753457" calcext:value-type="float">
            <text:p>57534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5765515" calcext:value-type="float">
            <text:p>57655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5772562" calcext:value-type="float">
            <text:p>577256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5777939" calcext:value-type="float">
            <text:p>57779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5782482" calcext:value-type="float">
            <text:p>57824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office:value-type="float" office:value="5786523" calcext:value-type="float">
            <text:p>57865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5790231" calcext:value-type="float">
            <text:p>579023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5793704" calcext:value-type="float">
            <text:p>57937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5797011" calcext:value-type="float">
            <text:p>57970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5800184" calcext:value-type="float">
            <text:p>58001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5803223" calcext:value-type="float">
            <text:p>58032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5815281" calcext:value-type="float">
            <text:p>581528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5822295" calcext:value-type="float">
            <text:p>582229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float" office:value="5827639" calcext:value-type="float">
            <text:p>58276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5832181" calcext:value-type="float">
            <text:p>58321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5836222" calcext:value-type="float">
            <text:p>58362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5839930" calcext:value-type="float">
            <text:p>58399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5843403" calcext:value-type="float">
            <text:p>58434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5846710" calcext:value-type="float">
            <text:p>58467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5849883" calcext:value-type="float">
            <text:p>58498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5852922" calcext:value-type="float">
            <text:p>58529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5864980" calcext:value-type="float">
            <text:p>58649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5872027" calcext:value-type="float">
            <text:p>58720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5877405" calcext:value-type="float">
            <text:p>58774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5881947" calcext:value-type="float">
            <text:p>58819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885988" calcext:value-type="float">
            <text:p>58859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5889696" calcext:value-type="float">
            <text:p>58896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79" calcext:value-type="float">
            <text:p>5979</text:p>
          </table:table-cell>
        </table:table-row>
        <table:table-row table:style-name="ro1">
          <table:table-cell office:value-type="float" office:value="5893169" calcext:value-type="float">
            <text:p>589316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float" office:value="5896476" calcext:value-type="float">
            <text:p>589647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float" office:value="5899649" calcext:value-type="float">
            <text:p>589964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5902688" calcext:value-type="float">
            <text:p>59026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5914746" calcext:value-type="float">
            <text:p>59147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5921793" calcext:value-type="float">
            <text:p>592179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5927171" calcext:value-type="float">
            <text:p>592717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5931713" calcext:value-type="float">
            <text:p>593171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5935754" calcext:value-type="float">
            <text:p>593575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939462" calcext:value-type="float">
            <text:p>59394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5942935" calcext:value-type="float">
            <text:p>59429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5946242" calcext:value-type="float">
            <text:p>594624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5949415" calcext:value-type="float">
            <text:p>594941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5952454" calcext:value-type="float">
            <text:p>59524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5964512" calcext:value-type="float">
            <text:p>59645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5971559" calcext:value-type="float">
            <text:p>59715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5976937" calcext:value-type="float">
            <text:p>597693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5981479" calcext:value-type="float">
            <text:p>59814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5985520" calcext:value-type="float">
            <text:p>59855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5989228" calcext:value-type="float">
            <text:p>59892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5992701" calcext:value-type="float">
            <text:p>59927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5996008" calcext:value-type="float">
            <text:p>59960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float" office:value="5999181" calcext:value-type="float">
            <text:p>59991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6002220" calcext:value-type="float">
            <text:p>60022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6014278" calcext:value-type="float">
            <text:p>60142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6021292" calcext:value-type="float">
            <text:p>602129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6026636" calcext:value-type="float">
            <text:p>60266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031178" calcext:value-type="float">
            <text:p>603117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6035220" calcext:value-type="float">
            <text:p>60352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6038927" calcext:value-type="float">
            <text:p>603892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6042401" calcext:value-type="float">
            <text:p>60424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045707" calcext:value-type="float">
            <text:p>60457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float" office:value="6048880" calcext:value-type="float">
            <text:p>60488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051920" calcext:value-type="float">
            <text:p>60519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6063977" calcext:value-type="float">
            <text:p>606397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6071024" calcext:value-type="float">
            <text:p>60710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6076402" calcext:value-type="float">
            <text:p>60764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6080944" calcext:value-type="float">
            <text:p>60809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6084986" calcext:value-type="float">
            <text:p>608498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6088693" calcext:value-type="float">
            <text:p>608869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6092167" calcext:value-type="float">
            <text:p>609216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6095473" calcext:value-type="float">
            <text:p>609547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6098646" calcext:value-type="float">
            <text:p>609864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6101686" calcext:value-type="float">
            <text:p>61016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6113743" calcext:value-type="float">
            <text:p>611374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6120790" calcext:value-type="float">
            <text:p>612079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6126168" calcext:value-type="float">
            <text:p>612616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6130710" calcext:value-type="float">
            <text:p>613071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6134752" calcext:value-type="float">
            <text:p>613475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6138459" calcext:value-type="float">
            <text:p>613845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6141933" calcext:value-type="float">
            <text:p>614193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6145239" calcext:value-type="float">
            <text:p>61452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6148412" calcext:value-type="float">
            <text:p>61484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6151452" calcext:value-type="float">
            <text:p>61514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float" office:value="6163509" calcext:value-type="float">
            <text:p>61635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6170556" calcext:value-type="float">
            <text:p>61705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175934" calcext:value-type="float">
            <text:p>61759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6180476" calcext:value-type="float">
            <text:p>61804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6184518" calcext:value-type="float">
            <text:p>618451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6188225" calcext:value-type="float">
            <text:p>61882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6191699" calcext:value-type="float">
            <text:p>619169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6195005" calcext:value-type="float">
            <text:p>619500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6198178" calcext:value-type="float">
            <text:p>619817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6201218" calcext:value-type="float">
            <text:p>62012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6213275" calcext:value-type="float">
            <text:p>62132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6220289" calcext:value-type="float">
            <text:p>622028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6225633" calcext:value-type="float">
            <text:p>622563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6230175" calcext:value-type="float">
            <text:p>62301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6234217" calcext:value-type="float">
            <text:p>62342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6237924" calcext:value-type="float">
            <text:p>623792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6241398" calcext:value-type="float">
            <text:p>62413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float" office:value="6244704" calcext:value-type="float">
            <text:p>62447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6247877" calcext:value-type="float">
            <text:p>62478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6250917" calcext:value-type="float">
            <text:p>62509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6262974" calcext:value-type="float">
            <text:p>62629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6270022" calcext:value-type="float">
            <text:p>627002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6275399" calcext:value-type="float">
            <text:p>627539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6279941" calcext:value-type="float">
            <text:p>627994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6283983" calcext:value-type="float">
            <text:p>628398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6287690" calcext:value-type="float">
            <text:p>628769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office:value-type="float" office:value="6291164" calcext:value-type="float">
            <text:p>629116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float" office:value="6294470" calcext:value-type="float">
            <text:p>629447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297643" calcext:value-type="float">
            <text:p>629764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6300683" calcext:value-type="float">
            <text:p>630068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54" calcext:value-type="float">
            <text:p>6254</text:p>
          </table:table-cell>
        </table:table-row>
        <table:table-row table:style-name="ro1">
          <table:table-cell office:value-type="float" office:value="6312740" calcext:value-type="float">
            <text:p>631274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6319788" calcext:value-type="float">
            <text:p>631978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6325165" calcext:value-type="float">
            <text:p>632516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6329707" calcext:value-type="float">
            <text:p>632970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float" office:value="6333749" calcext:value-type="float">
            <text:p>633374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6337456" calcext:value-type="float">
            <text:p>633745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6340930" calcext:value-type="float">
            <text:p>634093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6344236" calcext:value-type="float">
            <text:p>634423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6347409" calcext:value-type="float">
            <text:p>634740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6350449" calcext:value-type="float">
            <text:p>63504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6362506" calcext:value-type="float">
            <text:p>63625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6369554" calcext:value-type="float">
            <text:p>636955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6374931" calcext:value-type="float">
            <text:p>63749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office:value-type="float" office:value="6379473" calcext:value-type="float">
            <text:p>63794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6383515" calcext:value-type="float">
            <text:p>63835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float" office:value="6387222" calcext:value-type="float">
            <text:p>638722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6390696" calcext:value-type="float">
            <text:p>63906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6394002" calcext:value-type="float">
            <text:p>63940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float" office:value="6397175" calcext:value-type="float">
            <text:p>63971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6400215" calcext:value-type="float">
            <text:p>64002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6412272" calcext:value-type="float">
            <text:p>64122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float" office:value="6419286" calcext:value-type="float">
            <text:p>641928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6424630" calcext:value-type="float">
            <text:p>642463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float" office:value="6429173" calcext:value-type="float">
            <text:p>64291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6433214" calcext:value-type="float">
            <text:p>643321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6436921" calcext:value-type="float">
            <text:p>64369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6440395" calcext:value-type="float">
            <text:p>644039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float" office:value="6443702" calcext:value-type="float">
            <text:p>64437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6446875" calcext:value-type="float">
            <text:p>64468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6449914" calcext:value-type="float">
            <text:p>64499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6461971" calcext:value-type="float">
            <text:p>646197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6469019" calcext:value-type="float">
            <text:p>64690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6474396" calcext:value-type="float">
            <text:p>647439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6478939" calcext:value-type="float">
            <text:p>647893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6482980" calcext:value-type="float">
            <text:p>648298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486687" calcext:value-type="float">
            <text:p>648668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6490161" calcext:value-type="float">
            <text:p>649016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6493468" calcext:value-type="float">
            <text:p>649346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6496641" calcext:value-type="float">
            <text:p>649664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6499680" calcext:value-type="float">
            <text:p>649968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6511737" calcext:value-type="float">
            <text:p>651173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6518785" calcext:value-type="float">
            <text:p>65187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6524162" calcext:value-type="float">
            <text:p>652416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6528705" calcext:value-type="float">
            <text:p>652870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6532746" calcext:value-type="float">
            <text:p>653274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6536453" calcext:value-type="float">
            <text:p>653645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539927" calcext:value-type="float">
            <text:p>653992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6543234" calcext:value-type="float">
            <text:p>65432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6546407" calcext:value-type="float">
            <text:p>65464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6549446" calcext:value-type="float">
            <text:p>65494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6561503" calcext:value-type="float">
            <text:p>656150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6568551" calcext:value-type="float">
            <text:p>65685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6573928" calcext:value-type="float">
            <text:p>65739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6578471" calcext:value-type="float">
            <text:p>65784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17" calcext:value-type="float">
            <text:p>6017</text:p>
          </table:table-cell>
        </table:table-row>
        <table:table-row table:style-name="ro1">
          <table:table-cell office:value-type="float" office:value="6582512" calcext:value-type="float">
            <text:p>65825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6586219" calcext:value-type="float">
            <text:p>65862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589693" calcext:value-type="float">
            <text:p>65896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6593000" calcext:value-type="float">
            <text:p>659300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6596173" calcext:value-type="float">
            <text:p>659617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6599212" calcext:value-type="float">
            <text:p>65992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6611269" calcext:value-type="float">
            <text:p>66112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float" office:value="6618283" calcext:value-type="float">
            <text:p>66182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office:value-type="float" office:value="6623627" calcext:value-type="float">
            <text:p>66236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6628170" calcext:value-type="float">
            <text:p>66281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6632211" calcext:value-type="float">
            <text:p>66322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6635919" calcext:value-type="float">
            <text:p>66359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6639392" calcext:value-type="float">
            <text:p>66393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6642699" calcext:value-type="float">
            <text:p>66426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6645872" calcext:value-type="float">
            <text:p>66458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6648911" calcext:value-type="float">
            <text:p>66489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6660969" calcext:value-type="float">
            <text:p>66609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6668016" calcext:value-type="float">
            <text:p>666801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6673393" calcext:value-type="float">
            <text:p>667339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677936" calcext:value-type="float">
            <text:p>667793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6681977" calcext:value-type="float">
            <text:p>668197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6685685" calcext:value-type="float">
            <text:p>668568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6689158" calcext:value-type="float">
            <text:p>668915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6692465" calcext:value-type="float">
            <text:p>669246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6695638" calcext:value-type="float">
            <text:p>669563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6698677" calcext:value-type="float">
            <text:p>66986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6710735" calcext:value-type="float">
            <text:p>671073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float" office:value="6717782" calcext:value-type="float">
            <text:p>671778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6723159" calcext:value-type="float">
            <text:p>672315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6727702" calcext:value-type="float">
            <text:p>672770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6731743" calcext:value-type="float">
            <text:p>673174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6735451" calcext:value-type="float">
            <text:p>673545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6738924" calcext:value-type="float">
            <text:p>673892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6742231" calcext:value-type="float">
            <text:p>67422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6745404" calcext:value-type="float">
            <text:p>67454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6748443" calcext:value-type="float">
            <text:p>67484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6760501" calcext:value-type="float">
            <text:p>67605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6767548" calcext:value-type="float">
            <text:p>676754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6772925" calcext:value-type="float">
            <text:p>67729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6777468" calcext:value-type="float">
            <text:p>67774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6781509" calcext:value-type="float">
            <text:p>67815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6785217" calcext:value-type="float">
            <text:p>678521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788690" calcext:value-type="float">
            <text:p>67886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6791997" calcext:value-type="float">
            <text:p>67919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6795170" calcext:value-type="float">
            <text:p>67951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6798209" calcext:value-type="float">
            <text:p>67982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6810267" calcext:value-type="float">
            <text:p>68102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6817314" calcext:value-type="float">
            <text:p>68173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6822691" calcext:value-type="float">
            <text:p>68226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6827234" calcext:value-type="float">
            <text:p>68272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float" office:value="6831275" calcext:value-type="float">
            <text:p>68312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6834949" calcext:value-type="float">
            <text:p>683494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6838423" calcext:value-type="float">
            <text:p>683842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float" office:value="6841729" calcext:value-type="float">
            <text:p>68417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6844902" calcext:value-type="float">
            <text:p>68449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6847942" calcext:value-type="float">
            <text:p>68479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6859999" calcext:value-type="float">
            <text:p>685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float" office:value="6867047" calcext:value-type="float">
            <text:p>686704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6872424" calcext:value-type="float">
            <text:p>687242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6876966" calcext:value-type="float">
            <text:p>687696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6881008" calcext:value-type="float">
            <text:p>688100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6884715" calcext:value-type="float">
            <text:p>688471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888189" calcext:value-type="float">
            <text:p>688818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83" calcext:value-type="float">
            <text:p>5783</text:p>
          </table:table-cell>
        </table:table-row>
        <table:table-row table:style-name="ro1">
          <table:table-cell office:value-type="float" office:value="6891495" calcext:value-type="float">
            <text:p>689149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6894668" calcext:value-type="float">
            <text:p>689466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6897708" calcext:value-type="float">
            <text:p>68977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6909765" calcext:value-type="float">
            <text:p>690976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6916813" calcext:value-type="float">
            <text:p>691681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6922190" calcext:value-type="float">
            <text:p>692219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6926732" calcext:value-type="float">
            <text:p>69267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6930774" calcext:value-type="float">
            <text:p>693077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6934481" calcext:value-type="float">
            <text:p>693448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6937955" calcext:value-type="float">
            <text:p>693795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6941261" calcext:value-type="float">
            <text:p>694126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6944434" calcext:value-type="float">
            <text:p>694443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6947474" calcext:value-type="float">
            <text:p>69474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6959531" calcext:value-type="float">
            <text:p>695953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6966579" calcext:value-type="float">
            <text:p>696657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6971956" calcext:value-type="float">
            <text:p>697195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71" calcext:value-type="float">
            <text:p>5871</text:p>
          </table:table-cell>
        </table:table-row>
        <table:table-row table:style-name="ro1">
          <table:table-cell office:value-type="float" office:value="6976498" calcext:value-type="float">
            <text:p>697649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6980540" calcext:value-type="float">
            <text:p>698054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6984247" calcext:value-type="float">
            <text:p>698424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6987721" calcext:value-type="float">
            <text:p>69877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6991027" calcext:value-type="float">
            <text:p>699102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6994200" calcext:value-type="float">
            <text:p>699420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6997240" calcext:value-type="float">
            <text:p>69972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7009297" calcext:value-type="float">
            <text:p>70092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7016345" calcext:value-type="float">
            <text:p>701634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7021722" calcext:value-type="float">
            <text:p>70217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7026264" calcext:value-type="float">
            <text:p>702626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7030306" calcext:value-type="float">
            <text:p>70303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float" office:value="7034013" calcext:value-type="float">
            <text:p>703401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7037487" calcext:value-type="float">
            <text:p>70374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14" calcext:value-type="float">
            <text:p>5914</text:p>
          </table:table-cell>
        </table:table-row>
        <table:table-row table:style-name="ro1">
          <table:table-cell office:value-type="float" office:value="7040793" calcext:value-type="float">
            <text:p>704079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7043966" calcext:value-type="float">
            <text:p>704396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7047006" calcext:value-type="float">
            <text:p>70470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7059063" calcext:value-type="float">
            <text:p>70590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7066111" calcext:value-type="float">
            <text:p>706611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7071488" calcext:value-type="float">
            <text:p>70714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7076030" calcext:value-type="float">
            <text:p>707603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7080072" calcext:value-type="float">
            <text:p>70800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7083779" calcext:value-type="float">
            <text:p>708377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7087253" calcext:value-type="float">
            <text:p>708725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7090559" calcext:value-type="float">
            <text:p>709055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7093732" calcext:value-type="float">
            <text:p>709373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7096772" calcext:value-type="float">
            <text:p>70967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7108829" calcext:value-type="float">
            <text:p>71088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7115877" calcext:value-type="float">
            <text:p>711587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7121254" calcext:value-type="float">
            <text:p>712125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7125796" calcext:value-type="float">
            <text:p>712579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7129838" calcext:value-type="float">
            <text:p>712983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7133545" calcext:value-type="float">
            <text:p>71335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7137019" calcext:value-type="float">
            <text:p>713701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7140325" calcext:value-type="float">
            <text:p>71403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7143498" calcext:value-type="float">
            <text:p>714349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float" office:value="7146538" calcext:value-type="float">
            <text:p>71465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7158595" calcext:value-type="float">
            <text:p>71585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7165676" calcext:value-type="float">
            <text:p>71656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7171053" calcext:value-type="float">
            <text:p>717105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7175596" calcext:value-type="float">
            <text:p>717559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7179637" calcext:value-type="float">
            <text:p>717963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7183345" calcext:value-type="float">
            <text:p>71833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7186818" calcext:value-type="float">
            <text:p>718681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7190125" calcext:value-type="float">
            <text:p>71901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7193298" calcext:value-type="float">
            <text:p>719329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float" office:value="7196337" calcext:value-type="float">
            <text:p>71963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7208395" calcext:value-type="float">
            <text:p>72083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7215442" calcext:value-type="float">
            <text:p>721544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7220819" calcext:value-type="float">
            <text:p>722081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7225362" calcext:value-type="float">
            <text:p>722536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7229403" calcext:value-type="float">
            <text:p>722940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7233111" calcext:value-type="float">
            <text:p>723311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7236584" calcext:value-type="float">
            <text:p>723658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7239891" calcext:value-type="float">
            <text:p>723989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7243064" calcext:value-type="float">
            <text:p>724306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7246103" calcext:value-type="float">
            <text:p>72461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7258161" calcext:value-type="float">
            <text:p>725816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7265208" calcext:value-type="float">
            <text:p>726520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7270585" calcext:value-type="float">
            <text:p>727058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7275128" calcext:value-type="float">
            <text:p>727512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7279169" calcext:value-type="float">
            <text:p>727916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</table:table-row>
      </table:table>
      <table:table table:name="Pivot Table_test_1" table:style-name="ta1">
        <table:shapes>
          <draw:frame draw:z-index="0" draw:style-name="gr1" draw:text-style-name="P1" svg:width="6.2984in" svg:height="3.5449in" svg:x="3.848in" svg:y="0.0941in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4"/>
        <table:table-column table:style-name="co6" table:default-cell-style-name="ce9"/>
        <table:table-column table:style-name="co6" table:default-cell-style-name="ce15"/>
        <table:table-column table:style-name="co6" table:default-cell-style-name="ce21"/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 calcext:value-type="string">
            <text:p><text:s/>MPS</text:p>
          </table:table-cell>
          <table:table-cell table:style-name="ce7" office:value-type="string" calcext:value-type="string">
            <text:p>Average - <text:s/>DeltaEnc</text:p>
          </table:table-cell>
          <table:table-cell table:style-name="ce13" office:value-type="string" calcext:value-type="string">
            <text:p>Max - <text:s/>DeltaEnc</text:p>
          </table:table-cell>
          <table:table-cell table:style-name="ce19" office:value-type="string" calcext:value-type="string">
            <text:p>Min - <text:s/>DeltaEnc</text:p>
          </table:table-cell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8" office:value-type="float" office:value="6038.99290780142" calcext:value-type="float">
            <text:p>6038.99290780142</text:p>
          </table:table-cell>
          <table:table-cell table:style-name="ce14" office:value-type="float" office:value="6406" calcext:value-type="float">
            <text:p>6406</text:p>
          </table:table-cell>
          <table:table-cell table:style-name="ce20"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098.02836879433" calcext:value-type="float">
            <text:p>6098.02836879433</text:p>
          </table:table-cell>
          <table:table-cell office:value-type="float" office:value="6611" calcext:value-type="float">
            <text:p>6611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112.62411347518" calcext:value-type="float">
            <text:p>6112.62411347518</text:p>
          </table:table-cell>
          <table:table-cell office:value-type="float" office:value="6563" calcext:value-type="float">
            <text:p>6563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128.22695035461" calcext:value-type="float">
            <text:p>6128.22695035461</text:p>
          </table:table-cell>
          <table:table-cell office:value-type="float" office:value="6825" calcext:value-type="float">
            <text:p>6825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216.99290780142" calcext:value-type="float">
            <text:p>6216.99290780142</text:p>
          </table:table-cell>
          <table:table-cell office:value-type="float" office:value="6739" calcext:value-type="float">
            <text:p>6739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22.84285714286" calcext:value-type="float">
            <text:p>6222.84285714286</text:p>
          </table:table-cell>
          <table:table-cell office:value-type="float" office:value="6797" calcext:value-type="float">
            <text:p>6797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084.09285714286" calcext:value-type="float">
            <text:p>6084.09285714286</text:p>
          </table:table-cell>
          <table:table-cell office:value-type="float" office:value="6588" calcext:value-type="float">
            <text:p>6588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220.39285714286" calcext:value-type="float">
            <text:p>6220.39285714286</text:p>
          </table:table-cell>
          <table:table-cell office:value-type="float" office:value="6829" calcext:value-type="float">
            <text:p>6829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353.71428571429" calcext:value-type="float">
            <text:p>6353.71428571429</text:p>
          </table:table-cell>
          <table:table-cell office:value-type="float" office:value="6986" calcext:value-type="float">
            <text:p>6986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6417.47857142857" calcext:value-type="float">
            <text:p>6417.47857142857</text:p>
          </table:table-cell>
          <table:table-cell table:style-name="ce16" office:value-type="float" office:value="7014" calcext:value-type="float">
            <text:p>7014</text:p>
          </table:table-cell>
          <table:table-cell table:style-name="ce22" office:value-type="float" office:value="6059" calcext:value-type="float">
            <text:p>6059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6189.08825622776" calcext:value-type="float">
            <text:p>6189.08825622776</text:p>
          </table:table-cell>
          <table:table-cell table:style-name="ce17" office:value-type="float" office:value="7014" calcext:value-type="float">
            <text:p>7014</text:p>
          </table:table-cell>
          <table:table-cell table:style-name="ce23" office:value-type="float" office:value="5631" calcext:value-type="float">
            <text:p>5631</text:p>
          </table:table-cell>
        </table:table-row>
      </table:table>
      <table:named-expressions/>
      <table:data-pilot-tables>
        <table:data-pilot-table table:name="DataPilot1" table:application-data="" table:target-range-address="'Pivot Table_test_1'.A1:'Pivot Table_test_1'.D13" table:buttons="'Pivot Table_test_1'.A2 'Pivot Table_test_1'.B1" table:show-filter-button="false" table:drill-down-on-double-click="false">
          <table:source-cell-range table:cell-range-address="test.A1:test.E140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MPS" table:orientation="row" table:used-hierarchy="0" table:function="auto">
            <table:data-pilot-level table:show-empty="false" calcext:repeat-item-labels="false">
              <table:data-pilot-members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average">
            <table:data-pilot-level table:show-empty="false" calcext:repeat-item-labels="false">
              <table:data-pilot-members>
                <table:data-pilot-member table:name="5631" table:display="true" table:show-details="true"/>
                <table:data-pilot-member table:name="5651" table:display="true" table:show-details="true"/>
                <table:data-pilot-member table:name="5670" table:display="true" table:show-details="true"/>
                <table:data-pilot-member table:name="5679" table:display="true" table:show-details="true"/>
                <table:data-pilot-member table:name="5686" table:display="true" table:show-details="true"/>
                <table:data-pilot-member table:name="5699" table:display="true" table:show-details="true"/>
                <table:data-pilot-member table:name="5703" table:display="true" table:show-details="true"/>
                <table:data-pilot-member table:name="5745" table:display="true" table:show-details="true"/>
                <table:data-pilot-member table:name="5754" table:display="true" table:show-details="true"/>
                <table:data-pilot-member table:name="5761" table:display="true" table:show-details="true"/>
                <table:data-pilot-member table:name="5762" table:display="true" table:show-details="true"/>
                <table:data-pilot-member table:name="5763" table:display="true" table:show-details="true"/>
                <table:data-pilot-member table:name="5767" table:display="true" table:show-details="true"/>
                <table:data-pilot-member table:name="5775" table:display="true" table:show-details="true"/>
                <table:data-pilot-member table:name="5778" table:display="true" table:show-details="true"/>
                <table:data-pilot-member table:name="5783" table:display="true" table:show-details="true"/>
                <table:data-pilot-member table:name="5785" table:display="true" table:show-details="true"/>
                <table:data-pilot-member table:name="5787" table:display="true" table:show-details="true"/>
                <table:data-pilot-member table:name="5792" table:display="true" table:show-details="true"/>
                <table:data-pilot-member table:name="5793" table:display="true" table:show-details="true"/>
                <table:data-pilot-member table:name="5796" table:display="true" table:show-details="true"/>
                <table:data-pilot-member table:name="5798" table:display="true" table:show-details="true"/>
                <table:data-pilot-member table:name="5799" table:display="true" table:show-details="true"/>
                <table:data-pilot-member table:name="5801" table:display="true" table:show-details="true"/>
                <table:data-pilot-member table:name="5803" table:display="true" table:show-details="true"/>
                <table:data-pilot-member table:name="5807" table:display="true" table:show-details="true"/>
                <table:data-pilot-member table:name="5808" table:display="true" table:show-details="true"/>
                <table:data-pilot-member table:name="5809" table:display="true" table:show-details="true"/>
                <table:data-pilot-member table:name="5810" table:display="true" table:show-details="true"/>
                <table:data-pilot-member table:name="5812" table:display="true" table:show-details="true"/>
                <table:data-pilot-member table:name="5814" table:display="true" table:show-details="true"/>
                <table:data-pilot-member table:name="5815" table:display="true" table:show-details="true"/>
                <table:data-pilot-member table:name="5816" table:display="true" table:show-details="true"/>
                <table:data-pilot-member table:name="5817" table:display="true" table:show-details="true"/>
                <table:data-pilot-member table:name="5822" table:display="true" table:show-details="true"/>
                <table:data-pilot-member table:name="5824" table:display="true" table:show-details="true"/>
                <table:data-pilot-member table:name="5825" table:display="true" table:show-details="true"/>
                <table:data-pilot-member table:name="5826" table:display="true" table:show-details="true"/>
                <table:data-pilot-member table:name="5827" table:display="true" table:show-details="true"/>
                <table:data-pilot-member table:name="5828" table:display="true" table:show-details="true"/>
                <table:data-pilot-member table:name="5829" table:display="true" table:show-details="true"/>
                <table:data-pilot-member table:name="5830" table:display="true" table:show-details="true"/>
                <table:data-pilot-member table:name="5831" table:display="true" table:show-details="true"/>
                <table:data-pilot-member table:name="5832" table:display="true" table:show-details="true"/>
                <table:data-pilot-member table:name="5836" table:display="true" table:show-details="true"/>
                <table:data-pilot-member table:name="5838" table:display="true" table:show-details="true"/>
                <table:data-pilot-member table:name="5839" table:display="true" table:show-details="true"/>
                <table:data-pilot-member table:name="5840" table:display="true" table:show-details="true"/>
                <table:data-pilot-member table:name="5841" table:display="true" table:show-details="true"/>
                <table:data-pilot-member table:name="5842" table:display="true" table:show-details="true"/>
                <table:data-pilot-member table:name="5843" table:display="true" table:show-details="true"/>
                <table:data-pilot-member table:name="5845" table:display="true" table:show-details="true"/>
                <table:data-pilot-member table:name="5847" table:display="true" table:show-details="true"/>
                <table:data-pilot-member table:name="5850" table:display="true" table:show-details="true"/>
                <table:data-pilot-member table:name="5851" table:display="true" table:show-details="true"/>
                <table:data-pilot-member table:name="5852" table:display="true" table:show-details="true"/>
                <table:data-pilot-member table:name="5856" table:display="true" table:show-details="true"/>
                <table:data-pilot-member table:name="5857" table:display="true" table:show-details="true"/>
                <table:data-pilot-member table:name="5858" table:display="true" table:show-details="true"/>
                <table:data-pilot-member table:name="5860" table:display="true" table:show-details="true"/>
                <table:data-pilot-member table:name="5862" table:display="true" table:show-details="true"/>
                <table:data-pilot-member table:name="5864" table:display="true" table:show-details="true"/>
                <table:data-pilot-member table:name="5865" table:display="true" table:show-details="true"/>
                <table:data-pilot-member table:name="5866" table:display="true" table:show-details="true"/>
                <table:data-pilot-member table:name="5868" table:display="true" table:show-details="true"/>
                <table:data-pilot-member table:name="5870" table:display="true" table:show-details="true"/>
                <table:data-pilot-member table:name="5871" table:display="true" table:show-details="true"/>
                <table:data-pilot-member table:name="5873" table:display="true" table:show-details="true"/>
                <table:data-pilot-member table:name="5875" table:display="true" table:show-details="true"/>
                <table:data-pilot-member table:name="5876" table:display="true" table:show-details="true"/>
                <table:data-pilot-member table:name="5878" table:display="true" table:show-details="true"/>
                <table:data-pilot-member table:name="5879" table:display="true" table:show-details="true"/>
                <table:data-pilot-member table:name="5880" table:display="true" table:show-details="true"/>
                <table:data-pilot-member table:name="5881" table:display="true" table:show-details="true"/>
                <table:data-pilot-member table:name="5883" table:display="true" table:show-details="true"/>
                <table:data-pilot-member table:name="5884" table:display="true" table:show-details="true"/>
                <table:data-pilot-member table:name="5885" table:display="true" table:show-details="true"/>
                <table:data-pilot-member table:name="5886" table:display="true" table:show-details="true"/>
                <table:data-pilot-member table:name="5887" table:display="true" table:show-details="true"/>
                <table:data-pilot-member table:name="5888" table:display="true" table:show-details="true"/>
                <table:data-pilot-member table:name="5889" table:display="true" table:show-details="true"/>
                <table:data-pilot-member table:name="5891" table:display="true" table:show-details="true"/>
                <table:data-pilot-member table:name="5892" table:display="true" table:show-details="true"/>
                <table:data-pilot-member table:name="5893" table:display="true" table:show-details="true"/>
                <table:data-pilot-member table:name="5894" table:display="true" table:show-details="true"/>
                <table:data-pilot-member table:name="5895" table:display="true" table:show-details="true"/>
                <table:data-pilot-member table:name="5897" table:display="true" table:show-details="true"/>
                <table:data-pilot-member table:name="5898" table:display="true" table:show-details="true"/>
                <table:data-pilot-member table:name="5899" table:display="true" table:show-details="true"/>
                <table:data-pilot-member table:name="5900" table:display="true" table:show-details="true"/>
                <table:data-pilot-member table:name="5902" table:display="true" table:show-details="true"/>
                <table:data-pilot-member table:name="5903" table:display="true" table:show-details="true"/>
                <table:data-pilot-member table:name="5904" table:display="true" table:show-details="true"/>
                <table:data-pilot-member table:name="5905" table:display="true" table:show-details="true"/>
                <table:data-pilot-member table:name="5906" table:display="true" table:show-details="true"/>
                <table:data-pilot-member table:name="5907" table:display="true" table:show-details="true"/>
                <table:data-pilot-member table:name="5908" table:display="true" table:show-details="true"/>
                <table:data-pilot-member table:name="5909" table:display="true" table:show-details="true"/>
                <table:data-pilot-member table:name="5910" table:display="true" table:show-details="true"/>
                <table:data-pilot-member table:name="5911" table:display="true" table:show-details="true"/>
                <table:data-pilot-member table:name="5912" table:display="true" table:show-details="true"/>
                <table:data-pilot-member table:name="5913" table:display="true" table:show-details="true"/>
                <table:data-pilot-member table:name="5914" table:display="true" table:show-details="true"/>
                <table:data-pilot-member table:name="5916" table:display="true" table:show-details="true"/>
                <table:data-pilot-member table:name="5918" table:display="true" table:show-details="true"/>
                <table:data-pilot-member table:name="5919" table:display="true" table:show-details="true"/>
                <table:data-pilot-member table:name="5921" table:display="true" table:show-details="true"/>
                <table:data-pilot-member table:name="5922" table:display="true" table:show-details="true"/>
                <table:data-pilot-member table:name="5923" table:display="true" table:show-details="true"/>
                <table:data-pilot-member table:name="5924" table:display="true" table:show-details="true"/>
                <table:data-pilot-member table:name="5925" table:display="true" table:show-details="true"/>
                <table:data-pilot-member table:name="5926" table:display="true" table:show-details="true"/>
                <table:data-pilot-member table:name="5927" table:display="true" table:show-details="true"/>
                <table:data-pilot-member table:name="5928" table:display="true" table:show-details="true"/>
                <table:data-pilot-member table:name="5929" table:display="true" table:show-details="true"/>
                <table:data-pilot-member table:name="5930" table:display="true" table:show-details="true"/>
                <table:data-pilot-member table:name="5931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35" table:display="true" table:show-details="true"/>
                <table:data-pilot-member table:name="5936" table:display="true" table:show-details="true"/>
                <table:data-pilot-member table:name="5937" table:display="true" table:show-details="true"/>
                <table:data-pilot-member table:name="5938" table:display="true" table:show-details="true"/>
                <table:data-pilot-member table:name="5939" table:display="true" table:show-details="true"/>
                <table:data-pilot-member table:name="5940" table:display="true" table:show-details="true"/>
                <table:data-pilot-member table:name="5941" table:display="true" table:show-details="true"/>
                <table:data-pilot-member table:name="5942" table:display="true" table:show-details="true"/>
                <table:data-pilot-member table:name="5943" table:display="true" table:show-details="true"/>
                <table:data-pilot-member table:name="5944" table:display="true" table:show-details="true"/>
                <table:data-pilot-member table:name="5945" table:display="true" table:show-details="true"/>
                <table:data-pilot-member table:name="5946" table:display="true" table:show-details="true"/>
                <table:data-pilot-member table:name="5947" table:display="true" table:show-details="true"/>
                <table:data-pilot-member table:name="5948" table:display="true" table:show-details="true"/>
                <table:data-pilot-member table:name="5949" table:display="true" table:show-details="true"/>
                <table:data-pilot-member table:name="5950" table:display="true" table:show-details="true"/>
                <table:data-pilot-member table:name="5951" table:display="true" table:show-details="true"/>
                <table:data-pilot-member table:name="5952" table:display="true" table:show-details="true"/>
                <table:data-pilot-member table:name="5953" table:display="true" table:show-details="true"/>
                <table:data-pilot-member table:name="5954" table:display="true" table:show-details="true"/>
                <table:data-pilot-member table:name="5956" table:display="true" table:show-details="true"/>
                <table:data-pilot-member table:name="5957" table:display="true" table:show-details="true"/>
                <table:data-pilot-member table:name="5958" table:display="true" table:show-details="true"/>
                <table:data-pilot-member table:name="5960" table:display="true" table:show-details="true"/>
                <table:data-pilot-member table:name="5961" table:display="true" table:show-details="true"/>
                <table:data-pilot-member table:name="5962" table:display="true" table:show-details="true"/>
                <table:data-pilot-member table:name="5963" table:display="true" table:show-details="true"/>
                <table:data-pilot-member table:name="5965" table:display="true" table:show-details="true"/>
                <table:data-pilot-member table:name="5966" table:display="true" table:show-details="true"/>
                <table:data-pilot-member table:name="5967" table:display="true" table:show-details="true"/>
                <table:data-pilot-member table:name="5968" table:display="true" table:show-details="true"/>
                <table:data-pilot-member table:name="5969" table:display="true" table:show-details="true"/>
                <table:data-pilot-member table:name="5970" table:display="true" table:show-details="true"/>
                <table:data-pilot-member table:name="5971" table:display="true" table:show-details="true"/>
                <table:data-pilot-member table:name="5972" table:display="true" table:show-details="true"/>
                <table:data-pilot-member table:name="5973" table:display="true" table:show-details="true"/>
                <table:data-pilot-member table:name="5974" table:display="true" table:show-details="true"/>
                <table:data-pilot-member table:name="5975" table:display="true" table:show-details="true"/>
                <table:data-pilot-member table:name="5976" table:display="true" table:show-details="true"/>
                <table:data-pilot-member table:name="5978" table:display="true" table:show-details="true"/>
                <table:data-pilot-member table:name="5979" table:display="true" table:show-details="true"/>
                <table:data-pilot-member table:name="5980" table:display="true" table:show-details="true"/>
                <table:data-pilot-member table:name="5981" table:display="true" table:show-details="true"/>
                <table:data-pilot-member table:name="5982" table:display="true" table:show-details="true"/>
                <table:data-pilot-member table:name="5983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6" table:display="true" table:show-details="true"/>
                <table:data-pilot-member table:name="5987" table:display="true" table:show-details="true"/>
                <table:data-pilot-member table:name="5988" table:display="true" table:show-details="true"/>
                <table:data-pilot-member table:name="5989" table:display="true" table:show-details="true"/>
                <table:data-pilot-member table:name="5990" table:display="true" table:show-details="true"/>
                <table:data-pilot-member table:name="5992" table:display="true" table:show-details="true"/>
                <table:data-pilot-member table:name="5993" table:display="true" table:show-details="true"/>
                <table:data-pilot-member table:name="5994" table:display="true" table:show-details="true"/>
                <table:data-pilot-member table:name="5996" table:display="true" table:show-details="true"/>
                <table:data-pilot-member table:name="5997" table:display="true" table:show-details="true"/>
                <table:data-pilot-member table:name="5998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6002" table:display="true" table:show-details="true"/>
                <table:data-pilot-member table:name="6003" table:display="true" table:show-details="true"/>
                <table:data-pilot-member table:name="6004" table:display="true" table:show-details="true"/>
                <table:data-pilot-member table:name="6005" table:display="true" table:show-details="true"/>
                <table:data-pilot-member table:name="6006" table:display="true" table:show-details="true"/>
                <table:data-pilot-member table:name="6007" table:display="true" table:show-details="true"/>
                <table:data-pilot-member table:name="6008" table:display="true" table:show-details="true"/>
                <table:data-pilot-member table:name="6009" table:display="true" table:show-details="true"/>
                <table:data-pilot-member table:name="6010" table:display="true" table:show-details="true"/>
                <table:data-pilot-member table:name="6011" table:display="true" table:show-details="true"/>
                <table:data-pilot-member table:name="6012" table:display="true" table:show-details="true"/>
                <table:data-pilot-member table:name="6013" table:display="true" table:show-details="true"/>
                <table:data-pilot-member table:name="6014" table:display="true" table:show-details="true"/>
                <table:data-pilot-member table:name="6015" table:display="true" table:show-details="true"/>
                <table:data-pilot-member table:name="6016" table:display="true" table:show-details="true"/>
                <table:data-pilot-member table:name="6017" table:display="true" table:show-details="true"/>
                <table:data-pilot-member table:name="6018" table:display="true" table:show-details="true"/>
                <table:data-pilot-member table:name="6019" table:display="true" table:show-details="true"/>
                <table:data-pilot-member table:name="6020" table:display="true" table:show-details="true"/>
                <table:data-pilot-member table:name="6021" table:display="true" table:show-details="true"/>
                <table:data-pilot-member table:name="6022" table:display="true" table:show-details="true"/>
                <table:data-pilot-member table:name="6023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26" table:display="true" table:show-details="true"/>
                <table:data-pilot-member table:name="6027" table:display="true" table:show-details="true"/>
                <table:data-pilot-member table:name="6028" table:display="true" table:show-details="true"/>
                <table:data-pilot-member table:name="6029" table:display="true" table:show-details="true"/>
                <table:data-pilot-member table:name="6030" table:display="true" table:show-details="true"/>
                <table:data-pilot-member table:name="6031" table:display="true" table:show-details="true"/>
                <table:data-pilot-member table:name="6032" table:display="true" table:show-details="true"/>
                <table:data-pilot-member table:name="6033" table:display="true" table:show-details="true"/>
                <table:data-pilot-member table:name="6034" table:display="true" table:show-details="true"/>
                <table:data-pilot-member table:name="6035" table:display="true" table:show-details="true"/>
                <table:data-pilot-member table:name="6036" table:display="true" table:show-details="true"/>
                <table:data-pilot-member table:name="6037" table:display="true" table:show-details="true"/>
                <table:data-pilot-member table:name="6038" table:display="true" table:show-details="true"/>
                <table:data-pilot-member table:name="6039" table:display="true" table:show-details="true"/>
                <table:data-pilot-member table:name="6040" table:display="true" table:show-details="true"/>
                <table:data-pilot-member table:name="6041" table:display="true" table:show-details="true"/>
                <table:data-pilot-member table:name="6042" table:display="true" table:show-details="true"/>
                <table:data-pilot-member table:name="6043" table:display="true" table:show-details="true"/>
                <table:data-pilot-member table:name="6044" table:display="true" table:show-details="true"/>
                <table:data-pilot-member table:name="6045" table:display="true" table:show-details="true"/>
                <table:data-pilot-member table:name="6046" table:display="true" table:show-details="true"/>
                <table:data-pilot-member table:name="6047" table:display="true" table:show-details="true"/>
                <table:data-pilot-member table:name="6048" table:display="true" table:show-details="true"/>
                <table:data-pilot-member table:name="6049" table:display="true" table:show-details="true"/>
                <table:data-pilot-member table:name="6050" table:display="true" table:show-details="true"/>
                <table:data-pilot-member table:name="6051" table:display="true" table:show-details="true"/>
                <table:data-pilot-member table:name="6052" table:display="true" table:show-details="true"/>
                <table:data-pilot-member table:name="6053" table:display="true" table:show-details="true"/>
                <table:data-pilot-member table:name="6054" table:display="true" table:show-details="true"/>
                <table:data-pilot-member table:name="6055" table:display="true" table:show-details="true"/>
                <table:data-pilot-member table:name="6056" table:display="true" table:show-details="true"/>
                <table:data-pilot-member table:name="6057" table:display="true" table:show-details="true"/>
                <table:data-pilot-member table:name="6058" table:display="true" table:show-details="true"/>
                <table:data-pilot-member table:name="6059" table:display="true" table:show-details="true"/>
                <table:data-pilot-member table:name="6060" table:display="true" table:show-details="true"/>
                <table:data-pilot-member table:name="6062" table:display="true" table:show-details="true"/>
                <table:data-pilot-member table:name="6063" table:display="true" table:show-details="true"/>
                <table:data-pilot-member table:name="6064" table:display="true" table:show-details="true"/>
                <table:data-pilot-member table:name="6065" table:display="true" table:show-details="true"/>
                <table:data-pilot-member table:name="6067" table:display="true" table:show-details="true"/>
                <table:data-pilot-member table:name="6068" table:display="true" table:show-details="true"/>
                <table:data-pilot-member table:name="6069" table:display="true" table:show-details="true"/>
                <table:data-pilot-member table:name="6070" table:display="true" table:show-details="true"/>
                <table:data-pilot-member table:name="6071" table:display="true" table:show-details="true"/>
                <table:data-pilot-member table:name="6072" table:display="true" table:show-details="true"/>
                <table:data-pilot-member table:name="6073" table:display="true" table:show-details="true"/>
                <table:data-pilot-member table:name="6074" table:display="true" table:show-details="true"/>
                <table:data-pilot-member table:name="6075" table:display="true" table:show-details="true"/>
                <table:data-pilot-member table:name="6076" table:display="true" table:show-details="true"/>
                <table:data-pilot-member table:name="6077" table:display="true" table:show-details="true"/>
                <table:data-pilot-member table:name="6078" table:display="true" table:show-details="true"/>
                <table:data-pilot-member table:name="6080" table:display="true" table:show-details="true"/>
                <table:data-pilot-member table:name="6081" table:display="true" table:show-details="true"/>
                <table:data-pilot-member table:name="6083" table:display="true" table:show-details="true"/>
                <table:data-pilot-member table:name="6084" table:display="true" table:show-details="true"/>
                <table:data-pilot-member table:name="6085" table:display="true" table:show-details="true"/>
                <table:data-pilot-member table:name="6086" table:display="true" table:show-details="true"/>
                <table:data-pilot-member table:name="6087" table:display="true" table:show-details="true"/>
                <table:data-pilot-member table:name="6088" table:display="true" table:show-details="true"/>
                <table:data-pilot-member table:name="6089" table:display="true" table:show-details="true"/>
                <table:data-pilot-member table:name="6090" table:display="true" table:show-details="true"/>
                <table:data-pilot-member table:name="6091" table:display="true" table:show-details="true"/>
                <table:data-pilot-member table:name="6092" table:display="true" table:show-details="true"/>
                <table:data-pilot-member table:name="6093" table:display="true" table:show-details="true"/>
                <table:data-pilot-member table:name="6094" table:display="true" table:show-details="true"/>
                <table:data-pilot-member table:name="6095" table:display="true" table:show-details="true"/>
                <table:data-pilot-member table:name="6096" table:display="true" table:show-details="true"/>
                <table:data-pilot-member table:name="6097" table:display="true" table:show-details="true"/>
                <table:data-pilot-member table:name="6098" table:display="true" table:show-details="true"/>
                <table:data-pilot-member table:name="6099" table:display="true" table:show-details="true"/>
                <table:data-pilot-member table:name="6100" table:display="true" table:show-details="true"/>
                <table:data-pilot-member table:name="6102" table:display="true" table:show-details="true"/>
                <table:data-pilot-member table:name="6103" table:display="true" table:show-details="true"/>
                <table:data-pilot-member table:name="6104" table:display="true" table:show-details="true"/>
                <table:data-pilot-member table:name="6106" table:display="true" table:show-details="true"/>
                <table:data-pilot-member table:name="6108" table:display="true" table:show-details="true"/>
                <table:data-pilot-member table:name="6109" table:display="true" table:show-details="true"/>
                <table:data-pilot-member table:name="6110" table:display="true" table:show-details="true"/>
                <table:data-pilot-member table:name="6112" table:display="true" table:show-details="true"/>
                <table:data-pilot-member table:name="6113" table:display="true" table:show-details="true"/>
                <table:data-pilot-member table:name="6114" table:display="true" table:show-details="true"/>
                <table:data-pilot-member table:name="6115" table:display="true" table:show-details="true"/>
                <table:data-pilot-member table:name="6116" table:display="true" table:show-details="true"/>
                <table:data-pilot-member table:name="6117" table:display="true" table:show-details="true"/>
                <table:data-pilot-member table:name="6121" table:display="true" table:show-details="true"/>
                <table:data-pilot-member table:name="6123" table:display="true" table:show-details="true"/>
                <table:data-pilot-member table:name="6125" table:display="true" table:show-details="true"/>
                <table:data-pilot-member table:name="6126" table:display="true" table:show-details="true"/>
                <table:data-pilot-member table:name="6127" table:display="true" table:show-details="true"/>
                <table:data-pilot-member table:name="6129" table:display="true" table:show-details="true"/>
                <table:data-pilot-member table:name="6130" table:display="true" table:show-details="true"/>
                <table:data-pilot-member table:name="6131" table:display="true" table:show-details="true"/>
                <table:data-pilot-member table:name="6132" table:display="true" table:show-details="true"/>
                <table:data-pilot-member table:name="6133" table:display="true" table:show-details="true"/>
                <table:data-pilot-member table:name="6135" table:display="true" table:show-details="true"/>
                <table:data-pilot-member table:name="6136" table:display="true" table:show-details="true"/>
                <table:data-pilot-member table:name="6137" table:display="true" table:show-details="true"/>
                <table:data-pilot-member table:name="6140" table:display="true" table:show-details="true"/>
                <table:data-pilot-member table:name="6141" table:display="true" table:show-details="true"/>
                <table:data-pilot-member table:name="6142" table:display="true" table:show-details="true"/>
                <table:data-pilot-member table:name="6143" table:display="true" table:show-details="true"/>
                <table:data-pilot-member table:name="6144" table:display="true" table:show-details="true"/>
                <table:data-pilot-member table:name="6145" table:display="true" table:show-details="true"/>
                <table:data-pilot-member table:name="6146" table:display="true" table:show-details="true"/>
                <table:data-pilot-member table:name="6147" table:display="true" table:show-details="true"/>
                <table:data-pilot-member table:name="6148" table:display="true" table:show-details="true"/>
                <table:data-pilot-member table:name="6149" table:display="true" table:show-details="true"/>
                <table:data-pilot-member table:name="6150" table:display="true" table:show-details="true"/>
                <table:data-pilot-member table:name="6151" table:display="true" table:show-details="true"/>
                <table:data-pilot-member table:name="6152" table:display="true" table:show-details="true"/>
                <table:data-pilot-member table:name="6153" table:display="true" table:show-details="true"/>
                <table:data-pilot-member table:name="6154" table:display="true" table:show-details="true"/>
                <table:data-pilot-member table:name="6156" table:display="true" table:show-details="true"/>
                <table:data-pilot-member table:name="6157" table:display="true" table:show-details="true"/>
                <table:data-pilot-member table:name="6158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1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6" table:display="true" table:show-details="true"/>
                <table:data-pilot-member table:name="6167" table:display="true" table:show-details="true"/>
                <table:data-pilot-member table:name="6168" table:display="true" table:show-details="true"/>
                <table:data-pilot-member table:name="6169" table:display="true" table:show-details="true"/>
                <table:data-pilot-member table:name="6170" table:display="true" table:show-details="true"/>
                <table:data-pilot-member table:name="6171" table:display="true" table:show-details="true"/>
                <table:data-pilot-member table:name="6173" table:display="true" table:show-details="true"/>
                <table:data-pilot-member table:name="6174" table:display="true" table:show-details="true"/>
                <table:data-pilot-member table:name="6175" table:display="true" table:show-details="true"/>
                <table:data-pilot-member table:name="6176" table:display="true" table:show-details="true"/>
                <table:data-pilot-member table:name="6177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0" table:display="true" table:show-details="true"/>
                <table:data-pilot-member table:name="6182" table:display="true" table:show-details="true"/>
                <table:data-pilot-member table:name="6183" table:display="true" table:show-details="true"/>
                <table:data-pilot-member table:name="6184" table:display="true" table:show-details="true"/>
                <table:data-pilot-member table:name="6185" table:display="true" table:show-details="true"/>
                <table:data-pilot-member table:name="6186" table:display="true" table:show-details="true"/>
                <table:data-pilot-member table:name="6188" table:display="true" table:show-details="true"/>
                <table:data-pilot-member table:name="6189" table:display="true" table:show-details="true"/>
                <table:data-pilot-member table:name="6191" table:display="true" table:show-details="true"/>
                <table:data-pilot-member table:name="6192" table:display="true" table:show-details="true"/>
                <table:data-pilot-member table:name="6193" table:display="true" table:show-details="true"/>
                <table:data-pilot-member table:name="6194" table:display="true" table:show-details="true"/>
                <table:data-pilot-member table:name="6195" table:display="true" table:show-details="true"/>
                <table:data-pilot-member table:name="6196" table:display="true" table:show-details="true"/>
                <table:data-pilot-member table:name="6197" table:display="true" table:show-details="true"/>
                <table:data-pilot-member table:name="6200" table:display="true" table:show-details="true"/>
                <table:data-pilot-member table:name="6201" table:display="true" table:show-details="true"/>
                <table:data-pilot-member table:name="6202" table:display="true" table:show-details="true"/>
                <table:data-pilot-member table:name="6203" table:display="true" table:show-details="true"/>
                <table:data-pilot-member table:name="6204" table:display="true" table:show-details="true"/>
                <table:data-pilot-member table:name="6205" table:display="true" table:show-details="true"/>
                <table:data-pilot-member table:name="6206" table:display="true" table:show-details="true"/>
                <table:data-pilot-member table:name="6208" table:display="true" table:show-details="true"/>
                <table:data-pilot-member table:name="6209" table:display="true" table:show-details="true"/>
                <table:data-pilot-member table:name="6210" table:display="true" table:show-details="true"/>
                <table:data-pilot-member table:name="6211" table:display="true" table:show-details="true"/>
                <table:data-pilot-member table:name="6214" table:display="true" table:show-details="true"/>
                <table:data-pilot-member table:name="6215" table:display="true" table:show-details="true"/>
                <table:data-pilot-member table:name="6216" table:display="true" table:show-details="true"/>
                <table:data-pilot-member table:name="6217" table:display="true" table:show-details="true"/>
                <table:data-pilot-member table:name="6218" table:display="true" table:show-details="true"/>
                <table:data-pilot-member table:name="6219" table:display="true" table:show-details="true"/>
                <table:data-pilot-member table:name="6222" table:display="true" table:show-details="true"/>
                <table:data-pilot-member table:name="6224" table:display="true" table:show-details="true"/>
                <table:data-pilot-member table:name="6226" table:display="true" table:show-details="true"/>
                <table:data-pilot-member table:name="6227" table:display="true" table:show-details="true"/>
                <table:data-pilot-member table:name="6228" table:display="true" table:show-details="true"/>
                <table:data-pilot-member table:name="6229" table:display="true" table:show-details="true"/>
                <table:data-pilot-member table:name="6230" table:display="true" table:show-details="true"/>
                <table:data-pilot-member table:name="6231" table:display="true" table:show-details="true"/>
                <table:data-pilot-member table:name="6232" table:display="true" table:show-details="true"/>
                <table:data-pilot-member table:name="6233" table:display="true" table:show-details="true"/>
                <table:data-pilot-member table:name="6234" table:display="true" table:show-details="true"/>
                <table:data-pilot-member table:name="6235" table:display="true" table:show-details="true"/>
                <table:data-pilot-member table:name="6236" table:display="true" table:show-details="true"/>
                <table:data-pilot-member table:name="6237" table:display="true" table:show-details="true"/>
                <table:data-pilot-member table:name="6238" table:display="true" table:show-details="true"/>
                <table:data-pilot-member table:name="6240" table:display="true" table:show-details="true"/>
                <table:data-pilot-member table:name="6241" table:display="true" table:show-details="true"/>
                <table:data-pilot-member table:name="6242" table:display="true" table:show-details="true"/>
                <table:data-pilot-member table:name="6243" table:display="true" table:show-details="true"/>
                <table:data-pilot-member table:name="6246" table:display="true" table:show-details="true"/>
                <table:data-pilot-member table:name="6247" table:display="true" table:show-details="true"/>
                <table:data-pilot-member table:name="6249" table:display="true" table:show-details="true"/>
                <table:data-pilot-member table:name="6250" table:display="true" table:show-details="true"/>
                <table:data-pilot-member table:name="6253" table:display="true" table:show-details="true"/>
                <table:data-pilot-member table:name="6254" table:display="true" table:show-details="true"/>
                <table:data-pilot-member table:name="6255" table:display="true" table:show-details="true"/>
                <table:data-pilot-member table:name="6256" table:display="true" table:show-details="true"/>
                <table:data-pilot-member table:name="6257" table:display="true" table:show-details="true"/>
                <table:data-pilot-member table:name="6258" table:display="true" table:show-details="true"/>
                <table:data-pilot-member table:name="6259" table:display="true" table:show-details="true"/>
                <table:data-pilot-member table:name="6260" table:display="true" table:show-details="true"/>
                <table:data-pilot-member table:name="6262" table:display="true" table:show-details="true"/>
                <table:data-pilot-member table:name="6263" table:display="true" table:show-details="true"/>
                <table:data-pilot-member table:name="6265" table:display="true" table:show-details="true"/>
                <table:data-pilot-member table:name="6266" table:display="true" table:show-details="true"/>
                <table:data-pilot-member table:name="6267" table:display="true" table:show-details="true"/>
                <table:data-pilot-member table:name="6268" table:display="true" table:show-details="true"/>
                <table:data-pilot-member table:name="6269" table:display="true" table:show-details="true"/>
                <table:data-pilot-member table:name="6270" table:display="true" table:show-details="true"/>
                <table:data-pilot-member table:name="6271" table:display="true" table:show-details="true"/>
                <table:data-pilot-member table:name="6272" table:display="true" table:show-details="true"/>
                <table:data-pilot-member table:name="6273" table:display="true" table:show-details="true"/>
                <table:data-pilot-member table:name="6274" table:display="true" table:show-details="true"/>
                <table:data-pilot-member table:name="6275" table:display="true" table:show-details="true"/>
                <table:data-pilot-member table:name="6276" table:display="true" table:show-details="true"/>
                <table:data-pilot-member table:name="6278" table:display="true" table:show-details="true"/>
                <table:data-pilot-member table:name="6279" table:display="true" table:show-details="true"/>
                <table:data-pilot-member table:name="6280" table:display="true" table:show-details="true"/>
                <table:data-pilot-member table:name="6282" table:display="true" table:show-details="true"/>
                <table:data-pilot-member table:name="6283" table:display="true" table:show-details="true"/>
                <table:data-pilot-member table:name="6286" table:display="true" table:show-details="true"/>
                <table:data-pilot-member table:name="6287" table:display="true" table:show-details="true"/>
                <table:data-pilot-member table:name="6288" table:display="true" table:show-details="true"/>
                <table:data-pilot-member table:name="6289" table:display="true" table:show-details="true"/>
                <table:data-pilot-member table:name="6290" table:display="true" table:show-details="true"/>
                <table:data-pilot-member table:name="6291" table:display="true" table:show-details="true"/>
                <table:data-pilot-member table:name="6292" table:display="true" table:show-details="true"/>
                <table:data-pilot-member table:name="6298" table:display="true" table:show-details="true"/>
                <table:data-pilot-member table:name="6299" table:display="true" table:show-details="true"/>
                <table:data-pilot-member table:name="6301" table:display="true" table:show-details="true"/>
                <table:data-pilot-member table:name="6302" table:display="true" table:show-details="true"/>
                <table:data-pilot-member table:name="6303" table:display="true" table:show-details="true"/>
                <table:data-pilot-member table:name="6305" table:display="true" table:show-details="true"/>
                <table:data-pilot-member table:name="6306" table:display="true" table:show-details="true"/>
                <table:data-pilot-member table:name="6307" table:display="true" table:show-details="true"/>
                <table:data-pilot-member table:name="6308" table:display="true" table:show-details="true"/>
                <table:data-pilot-member table:name="6309" table:display="true" table:show-details="true"/>
                <table:data-pilot-member table:name="6310" table:display="true" table:show-details="true"/>
                <table:data-pilot-member table:name="6311" table:display="true" table:show-details="true"/>
                <table:data-pilot-member table:name="6312" table:display="true" table:show-details="true"/>
                <table:data-pilot-member table:name="6313" table:display="true" table:show-details="true"/>
                <table:data-pilot-member table:name="6314" table:display="true" table:show-details="true"/>
                <table:data-pilot-member table:name="6315" table:display="true" table:show-details="true"/>
                <table:data-pilot-member table:name="6316" table:display="true" table:show-details="true"/>
                <table:data-pilot-member table:name="6317" table:display="true" table:show-details="true"/>
                <table:data-pilot-member table:name="6318" table:display="true" table:show-details="true"/>
                <table:data-pilot-member table:name="6319" table:display="true" table:show-details="true"/>
                <table:data-pilot-member table:name="6321" table:display="true" table:show-details="true"/>
                <table:data-pilot-member table:name="6322" table:display="true" table:show-details="true"/>
                <table:data-pilot-member table:name="6323" table:display="true" table:show-details="true"/>
                <table:data-pilot-member table:name="6324" table:display="true" table:show-details="true"/>
                <table:data-pilot-member table:name="6325" table:display="true" table:show-details="true"/>
                <table:data-pilot-member table:name="6326" table:display="true" table:show-details="true"/>
                <table:data-pilot-member table:name="6327" table:display="true" table:show-details="true"/>
                <table:data-pilot-member table:name="6328" table:display="true" table:show-details="true"/>
                <table:data-pilot-member table:name="6329" table:display="true" table:show-details="true"/>
                <table:data-pilot-member table:name="6330" table:display="true" table:show-details="true"/>
                <table:data-pilot-member table:name="6331" table:display="true" table:show-details="true"/>
                <table:data-pilot-member table:name="6335" table:display="true" table:show-details="true"/>
                <table:data-pilot-member table:name="6336" table:display="true" table:show-details="true"/>
                <table:data-pilot-member table:name="6337" table:display="true" table:show-details="true"/>
                <table:data-pilot-member table:name="6338" table:display="true" table:show-details="true"/>
                <table:data-pilot-member table:name="6339" table:display="true" table:show-details="true"/>
                <table:data-pilot-member table:name="6340" table:display="true" table:show-details="true"/>
                <table:data-pilot-member table:name="6341" table:display="true" table:show-details="true"/>
                <table:data-pilot-member table:name="6342" table:display="true" table:show-details="true"/>
                <table:data-pilot-member table:name="6343" table:display="true" table:show-details="true"/>
                <table:data-pilot-member table:name="6344" table:display="true" table:show-details="true"/>
                <table:data-pilot-member table:name="6345" table:display="true" table:show-details="true"/>
                <table:data-pilot-member table:name="6348" table:display="true" table:show-details="true"/>
                <table:data-pilot-member table:name="6349" table:display="true" table:show-details="true"/>
                <table:data-pilot-member table:name="6350" table:display="true" table:show-details="true"/>
                <table:data-pilot-member table:name="6351" table:display="true" table:show-details="true"/>
                <table:data-pilot-member table:name="6352" table:display="true" table:show-details="true"/>
                <table:data-pilot-member table:name="6354" table:display="true" table:show-details="true"/>
                <table:data-pilot-member table:name="6355" table:display="true" table:show-details="true"/>
                <table:data-pilot-member table:name="6356" table:display="true" table:show-details="true"/>
                <table:data-pilot-member table:name="6357" table:display="true" table:show-details="true"/>
                <table:data-pilot-member table:name="6358" table:display="true" table:show-details="true"/>
                <table:data-pilot-member table:name="6359" table:display="true" table:show-details="true"/>
                <table:data-pilot-member table:name="6361" table:display="true" table:show-details="true"/>
                <table:data-pilot-member table:name="6362" table:display="true" table:show-details="true"/>
                <table:data-pilot-member table:name="6363" table:display="true" table:show-details="true"/>
                <table:data-pilot-member table:name="6366" table:display="true" table:show-details="true"/>
                <table:data-pilot-member table:name="6367" table:display="true" table:show-details="true"/>
                <table:data-pilot-member table:name="6368" table:display="true" table:show-details="true"/>
                <table:data-pilot-member table:name="6369" table:display="true" table:show-details="true"/>
                <table:data-pilot-member table:name="6370" table:display="true" table:show-details="true"/>
                <table:data-pilot-member table:name="6371" table:display="true" table:show-details="true"/>
                <table:data-pilot-member table:name="6372" table:display="true" table:show-details="true"/>
                <table:data-pilot-member table:name="6375" table:display="true" table:show-details="true"/>
                <table:data-pilot-member table:name="6376" table:display="true" table:show-details="true"/>
                <table:data-pilot-member table:name="6378" table:display="true" table:show-details="true"/>
                <table:data-pilot-member table:name="6379" table:display="true" table:show-details="true"/>
                <table:data-pilot-member table:name="6380" table:display="true" table:show-details="true"/>
                <table:data-pilot-member table:name="6381" table:display="true" table:show-details="true"/>
                <table:data-pilot-member table:name="6382" table:display="true" table:show-details="true"/>
                <table:data-pilot-member table:name="6383" table:display="true" table:show-details="true"/>
                <table:data-pilot-member table:name="6384" table:display="true" table:show-details="true"/>
                <table:data-pilot-member table:name="6385" table:display="true" table:show-details="true"/>
                <table:data-pilot-member table:name="6387" table:display="true" table:show-details="true"/>
                <table:data-pilot-member table:name="6388" table:display="true" table:show-details="true"/>
                <table:data-pilot-member table:name="6389" table:display="true" table:show-details="true"/>
                <table:data-pilot-member table:name="6390" table:display="true" table:show-details="true"/>
                <table:data-pilot-member table:name="6392" table:display="true" table:show-details="true"/>
                <table:data-pilot-member table:name="6393" table:display="true" table:show-details="true"/>
                <table:data-pilot-member table:name="6395" table:display="true" table:show-details="true"/>
                <table:data-pilot-member table:name="6396" table:display="true" table:show-details="true"/>
                <table:data-pilot-member table:name="6397" table:display="true" table:show-details="true"/>
                <table:data-pilot-member table:name="6399" table:display="true" table:show-details="true"/>
                <table:data-pilot-member table:name="6400" table:display="true" table:show-details="true"/>
                <table:data-pilot-member table:name="6401" table:display="true" table:show-details="true"/>
                <table:data-pilot-member table:name="6402" table:display="true" table:show-details="true"/>
                <table:data-pilot-member table:name="6405" table:display="true" table:show-details="true"/>
                <table:data-pilot-member table:name="6406" table:display="true" table:show-details="true"/>
                <table:data-pilot-member table:name="6408" table:display="true" table:show-details="true"/>
                <table:data-pilot-member table:name="6409" table:display="true" table:show-details="true"/>
                <table:data-pilot-member table:name="6411" table:display="true" table:show-details="true"/>
                <table:data-pilot-member table:name="6412" table:display="true" table:show-details="true"/>
                <table:data-pilot-member table:name="6413" table:display="true" table:show-details="true"/>
                <table:data-pilot-member table:name="6414" table:display="true" table:show-details="true"/>
                <table:data-pilot-member table:name="6415" table:display="true" table:show-details="true"/>
                <table:data-pilot-member table:name="6416" table:display="true" table:show-details="true"/>
                <table:data-pilot-member table:name="6419" table:display="true" table:show-details="true"/>
                <table:data-pilot-member table:name="6421" table:display="true" table:show-details="true"/>
                <table:data-pilot-member table:name="6422" table:display="true" table:show-details="true"/>
                <table:data-pilot-member table:name="6423" table:display="true" table:show-details="true"/>
                <table:data-pilot-member table:name="6424" table:display="true" table:show-details="true"/>
                <table:data-pilot-member table:name="6428" table:display="true" table:show-details="true"/>
                <table:data-pilot-member table:name="6429" table:display="true" table:show-details="true"/>
                <table:data-pilot-member table:name="6431" table:display="true" table:show-details="true"/>
                <table:data-pilot-member table:name="6436" table:display="true" table:show-details="true"/>
                <table:data-pilot-member table:name="6437" table:display="true" table:show-details="true"/>
                <table:data-pilot-member table:name="6439" table:display="true" table:show-details="true"/>
                <table:data-pilot-member table:name="6440" table:display="true" table:show-details="true"/>
                <table:data-pilot-member table:name="6441" table:display="true" table:show-details="true"/>
                <table:data-pilot-member table:name="6442" table:display="true" table:show-details="true"/>
                <table:data-pilot-member table:name="6443" table:display="true" table:show-details="true"/>
                <table:data-pilot-member table:name="6444" table:display="true" table:show-details="true"/>
                <table:data-pilot-member table:name="6446" table:display="true" table:show-details="true"/>
                <table:data-pilot-member table:name="6448" table:display="true" table:show-details="true"/>
                <table:data-pilot-member table:name="6449" table:display="true" table:show-details="true"/>
                <table:data-pilot-member table:name="6451" table:display="true" table:show-details="true"/>
                <table:data-pilot-member table:name="6452" table:display="true" table:show-details="true"/>
                <table:data-pilot-member table:name="6454" table:display="true" table:show-details="true"/>
                <table:data-pilot-member table:name="6457" table:display="true" table:show-details="true"/>
                <table:data-pilot-member table:name="6458" table:display="true" table:show-details="true"/>
                <table:data-pilot-member table:name="6459" table:display="true" table:show-details="true"/>
                <table:data-pilot-member table:name="6460" table:display="true" table:show-details="true"/>
                <table:data-pilot-member table:name="6462" table:display="true" table:show-details="true"/>
                <table:data-pilot-member table:name="6463" table:display="true" table:show-details="true"/>
                <table:data-pilot-member table:name="6466" table:display="true" table:show-details="true"/>
                <table:data-pilot-member table:name="6467" table:display="true" table:show-details="true"/>
                <table:data-pilot-member table:name="6472" table:display="true" table:show-details="true"/>
                <table:data-pilot-member table:name="6473" table:display="true" table:show-details="true"/>
                <table:data-pilot-member table:name="6475" table:display="true" table:show-details="true"/>
                <table:data-pilot-member table:name="6476" table:display="true" table:show-details="true"/>
                <table:data-pilot-member table:name="6477" table:display="true" table:show-details="true"/>
                <table:data-pilot-member table:name="6478" table:display="true" table:show-details="true"/>
                <table:data-pilot-member table:name="6479" table:display="true" table:show-details="true"/>
                <table:data-pilot-member table:name="6481" table:display="true" table:show-details="true"/>
                <table:data-pilot-member table:name="6484" table:display="true" table:show-details="true"/>
                <table:data-pilot-member table:name="6486" table:display="true" table:show-details="true"/>
                <table:data-pilot-member table:name="6487" table:display="true" table:show-details="true"/>
                <table:data-pilot-member table:name="6488" table:display="true" table:show-details="true"/>
                <table:data-pilot-member table:name="6489" table:display="true" table:show-details="true"/>
                <table:data-pilot-member table:name="6490" table:display="true" table:show-details="true"/>
                <table:data-pilot-member table:name="6493" table:display="true" table:show-details="true"/>
                <table:data-pilot-member table:name="6494" table:display="true" table:show-details="true"/>
                <table:data-pilot-member table:name="6495" table:display="true" table:show-details="true"/>
                <table:data-pilot-member table:name="6496" table:display="true" table:show-details="true"/>
                <table:data-pilot-member table:name="6498" table:display="true" table:show-details="true"/>
                <table:data-pilot-member table:name="6500" table:display="true" table:show-details="true"/>
                <table:data-pilot-member table:name="6501" table:display="true" table:show-details="true"/>
                <table:data-pilot-member table:name="6502" table:display="true" table:show-details="true"/>
                <table:data-pilot-member table:name="6503" table:display="true" table:show-details="true"/>
                <table:data-pilot-member table:name="6505" table:display="true" table:show-details="true"/>
                <table:data-pilot-member table:name="6506" table:display="true" table:show-details="true"/>
                <table:data-pilot-member table:name="6508" table:display="true" table:show-details="true"/>
                <table:data-pilot-member table:name="6509" table:display="true" table:show-details="true"/>
                <table:data-pilot-member table:name="6511" table:display="true" table:show-details="true"/>
                <table:data-pilot-member table:name="6514" table:display="true" table:show-details="true"/>
                <table:data-pilot-member table:name="6515" table:display="true" table:show-details="true"/>
                <table:data-pilot-member table:name="6517" table:display="true" table:show-details="true"/>
                <table:data-pilot-member table:name="6523" table:display="true" table:show-details="true"/>
                <table:data-pilot-member table:name="6526" table:display="true" table:show-details="true"/>
                <table:data-pilot-member table:name="6527" table:display="true" table:show-details="true"/>
                <table:data-pilot-member table:name="6528" table:display="true" table:show-details="true"/>
                <table:data-pilot-member table:name="6531" table:display="true" table:show-details="true"/>
                <table:data-pilot-member table:name="6534" table:display="true" table:show-details="true"/>
                <table:data-pilot-member table:name="6536" table:display="true" table:show-details="true"/>
                <table:data-pilot-member table:name="6538" table:display="true" table:show-details="true"/>
                <table:data-pilot-member table:name="6539" table:display="true" table:show-details="true"/>
                <table:data-pilot-member table:name="6540" table:display="true" table:show-details="true"/>
                <table:data-pilot-member table:name="6543" table:display="true" table:show-details="true"/>
                <table:data-pilot-member table:name="6545" table:display="true" table:show-details="true"/>
                <table:data-pilot-member table:name="6547" table:display="true" table:show-details="true"/>
                <table:data-pilot-member table:name="6557" table:display="true" table:show-details="true"/>
                <table:data-pilot-member table:name="6559" table:display="true" table:show-details="true"/>
                <table:data-pilot-member table:name="6563" table:display="true" table:show-details="true"/>
                <table:data-pilot-member table:name="6564" table:display="true" table:show-details="true"/>
                <table:data-pilot-member table:name="6565" table:display="true" table:show-details="true"/>
                <table:data-pilot-member table:name="6566" table:display="true" table:show-details="true"/>
                <table:data-pilot-member table:name="6567" table:display="true" table:show-details="true"/>
                <table:data-pilot-member table:name="6569" table:display="true" table:show-details="true"/>
                <table:data-pilot-member table:name="6570" table:display="true" table:show-details="true"/>
                <table:data-pilot-member table:name="6572" table:display="true" table:show-details="true"/>
                <table:data-pilot-member table:name="6576" table:display="true" table:show-details="true"/>
                <table:data-pilot-member table:name="6577" table:display="true" table:show-details="true"/>
                <table:data-pilot-member table:name="6579" table:display="true" table:show-details="true"/>
                <table:data-pilot-member table:name="6581" table:display="true" table:show-details="true"/>
                <table:data-pilot-member table:name="6583" table:display="true" table:show-details="true"/>
                <table:data-pilot-member table:name="6585" table:display="true" table:show-details="true"/>
                <table:data-pilot-member table:name="6587" table:display="true" table:show-details="true"/>
                <table:data-pilot-member table:name="6588" table:display="true" table:show-details="true"/>
                <table:data-pilot-member table:name="6589" table:display="true" table:show-details="true"/>
                <table:data-pilot-member table:name="6590" table:display="true" table:show-details="true"/>
                <table:data-pilot-member table:name="6591" table:display="true" table:show-details="true"/>
                <table:data-pilot-member table:name="6596" table:display="true" table:show-details="true"/>
                <table:data-pilot-member table:name="6597" table:display="true" table:show-details="true"/>
                <table:data-pilot-member table:name="6598" table:display="true" table:show-details="true"/>
                <table:data-pilot-member table:name="6601" table:display="true" table:show-details="true"/>
                <table:data-pilot-member table:name="6603" table:display="true" table:show-details="true"/>
                <table:data-pilot-member table:name="6604" table:display="true" table:show-details="true"/>
                <table:data-pilot-member table:name="6605" table:display="true" table:show-details="true"/>
                <table:data-pilot-member table:name="6611" table:display="true" table:show-details="true"/>
                <table:data-pilot-member table:name="6618" table:display="true" table:show-details="true"/>
                <table:data-pilot-member table:name="6620" table:display="true" table:show-details="true"/>
                <table:data-pilot-member table:name="6624" table:display="true" table:show-details="true"/>
                <table:data-pilot-member table:name="6625" table:display="true" table:show-details="true"/>
                <table:data-pilot-member table:name="6628" table:display="true" table:show-details="true"/>
                <table:data-pilot-member table:name="6630" table:display="true" table:show-details="true"/>
                <table:data-pilot-member table:name="6632" table:display="true" table:show-details="true"/>
                <table:data-pilot-member table:name="6635" table:display="true" table:show-details="true"/>
                <table:data-pilot-member table:name="6636" table:display="true" table:show-details="true"/>
                <table:data-pilot-member table:name="6637" table:display="true" table:show-details="true"/>
                <table:data-pilot-member table:name="6640" table:display="true" table:show-details="true"/>
                <table:data-pilot-member table:name="6641" table:display="true" table:show-details="true"/>
                <table:data-pilot-member table:name="6642" table:display="true" table:show-details="true"/>
                <table:data-pilot-member table:name="6643" table:display="true" table:show-details="true"/>
                <table:data-pilot-member table:name="6645" table:display="true" table:show-details="true"/>
                <table:data-pilot-member table:name="6647" table:display="true" table:show-details="true"/>
                <table:data-pilot-member table:name="6648" table:display="true" table:show-details="true"/>
                <table:data-pilot-member table:name="6649" table:display="true" table:show-details="true"/>
                <table:data-pilot-member table:name="6650" table:display="true" table:show-details="true"/>
                <table:data-pilot-member table:name="6652" table:display="true" table:show-details="true"/>
                <table:data-pilot-member table:name="6655" table:display="true" table:show-details="true"/>
                <table:data-pilot-member table:name="6657" table:display="true" table:show-details="true"/>
                <table:data-pilot-member table:name="6658" table:display="true" table:show-details="true"/>
                <table:data-pilot-member table:name="6659" table:display="true" table:show-details="true"/>
                <table:data-pilot-member table:name="6660" table:display="true" table:show-details="true"/>
                <table:data-pilot-member table:name="6661" table:display="true" table:show-details="true"/>
                <table:data-pilot-member table:name="6663" table:display="true" table:show-details="true"/>
                <table:data-pilot-member table:name="6664" table:display="true" table:show-details="true"/>
                <table:data-pilot-member table:name="6673" table:display="true" table:show-details="true"/>
                <table:data-pilot-member table:name="6683" table:display="true" table:show-details="true"/>
                <table:data-pilot-member table:name="6684" table:display="true" table:show-details="true"/>
                <table:data-pilot-member table:name="6687" table:display="true" table:show-details="true"/>
                <table:data-pilot-member table:name="6688" table:display="true" table:show-details="true"/>
                <table:data-pilot-member table:name="6690" table:display="true" table:show-details="true"/>
                <table:data-pilot-member table:name="6693" table:display="true" table:show-details="true"/>
                <table:data-pilot-member table:name="6694" table:display="true" table:show-details="true"/>
                <table:data-pilot-member table:name="6697" table:display="true" table:show-details="true"/>
                <table:data-pilot-member table:name="6700" table:display="true" table:show-details="true"/>
                <table:data-pilot-member table:name="6705" table:display="true" table:show-details="true"/>
                <table:data-pilot-member table:name="6706" table:display="true" table:show-details="true"/>
                <table:data-pilot-member table:name="6712" table:display="true" table:show-details="true"/>
                <table:data-pilot-member table:name="6717" table:display="true" table:show-details="true"/>
                <table:data-pilot-member table:name="6725" table:display="true" table:show-details="true"/>
                <table:data-pilot-member table:name="6730" table:display="true" table:show-details="true"/>
                <table:data-pilot-member table:name="6735" table:display="true" table:show-details="true"/>
                <table:data-pilot-member table:name="6739" table:display="true" table:show-details="true"/>
                <table:data-pilot-member table:name="6742" table:display="true" table:show-details="true"/>
                <table:data-pilot-member table:name="6748" table:display="true" table:show-details="true"/>
                <table:data-pilot-member table:name="6752" table:display="true" table:show-details="true"/>
                <table:data-pilot-member table:name="6758" table:display="true" table:show-details="true"/>
                <table:data-pilot-member table:name="6766" table:display="true" table:show-details="true"/>
                <table:data-pilot-member table:name="6768" table:display="true" table:show-details="true"/>
                <table:data-pilot-member table:name="6778" table:display="true" table:show-details="true"/>
                <table:data-pilot-member table:name="6782" table:display="true" table:show-details="true"/>
                <table:data-pilot-member table:name="6796" table:display="true" table:show-details="true"/>
                <table:data-pilot-member table:name="6797" table:display="true" table:show-details="true"/>
                <table:data-pilot-member table:name="6801" table:display="true" table:show-details="true"/>
                <table:data-pilot-member table:name="6813" table:display="true" table:show-details="true"/>
                <table:data-pilot-member table:name="6819" table:display="true" table:show-details="true"/>
                <table:data-pilot-member table:name="6822" table:display="true" table:show-details="true"/>
                <table:data-pilot-member table:name="6825" table:display="true" table:show-details="true"/>
                <table:data-pilot-member table:name="6829" table:display="true" table:show-details="true"/>
                <table:data-pilot-member table:name="6831" table:display="true" table:show-details="true"/>
                <table:data-pilot-member table:name="6838" table:display="true" table:show-details="true"/>
                <table:data-pilot-member table:name="6843" table:display="true" table:show-details="true"/>
                <table:data-pilot-member table:name="6848" table:display="true" table:show-details="true"/>
                <table:data-pilot-member table:name="6851" table:display="true" table:show-details="true"/>
                <table:data-pilot-member table:name="6856" table:display="true" table:show-details="true"/>
                <table:data-pilot-member table:name="6891" table:display="true" table:show-details="true"/>
                <table:data-pilot-member table:name="6914" table:display="true" table:show-details="true"/>
                <table:data-pilot-member table:name="6917" table:display="true" table:show-details="true"/>
                <table:data-pilot-member table:name="6919" table:display="true" table:show-details="true"/>
                <table:data-pilot-member table:name="6944" table:display="true" table:show-details="true"/>
                <table:data-pilot-member table:name="6960" table:display="true" table:show-details="true"/>
                <table:data-pilot-member table:name="6967" table:display="true" table:show-details="true"/>
                <table:data-pilot-member table:name="6986" table:display="true" table:show-details="true"/>
                <table:data-pilot-member table:name="70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max">
            <table:data-pilot-level table:show-empty="false" calcext:repeat-item-labels="false">
              <table:data-pilot-members>
                <table:data-pilot-member table:name="5631" table:display="true" table:show-details="true"/>
                <table:data-pilot-member table:name="5651" table:display="true" table:show-details="true"/>
                <table:data-pilot-member table:name="5670" table:display="true" table:show-details="true"/>
                <table:data-pilot-member table:name="5679" table:display="true" table:show-details="true"/>
                <table:data-pilot-member table:name="5686" table:display="true" table:show-details="true"/>
                <table:data-pilot-member table:name="5699" table:display="true" table:show-details="true"/>
                <table:data-pilot-member table:name="5703" table:display="true" table:show-details="true"/>
                <table:data-pilot-member table:name="5745" table:display="true" table:show-details="true"/>
                <table:data-pilot-member table:name="5754" table:display="true" table:show-details="true"/>
                <table:data-pilot-member table:name="5761" table:display="true" table:show-details="true"/>
                <table:data-pilot-member table:name="5762" table:display="true" table:show-details="true"/>
                <table:data-pilot-member table:name="5763" table:display="true" table:show-details="true"/>
                <table:data-pilot-member table:name="5767" table:display="true" table:show-details="true"/>
                <table:data-pilot-member table:name="5775" table:display="true" table:show-details="true"/>
                <table:data-pilot-member table:name="5778" table:display="true" table:show-details="true"/>
                <table:data-pilot-member table:name="5783" table:display="true" table:show-details="true"/>
                <table:data-pilot-member table:name="5785" table:display="true" table:show-details="true"/>
                <table:data-pilot-member table:name="5787" table:display="true" table:show-details="true"/>
                <table:data-pilot-member table:name="5792" table:display="true" table:show-details="true"/>
                <table:data-pilot-member table:name="5793" table:display="true" table:show-details="true"/>
                <table:data-pilot-member table:name="5796" table:display="true" table:show-details="true"/>
                <table:data-pilot-member table:name="5798" table:display="true" table:show-details="true"/>
                <table:data-pilot-member table:name="5799" table:display="true" table:show-details="true"/>
                <table:data-pilot-member table:name="5801" table:display="true" table:show-details="true"/>
                <table:data-pilot-member table:name="5803" table:display="true" table:show-details="true"/>
                <table:data-pilot-member table:name="5807" table:display="true" table:show-details="true"/>
                <table:data-pilot-member table:name="5808" table:display="true" table:show-details="true"/>
                <table:data-pilot-member table:name="5809" table:display="true" table:show-details="true"/>
                <table:data-pilot-member table:name="5810" table:display="true" table:show-details="true"/>
                <table:data-pilot-member table:name="5812" table:display="true" table:show-details="true"/>
                <table:data-pilot-member table:name="5814" table:display="true" table:show-details="true"/>
                <table:data-pilot-member table:name="5815" table:display="true" table:show-details="true"/>
                <table:data-pilot-member table:name="5816" table:display="true" table:show-details="true"/>
                <table:data-pilot-member table:name="5817" table:display="true" table:show-details="true"/>
                <table:data-pilot-member table:name="5822" table:display="true" table:show-details="true"/>
                <table:data-pilot-member table:name="5824" table:display="true" table:show-details="true"/>
                <table:data-pilot-member table:name="5825" table:display="true" table:show-details="true"/>
                <table:data-pilot-member table:name="5826" table:display="true" table:show-details="true"/>
                <table:data-pilot-member table:name="5827" table:display="true" table:show-details="true"/>
                <table:data-pilot-member table:name="5828" table:display="true" table:show-details="true"/>
                <table:data-pilot-member table:name="5829" table:display="true" table:show-details="true"/>
                <table:data-pilot-member table:name="5830" table:display="true" table:show-details="true"/>
                <table:data-pilot-member table:name="5831" table:display="true" table:show-details="true"/>
                <table:data-pilot-member table:name="5832" table:display="true" table:show-details="true"/>
                <table:data-pilot-member table:name="5836" table:display="true" table:show-details="true"/>
                <table:data-pilot-member table:name="5838" table:display="true" table:show-details="true"/>
                <table:data-pilot-member table:name="5839" table:display="true" table:show-details="true"/>
                <table:data-pilot-member table:name="5840" table:display="true" table:show-details="true"/>
                <table:data-pilot-member table:name="5841" table:display="true" table:show-details="true"/>
                <table:data-pilot-member table:name="5842" table:display="true" table:show-details="true"/>
                <table:data-pilot-member table:name="5843" table:display="true" table:show-details="true"/>
                <table:data-pilot-member table:name="5845" table:display="true" table:show-details="true"/>
                <table:data-pilot-member table:name="5847" table:display="true" table:show-details="true"/>
                <table:data-pilot-member table:name="5850" table:display="true" table:show-details="true"/>
                <table:data-pilot-member table:name="5851" table:display="true" table:show-details="true"/>
                <table:data-pilot-member table:name="5852" table:display="true" table:show-details="true"/>
                <table:data-pilot-member table:name="5856" table:display="true" table:show-details="true"/>
                <table:data-pilot-member table:name="5857" table:display="true" table:show-details="true"/>
                <table:data-pilot-member table:name="5858" table:display="true" table:show-details="true"/>
                <table:data-pilot-member table:name="5860" table:display="true" table:show-details="true"/>
                <table:data-pilot-member table:name="5862" table:display="true" table:show-details="true"/>
                <table:data-pilot-member table:name="5864" table:display="true" table:show-details="true"/>
                <table:data-pilot-member table:name="5865" table:display="true" table:show-details="true"/>
                <table:data-pilot-member table:name="5866" table:display="true" table:show-details="true"/>
                <table:data-pilot-member table:name="5868" table:display="true" table:show-details="true"/>
                <table:data-pilot-member table:name="5870" table:display="true" table:show-details="true"/>
                <table:data-pilot-member table:name="5871" table:display="true" table:show-details="true"/>
                <table:data-pilot-member table:name="5873" table:display="true" table:show-details="true"/>
                <table:data-pilot-member table:name="5875" table:display="true" table:show-details="true"/>
                <table:data-pilot-member table:name="5876" table:display="true" table:show-details="true"/>
                <table:data-pilot-member table:name="5878" table:display="true" table:show-details="true"/>
                <table:data-pilot-member table:name="5879" table:display="true" table:show-details="true"/>
                <table:data-pilot-member table:name="5880" table:display="true" table:show-details="true"/>
                <table:data-pilot-member table:name="5881" table:display="true" table:show-details="true"/>
                <table:data-pilot-member table:name="5883" table:display="true" table:show-details="true"/>
                <table:data-pilot-member table:name="5884" table:display="true" table:show-details="true"/>
                <table:data-pilot-member table:name="5885" table:display="true" table:show-details="true"/>
                <table:data-pilot-member table:name="5886" table:display="true" table:show-details="true"/>
                <table:data-pilot-member table:name="5887" table:display="true" table:show-details="true"/>
                <table:data-pilot-member table:name="5888" table:display="true" table:show-details="true"/>
                <table:data-pilot-member table:name="5889" table:display="true" table:show-details="true"/>
                <table:data-pilot-member table:name="5891" table:display="true" table:show-details="true"/>
                <table:data-pilot-member table:name="5892" table:display="true" table:show-details="true"/>
                <table:data-pilot-member table:name="5893" table:display="true" table:show-details="true"/>
                <table:data-pilot-member table:name="5894" table:display="true" table:show-details="true"/>
                <table:data-pilot-member table:name="5895" table:display="true" table:show-details="true"/>
                <table:data-pilot-member table:name="5897" table:display="true" table:show-details="true"/>
                <table:data-pilot-member table:name="5898" table:display="true" table:show-details="true"/>
                <table:data-pilot-member table:name="5899" table:display="true" table:show-details="true"/>
                <table:data-pilot-member table:name="5900" table:display="true" table:show-details="true"/>
                <table:data-pilot-member table:name="5902" table:display="true" table:show-details="true"/>
                <table:data-pilot-member table:name="5903" table:display="true" table:show-details="true"/>
                <table:data-pilot-member table:name="5904" table:display="true" table:show-details="true"/>
                <table:data-pilot-member table:name="5905" table:display="true" table:show-details="true"/>
                <table:data-pilot-member table:name="5906" table:display="true" table:show-details="true"/>
                <table:data-pilot-member table:name="5907" table:display="true" table:show-details="true"/>
                <table:data-pilot-member table:name="5908" table:display="true" table:show-details="true"/>
                <table:data-pilot-member table:name="5909" table:display="true" table:show-details="true"/>
                <table:data-pilot-member table:name="5910" table:display="true" table:show-details="true"/>
                <table:data-pilot-member table:name="5911" table:display="true" table:show-details="true"/>
                <table:data-pilot-member table:name="5912" table:display="true" table:show-details="true"/>
                <table:data-pilot-member table:name="5913" table:display="true" table:show-details="true"/>
                <table:data-pilot-member table:name="5914" table:display="true" table:show-details="true"/>
                <table:data-pilot-member table:name="5916" table:display="true" table:show-details="true"/>
                <table:data-pilot-member table:name="5918" table:display="true" table:show-details="true"/>
                <table:data-pilot-member table:name="5919" table:display="true" table:show-details="true"/>
                <table:data-pilot-member table:name="5921" table:display="true" table:show-details="true"/>
                <table:data-pilot-member table:name="5922" table:display="true" table:show-details="true"/>
                <table:data-pilot-member table:name="5923" table:display="true" table:show-details="true"/>
                <table:data-pilot-member table:name="5924" table:display="true" table:show-details="true"/>
                <table:data-pilot-member table:name="5925" table:display="true" table:show-details="true"/>
                <table:data-pilot-member table:name="5926" table:display="true" table:show-details="true"/>
                <table:data-pilot-member table:name="5927" table:display="true" table:show-details="true"/>
                <table:data-pilot-member table:name="5928" table:display="true" table:show-details="true"/>
                <table:data-pilot-member table:name="5929" table:display="true" table:show-details="true"/>
                <table:data-pilot-member table:name="5930" table:display="true" table:show-details="true"/>
                <table:data-pilot-member table:name="5931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35" table:display="true" table:show-details="true"/>
                <table:data-pilot-member table:name="5936" table:display="true" table:show-details="true"/>
                <table:data-pilot-member table:name="5937" table:display="true" table:show-details="true"/>
                <table:data-pilot-member table:name="5938" table:display="true" table:show-details="true"/>
                <table:data-pilot-member table:name="5939" table:display="true" table:show-details="true"/>
                <table:data-pilot-member table:name="5940" table:display="true" table:show-details="true"/>
                <table:data-pilot-member table:name="5941" table:display="true" table:show-details="true"/>
                <table:data-pilot-member table:name="5942" table:display="true" table:show-details="true"/>
                <table:data-pilot-member table:name="5943" table:display="true" table:show-details="true"/>
                <table:data-pilot-member table:name="5944" table:display="true" table:show-details="true"/>
                <table:data-pilot-member table:name="5945" table:display="true" table:show-details="true"/>
                <table:data-pilot-member table:name="5946" table:display="true" table:show-details="true"/>
                <table:data-pilot-member table:name="5947" table:display="true" table:show-details="true"/>
                <table:data-pilot-member table:name="5948" table:display="true" table:show-details="true"/>
                <table:data-pilot-member table:name="5949" table:display="true" table:show-details="true"/>
                <table:data-pilot-member table:name="5950" table:display="true" table:show-details="true"/>
                <table:data-pilot-member table:name="5951" table:display="true" table:show-details="true"/>
                <table:data-pilot-member table:name="5952" table:display="true" table:show-details="true"/>
                <table:data-pilot-member table:name="5953" table:display="true" table:show-details="true"/>
                <table:data-pilot-member table:name="5954" table:display="true" table:show-details="true"/>
                <table:data-pilot-member table:name="5956" table:display="true" table:show-details="true"/>
                <table:data-pilot-member table:name="5957" table:display="true" table:show-details="true"/>
                <table:data-pilot-member table:name="5958" table:display="true" table:show-details="true"/>
                <table:data-pilot-member table:name="5960" table:display="true" table:show-details="true"/>
                <table:data-pilot-member table:name="5961" table:display="true" table:show-details="true"/>
                <table:data-pilot-member table:name="5962" table:display="true" table:show-details="true"/>
                <table:data-pilot-member table:name="5963" table:display="true" table:show-details="true"/>
                <table:data-pilot-member table:name="5965" table:display="true" table:show-details="true"/>
                <table:data-pilot-member table:name="5966" table:display="true" table:show-details="true"/>
                <table:data-pilot-member table:name="5967" table:display="true" table:show-details="true"/>
                <table:data-pilot-member table:name="5968" table:display="true" table:show-details="true"/>
                <table:data-pilot-member table:name="5969" table:display="true" table:show-details="true"/>
                <table:data-pilot-member table:name="5970" table:display="true" table:show-details="true"/>
                <table:data-pilot-member table:name="5971" table:display="true" table:show-details="true"/>
                <table:data-pilot-member table:name="5972" table:display="true" table:show-details="true"/>
                <table:data-pilot-member table:name="5973" table:display="true" table:show-details="true"/>
                <table:data-pilot-member table:name="5974" table:display="true" table:show-details="true"/>
                <table:data-pilot-member table:name="5975" table:display="true" table:show-details="true"/>
                <table:data-pilot-member table:name="5976" table:display="true" table:show-details="true"/>
                <table:data-pilot-member table:name="5978" table:display="true" table:show-details="true"/>
                <table:data-pilot-member table:name="5979" table:display="true" table:show-details="true"/>
                <table:data-pilot-member table:name="5980" table:display="true" table:show-details="true"/>
                <table:data-pilot-member table:name="5981" table:display="true" table:show-details="true"/>
                <table:data-pilot-member table:name="5982" table:display="true" table:show-details="true"/>
                <table:data-pilot-member table:name="5983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6" table:display="true" table:show-details="true"/>
                <table:data-pilot-member table:name="5987" table:display="true" table:show-details="true"/>
                <table:data-pilot-member table:name="5988" table:display="true" table:show-details="true"/>
                <table:data-pilot-member table:name="5989" table:display="true" table:show-details="true"/>
                <table:data-pilot-member table:name="5990" table:display="true" table:show-details="true"/>
                <table:data-pilot-member table:name="5992" table:display="true" table:show-details="true"/>
                <table:data-pilot-member table:name="5993" table:display="true" table:show-details="true"/>
                <table:data-pilot-member table:name="5994" table:display="true" table:show-details="true"/>
                <table:data-pilot-member table:name="5996" table:display="true" table:show-details="true"/>
                <table:data-pilot-member table:name="5997" table:display="true" table:show-details="true"/>
                <table:data-pilot-member table:name="5998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6002" table:display="true" table:show-details="true"/>
                <table:data-pilot-member table:name="6003" table:display="true" table:show-details="true"/>
                <table:data-pilot-member table:name="6004" table:display="true" table:show-details="true"/>
                <table:data-pilot-member table:name="6005" table:display="true" table:show-details="true"/>
                <table:data-pilot-member table:name="6006" table:display="true" table:show-details="true"/>
                <table:data-pilot-member table:name="6007" table:display="true" table:show-details="true"/>
                <table:data-pilot-member table:name="6008" table:display="true" table:show-details="true"/>
                <table:data-pilot-member table:name="6009" table:display="true" table:show-details="true"/>
                <table:data-pilot-member table:name="6010" table:display="true" table:show-details="true"/>
                <table:data-pilot-member table:name="6011" table:display="true" table:show-details="true"/>
                <table:data-pilot-member table:name="6012" table:display="true" table:show-details="true"/>
                <table:data-pilot-member table:name="6013" table:display="true" table:show-details="true"/>
                <table:data-pilot-member table:name="6014" table:display="true" table:show-details="true"/>
                <table:data-pilot-member table:name="6015" table:display="true" table:show-details="true"/>
                <table:data-pilot-member table:name="6016" table:display="true" table:show-details="true"/>
                <table:data-pilot-member table:name="6017" table:display="true" table:show-details="true"/>
                <table:data-pilot-member table:name="6018" table:display="true" table:show-details="true"/>
                <table:data-pilot-member table:name="6019" table:display="true" table:show-details="true"/>
                <table:data-pilot-member table:name="6020" table:display="true" table:show-details="true"/>
                <table:data-pilot-member table:name="6021" table:display="true" table:show-details="true"/>
                <table:data-pilot-member table:name="6022" table:display="true" table:show-details="true"/>
                <table:data-pilot-member table:name="6023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26" table:display="true" table:show-details="true"/>
                <table:data-pilot-member table:name="6027" table:display="true" table:show-details="true"/>
                <table:data-pilot-member table:name="6028" table:display="true" table:show-details="true"/>
                <table:data-pilot-member table:name="6029" table:display="true" table:show-details="true"/>
                <table:data-pilot-member table:name="6030" table:display="true" table:show-details="true"/>
                <table:data-pilot-member table:name="6031" table:display="true" table:show-details="true"/>
                <table:data-pilot-member table:name="6032" table:display="true" table:show-details="true"/>
                <table:data-pilot-member table:name="6033" table:display="true" table:show-details="true"/>
                <table:data-pilot-member table:name="6034" table:display="true" table:show-details="true"/>
                <table:data-pilot-member table:name="6035" table:display="true" table:show-details="true"/>
                <table:data-pilot-member table:name="6036" table:display="true" table:show-details="true"/>
                <table:data-pilot-member table:name="6037" table:display="true" table:show-details="true"/>
                <table:data-pilot-member table:name="6038" table:display="true" table:show-details="true"/>
                <table:data-pilot-member table:name="6039" table:display="true" table:show-details="true"/>
                <table:data-pilot-member table:name="6040" table:display="true" table:show-details="true"/>
                <table:data-pilot-member table:name="6041" table:display="true" table:show-details="true"/>
                <table:data-pilot-member table:name="6042" table:display="true" table:show-details="true"/>
                <table:data-pilot-member table:name="6043" table:display="true" table:show-details="true"/>
                <table:data-pilot-member table:name="6044" table:display="true" table:show-details="true"/>
                <table:data-pilot-member table:name="6045" table:display="true" table:show-details="true"/>
                <table:data-pilot-member table:name="6046" table:display="true" table:show-details="true"/>
                <table:data-pilot-member table:name="6047" table:display="true" table:show-details="true"/>
                <table:data-pilot-member table:name="6048" table:display="true" table:show-details="true"/>
                <table:data-pilot-member table:name="6049" table:display="true" table:show-details="true"/>
                <table:data-pilot-member table:name="6050" table:display="true" table:show-details="true"/>
                <table:data-pilot-member table:name="6051" table:display="true" table:show-details="true"/>
                <table:data-pilot-member table:name="6052" table:display="true" table:show-details="true"/>
                <table:data-pilot-member table:name="6053" table:display="true" table:show-details="true"/>
                <table:data-pilot-member table:name="6054" table:display="true" table:show-details="true"/>
                <table:data-pilot-member table:name="6055" table:display="true" table:show-details="true"/>
                <table:data-pilot-member table:name="6056" table:display="true" table:show-details="true"/>
                <table:data-pilot-member table:name="6057" table:display="true" table:show-details="true"/>
                <table:data-pilot-member table:name="6058" table:display="true" table:show-details="true"/>
                <table:data-pilot-member table:name="6059" table:display="true" table:show-details="true"/>
                <table:data-pilot-member table:name="6060" table:display="true" table:show-details="true"/>
                <table:data-pilot-member table:name="6062" table:display="true" table:show-details="true"/>
                <table:data-pilot-member table:name="6063" table:display="true" table:show-details="true"/>
                <table:data-pilot-member table:name="6064" table:display="true" table:show-details="true"/>
                <table:data-pilot-member table:name="6065" table:display="true" table:show-details="true"/>
                <table:data-pilot-member table:name="6067" table:display="true" table:show-details="true"/>
                <table:data-pilot-member table:name="6068" table:display="true" table:show-details="true"/>
                <table:data-pilot-member table:name="6069" table:display="true" table:show-details="true"/>
                <table:data-pilot-member table:name="6070" table:display="true" table:show-details="true"/>
                <table:data-pilot-member table:name="6071" table:display="true" table:show-details="true"/>
                <table:data-pilot-member table:name="6072" table:display="true" table:show-details="true"/>
                <table:data-pilot-member table:name="6073" table:display="true" table:show-details="true"/>
                <table:data-pilot-member table:name="6074" table:display="true" table:show-details="true"/>
                <table:data-pilot-member table:name="6075" table:display="true" table:show-details="true"/>
                <table:data-pilot-member table:name="6076" table:display="true" table:show-details="true"/>
                <table:data-pilot-member table:name="6077" table:display="true" table:show-details="true"/>
                <table:data-pilot-member table:name="6078" table:display="true" table:show-details="true"/>
                <table:data-pilot-member table:name="6080" table:display="true" table:show-details="true"/>
                <table:data-pilot-member table:name="6081" table:display="true" table:show-details="true"/>
                <table:data-pilot-member table:name="6083" table:display="true" table:show-details="true"/>
                <table:data-pilot-member table:name="6084" table:display="true" table:show-details="true"/>
                <table:data-pilot-member table:name="6085" table:display="true" table:show-details="true"/>
                <table:data-pilot-member table:name="6086" table:display="true" table:show-details="true"/>
                <table:data-pilot-member table:name="6087" table:display="true" table:show-details="true"/>
                <table:data-pilot-member table:name="6088" table:display="true" table:show-details="true"/>
                <table:data-pilot-member table:name="6089" table:display="true" table:show-details="true"/>
                <table:data-pilot-member table:name="6090" table:display="true" table:show-details="true"/>
                <table:data-pilot-member table:name="6091" table:display="true" table:show-details="true"/>
                <table:data-pilot-member table:name="6092" table:display="true" table:show-details="true"/>
                <table:data-pilot-member table:name="6093" table:display="true" table:show-details="true"/>
                <table:data-pilot-member table:name="6094" table:display="true" table:show-details="true"/>
                <table:data-pilot-member table:name="6095" table:display="true" table:show-details="true"/>
                <table:data-pilot-member table:name="6096" table:display="true" table:show-details="true"/>
                <table:data-pilot-member table:name="6097" table:display="true" table:show-details="true"/>
                <table:data-pilot-member table:name="6098" table:display="true" table:show-details="true"/>
                <table:data-pilot-member table:name="6099" table:display="true" table:show-details="true"/>
                <table:data-pilot-member table:name="6100" table:display="true" table:show-details="true"/>
                <table:data-pilot-member table:name="6102" table:display="true" table:show-details="true"/>
                <table:data-pilot-member table:name="6103" table:display="true" table:show-details="true"/>
                <table:data-pilot-member table:name="6104" table:display="true" table:show-details="true"/>
                <table:data-pilot-member table:name="6106" table:display="true" table:show-details="true"/>
                <table:data-pilot-member table:name="6108" table:display="true" table:show-details="true"/>
                <table:data-pilot-member table:name="6109" table:display="true" table:show-details="true"/>
                <table:data-pilot-member table:name="6110" table:display="true" table:show-details="true"/>
                <table:data-pilot-member table:name="6112" table:display="true" table:show-details="true"/>
                <table:data-pilot-member table:name="6113" table:display="true" table:show-details="true"/>
                <table:data-pilot-member table:name="6114" table:display="true" table:show-details="true"/>
                <table:data-pilot-member table:name="6115" table:display="true" table:show-details="true"/>
                <table:data-pilot-member table:name="6116" table:display="true" table:show-details="true"/>
                <table:data-pilot-member table:name="6117" table:display="true" table:show-details="true"/>
                <table:data-pilot-member table:name="6121" table:display="true" table:show-details="true"/>
                <table:data-pilot-member table:name="6123" table:display="true" table:show-details="true"/>
                <table:data-pilot-member table:name="6125" table:display="true" table:show-details="true"/>
                <table:data-pilot-member table:name="6126" table:display="true" table:show-details="true"/>
                <table:data-pilot-member table:name="6127" table:display="true" table:show-details="true"/>
                <table:data-pilot-member table:name="6129" table:display="true" table:show-details="true"/>
                <table:data-pilot-member table:name="6130" table:display="true" table:show-details="true"/>
                <table:data-pilot-member table:name="6131" table:display="true" table:show-details="true"/>
                <table:data-pilot-member table:name="6132" table:display="true" table:show-details="true"/>
                <table:data-pilot-member table:name="6133" table:display="true" table:show-details="true"/>
                <table:data-pilot-member table:name="6135" table:display="true" table:show-details="true"/>
                <table:data-pilot-member table:name="6136" table:display="true" table:show-details="true"/>
                <table:data-pilot-member table:name="6137" table:display="true" table:show-details="true"/>
                <table:data-pilot-member table:name="6140" table:display="true" table:show-details="true"/>
                <table:data-pilot-member table:name="6141" table:display="true" table:show-details="true"/>
                <table:data-pilot-member table:name="6142" table:display="true" table:show-details="true"/>
                <table:data-pilot-member table:name="6143" table:display="true" table:show-details="true"/>
                <table:data-pilot-member table:name="6144" table:display="true" table:show-details="true"/>
                <table:data-pilot-member table:name="6145" table:display="true" table:show-details="true"/>
                <table:data-pilot-member table:name="6146" table:display="true" table:show-details="true"/>
                <table:data-pilot-member table:name="6147" table:display="true" table:show-details="true"/>
                <table:data-pilot-member table:name="6148" table:display="true" table:show-details="true"/>
                <table:data-pilot-member table:name="6149" table:display="true" table:show-details="true"/>
                <table:data-pilot-member table:name="6150" table:display="true" table:show-details="true"/>
                <table:data-pilot-member table:name="6151" table:display="true" table:show-details="true"/>
                <table:data-pilot-member table:name="6152" table:display="true" table:show-details="true"/>
                <table:data-pilot-member table:name="6153" table:display="true" table:show-details="true"/>
                <table:data-pilot-member table:name="6154" table:display="true" table:show-details="true"/>
                <table:data-pilot-member table:name="6156" table:display="true" table:show-details="true"/>
                <table:data-pilot-member table:name="6157" table:display="true" table:show-details="true"/>
                <table:data-pilot-member table:name="6158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1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6" table:display="true" table:show-details="true"/>
                <table:data-pilot-member table:name="6167" table:display="true" table:show-details="true"/>
                <table:data-pilot-member table:name="6168" table:display="true" table:show-details="true"/>
                <table:data-pilot-member table:name="6169" table:display="true" table:show-details="true"/>
                <table:data-pilot-member table:name="6170" table:display="true" table:show-details="true"/>
                <table:data-pilot-member table:name="6171" table:display="true" table:show-details="true"/>
                <table:data-pilot-member table:name="6173" table:display="true" table:show-details="true"/>
                <table:data-pilot-member table:name="6174" table:display="true" table:show-details="true"/>
                <table:data-pilot-member table:name="6175" table:display="true" table:show-details="true"/>
                <table:data-pilot-member table:name="6176" table:display="true" table:show-details="true"/>
                <table:data-pilot-member table:name="6177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0" table:display="true" table:show-details="true"/>
                <table:data-pilot-member table:name="6182" table:display="true" table:show-details="true"/>
                <table:data-pilot-member table:name="6183" table:display="true" table:show-details="true"/>
                <table:data-pilot-member table:name="6184" table:display="true" table:show-details="true"/>
                <table:data-pilot-member table:name="6185" table:display="true" table:show-details="true"/>
                <table:data-pilot-member table:name="6186" table:display="true" table:show-details="true"/>
                <table:data-pilot-member table:name="6188" table:display="true" table:show-details="true"/>
                <table:data-pilot-member table:name="6189" table:display="true" table:show-details="true"/>
                <table:data-pilot-member table:name="6191" table:display="true" table:show-details="true"/>
                <table:data-pilot-member table:name="6192" table:display="true" table:show-details="true"/>
                <table:data-pilot-member table:name="6193" table:display="true" table:show-details="true"/>
                <table:data-pilot-member table:name="6194" table:display="true" table:show-details="true"/>
                <table:data-pilot-member table:name="6195" table:display="true" table:show-details="true"/>
                <table:data-pilot-member table:name="6196" table:display="true" table:show-details="true"/>
                <table:data-pilot-member table:name="6197" table:display="true" table:show-details="true"/>
                <table:data-pilot-member table:name="6200" table:display="true" table:show-details="true"/>
                <table:data-pilot-member table:name="6201" table:display="true" table:show-details="true"/>
                <table:data-pilot-member table:name="6202" table:display="true" table:show-details="true"/>
                <table:data-pilot-member table:name="6203" table:display="true" table:show-details="true"/>
                <table:data-pilot-member table:name="6204" table:display="true" table:show-details="true"/>
                <table:data-pilot-member table:name="6205" table:display="true" table:show-details="true"/>
                <table:data-pilot-member table:name="6206" table:display="true" table:show-details="true"/>
                <table:data-pilot-member table:name="6208" table:display="true" table:show-details="true"/>
                <table:data-pilot-member table:name="6209" table:display="true" table:show-details="true"/>
                <table:data-pilot-member table:name="6210" table:display="true" table:show-details="true"/>
                <table:data-pilot-member table:name="6211" table:display="true" table:show-details="true"/>
                <table:data-pilot-member table:name="6214" table:display="true" table:show-details="true"/>
                <table:data-pilot-member table:name="6215" table:display="true" table:show-details="true"/>
                <table:data-pilot-member table:name="6216" table:display="true" table:show-details="true"/>
                <table:data-pilot-member table:name="6217" table:display="true" table:show-details="true"/>
                <table:data-pilot-member table:name="6218" table:display="true" table:show-details="true"/>
                <table:data-pilot-member table:name="6219" table:display="true" table:show-details="true"/>
                <table:data-pilot-member table:name="6222" table:display="true" table:show-details="true"/>
                <table:data-pilot-member table:name="6224" table:display="true" table:show-details="true"/>
                <table:data-pilot-member table:name="6226" table:display="true" table:show-details="true"/>
                <table:data-pilot-member table:name="6227" table:display="true" table:show-details="true"/>
                <table:data-pilot-member table:name="6228" table:display="true" table:show-details="true"/>
                <table:data-pilot-member table:name="6229" table:display="true" table:show-details="true"/>
                <table:data-pilot-member table:name="6230" table:display="true" table:show-details="true"/>
                <table:data-pilot-member table:name="6231" table:display="true" table:show-details="true"/>
                <table:data-pilot-member table:name="6232" table:display="true" table:show-details="true"/>
                <table:data-pilot-member table:name="6233" table:display="true" table:show-details="true"/>
                <table:data-pilot-member table:name="6234" table:display="true" table:show-details="true"/>
                <table:data-pilot-member table:name="6235" table:display="true" table:show-details="true"/>
                <table:data-pilot-member table:name="6236" table:display="true" table:show-details="true"/>
                <table:data-pilot-member table:name="6237" table:display="true" table:show-details="true"/>
                <table:data-pilot-member table:name="6238" table:display="true" table:show-details="true"/>
                <table:data-pilot-member table:name="6240" table:display="true" table:show-details="true"/>
                <table:data-pilot-member table:name="6241" table:display="true" table:show-details="true"/>
                <table:data-pilot-member table:name="6242" table:display="true" table:show-details="true"/>
                <table:data-pilot-member table:name="6243" table:display="true" table:show-details="true"/>
                <table:data-pilot-member table:name="6246" table:display="true" table:show-details="true"/>
                <table:data-pilot-member table:name="6247" table:display="true" table:show-details="true"/>
                <table:data-pilot-member table:name="6249" table:display="true" table:show-details="true"/>
                <table:data-pilot-member table:name="6250" table:display="true" table:show-details="true"/>
                <table:data-pilot-member table:name="6253" table:display="true" table:show-details="true"/>
                <table:data-pilot-member table:name="6254" table:display="true" table:show-details="true"/>
                <table:data-pilot-member table:name="6255" table:display="true" table:show-details="true"/>
                <table:data-pilot-member table:name="6256" table:display="true" table:show-details="true"/>
                <table:data-pilot-member table:name="6257" table:display="true" table:show-details="true"/>
                <table:data-pilot-member table:name="6258" table:display="true" table:show-details="true"/>
                <table:data-pilot-member table:name="6259" table:display="true" table:show-details="true"/>
                <table:data-pilot-member table:name="6260" table:display="true" table:show-details="true"/>
                <table:data-pilot-member table:name="6262" table:display="true" table:show-details="true"/>
                <table:data-pilot-member table:name="6263" table:display="true" table:show-details="true"/>
                <table:data-pilot-member table:name="6265" table:display="true" table:show-details="true"/>
                <table:data-pilot-member table:name="6266" table:display="true" table:show-details="true"/>
                <table:data-pilot-member table:name="6267" table:display="true" table:show-details="true"/>
                <table:data-pilot-member table:name="6268" table:display="true" table:show-details="true"/>
                <table:data-pilot-member table:name="6269" table:display="true" table:show-details="true"/>
                <table:data-pilot-member table:name="6270" table:display="true" table:show-details="true"/>
                <table:data-pilot-member table:name="6271" table:display="true" table:show-details="true"/>
                <table:data-pilot-member table:name="6272" table:display="true" table:show-details="true"/>
                <table:data-pilot-member table:name="6273" table:display="true" table:show-details="true"/>
                <table:data-pilot-member table:name="6274" table:display="true" table:show-details="true"/>
                <table:data-pilot-member table:name="6275" table:display="true" table:show-details="true"/>
                <table:data-pilot-member table:name="6276" table:display="true" table:show-details="true"/>
                <table:data-pilot-member table:name="6278" table:display="true" table:show-details="true"/>
                <table:data-pilot-member table:name="6279" table:display="true" table:show-details="true"/>
                <table:data-pilot-member table:name="6280" table:display="true" table:show-details="true"/>
                <table:data-pilot-member table:name="6282" table:display="true" table:show-details="true"/>
                <table:data-pilot-member table:name="6283" table:display="true" table:show-details="true"/>
                <table:data-pilot-member table:name="6286" table:display="true" table:show-details="true"/>
                <table:data-pilot-member table:name="6287" table:display="true" table:show-details="true"/>
                <table:data-pilot-member table:name="6288" table:display="true" table:show-details="true"/>
                <table:data-pilot-member table:name="6289" table:display="true" table:show-details="true"/>
                <table:data-pilot-member table:name="6290" table:display="true" table:show-details="true"/>
                <table:data-pilot-member table:name="6291" table:display="true" table:show-details="true"/>
                <table:data-pilot-member table:name="6292" table:display="true" table:show-details="true"/>
                <table:data-pilot-member table:name="6298" table:display="true" table:show-details="true"/>
                <table:data-pilot-member table:name="6299" table:display="true" table:show-details="true"/>
                <table:data-pilot-member table:name="6301" table:display="true" table:show-details="true"/>
                <table:data-pilot-member table:name="6302" table:display="true" table:show-details="true"/>
                <table:data-pilot-member table:name="6303" table:display="true" table:show-details="true"/>
                <table:data-pilot-member table:name="6305" table:display="true" table:show-details="true"/>
                <table:data-pilot-member table:name="6306" table:display="true" table:show-details="true"/>
                <table:data-pilot-member table:name="6307" table:display="true" table:show-details="true"/>
                <table:data-pilot-member table:name="6308" table:display="true" table:show-details="true"/>
                <table:data-pilot-member table:name="6309" table:display="true" table:show-details="true"/>
                <table:data-pilot-member table:name="6310" table:display="true" table:show-details="true"/>
                <table:data-pilot-member table:name="6311" table:display="true" table:show-details="true"/>
                <table:data-pilot-member table:name="6312" table:display="true" table:show-details="true"/>
                <table:data-pilot-member table:name="6313" table:display="true" table:show-details="true"/>
                <table:data-pilot-member table:name="6314" table:display="true" table:show-details="true"/>
                <table:data-pilot-member table:name="6315" table:display="true" table:show-details="true"/>
                <table:data-pilot-member table:name="6316" table:display="true" table:show-details="true"/>
                <table:data-pilot-member table:name="6317" table:display="true" table:show-details="true"/>
                <table:data-pilot-member table:name="6318" table:display="true" table:show-details="true"/>
                <table:data-pilot-member table:name="6319" table:display="true" table:show-details="true"/>
                <table:data-pilot-member table:name="6321" table:display="true" table:show-details="true"/>
                <table:data-pilot-member table:name="6322" table:display="true" table:show-details="true"/>
                <table:data-pilot-member table:name="6323" table:display="true" table:show-details="true"/>
                <table:data-pilot-member table:name="6324" table:display="true" table:show-details="true"/>
                <table:data-pilot-member table:name="6325" table:display="true" table:show-details="true"/>
                <table:data-pilot-member table:name="6326" table:display="true" table:show-details="true"/>
                <table:data-pilot-member table:name="6327" table:display="true" table:show-details="true"/>
                <table:data-pilot-member table:name="6328" table:display="true" table:show-details="true"/>
                <table:data-pilot-member table:name="6329" table:display="true" table:show-details="true"/>
                <table:data-pilot-member table:name="6330" table:display="true" table:show-details="true"/>
                <table:data-pilot-member table:name="6331" table:display="true" table:show-details="true"/>
                <table:data-pilot-member table:name="6335" table:display="true" table:show-details="true"/>
                <table:data-pilot-member table:name="6336" table:display="true" table:show-details="true"/>
                <table:data-pilot-member table:name="6337" table:display="true" table:show-details="true"/>
                <table:data-pilot-member table:name="6338" table:display="true" table:show-details="true"/>
                <table:data-pilot-member table:name="6339" table:display="true" table:show-details="true"/>
                <table:data-pilot-member table:name="6340" table:display="true" table:show-details="true"/>
                <table:data-pilot-member table:name="6341" table:display="true" table:show-details="true"/>
                <table:data-pilot-member table:name="6342" table:display="true" table:show-details="true"/>
                <table:data-pilot-member table:name="6343" table:display="true" table:show-details="true"/>
                <table:data-pilot-member table:name="6344" table:display="true" table:show-details="true"/>
                <table:data-pilot-member table:name="6345" table:display="true" table:show-details="true"/>
                <table:data-pilot-member table:name="6348" table:display="true" table:show-details="true"/>
                <table:data-pilot-member table:name="6349" table:display="true" table:show-details="true"/>
                <table:data-pilot-member table:name="6350" table:display="true" table:show-details="true"/>
                <table:data-pilot-member table:name="6351" table:display="true" table:show-details="true"/>
                <table:data-pilot-member table:name="6352" table:display="true" table:show-details="true"/>
                <table:data-pilot-member table:name="6354" table:display="true" table:show-details="true"/>
                <table:data-pilot-member table:name="6355" table:display="true" table:show-details="true"/>
                <table:data-pilot-member table:name="6356" table:display="true" table:show-details="true"/>
                <table:data-pilot-member table:name="6357" table:display="true" table:show-details="true"/>
                <table:data-pilot-member table:name="6358" table:display="true" table:show-details="true"/>
                <table:data-pilot-member table:name="6359" table:display="true" table:show-details="true"/>
                <table:data-pilot-member table:name="6361" table:display="true" table:show-details="true"/>
                <table:data-pilot-member table:name="6362" table:display="true" table:show-details="true"/>
                <table:data-pilot-member table:name="6363" table:display="true" table:show-details="true"/>
                <table:data-pilot-member table:name="6366" table:display="true" table:show-details="true"/>
                <table:data-pilot-member table:name="6367" table:display="true" table:show-details="true"/>
                <table:data-pilot-member table:name="6368" table:display="true" table:show-details="true"/>
                <table:data-pilot-member table:name="6369" table:display="true" table:show-details="true"/>
                <table:data-pilot-member table:name="6370" table:display="true" table:show-details="true"/>
                <table:data-pilot-member table:name="6371" table:display="true" table:show-details="true"/>
                <table:data-pilot-member table:name="6372" table:display="true" table:show-details="true"/>
                <table:data-pilot-member table:name="6375" table:display="true" table:show-details="true"/>
                <table:data-pilot-member table:name="6376" table:display="true" table:show-details="true"/>
                <table:data-pilot-member table:name="6378" table:display="true" table:show-details="true"/>
                <table:data-pilot-member table:name="6379" table:display="true" table:show-details="true"/>
                <table:data-pilot-member table:name="6380" table:display="true" table:show-details="true"/>
                <table:data-pilot-member table:name="6381" table:display="true" table:show-details="true"/>
                <table:data-pilot-member table:name="6382" table:display="true" table:show-details="true"/>
                <table:data-pilot-member table:name="6383" table:display="true" table:show-details="true"/>
                <table:data-pilot-member table:name="6384" table:display="true" table:show-details="true"/>
                <table:data-pilot-member table:name="6385" table:display="true" table:show-details="true"/>
                <table:data-pilot-member table:name="6387" table:display="true" table:show-details="true"/>
                <table:data-pilot-member table:name="6388" table:display="true" table:show-details="true"/>
                <table:data-pilot-member table:name="6389" table:display="true" table:show-details="true"/>
                <table:data-pilot-member table:name="6390" table:display="true" table:show-details="true"/>
                <table:data-pilot-member table:name="6392" table:display="true" table:show-details="true"/>
                <table:data-pilot-member table:name="6393" table:display="true" table:show-details="true"/>
                <table:data-pilot-member table:name="6395" table:display="true" table:show-details="true"/>
                <table:data-pilot-member table:name="6396" table:display="true" table:show-details="true"/>
                <table:data-pilot-member table:name="6397" table:display="true" table:show-details="true"/>
                <table:data-pilot-member table:name="6399" table:display="true" table:show-details="true"/>
                <table:data-pilot-member table:name="6400" table:display="true" table:show-details="true"/>
                <table:data-pilot-member table:name="6401" table:display="true" table:show-details="true"/>
                <table:data-pilot-member table:name="6402" table:display="true" table:show-details="true"/>
                <table:data-pilot-member table:name="6405" table:display="true" table:show-details="true"/>
                <table:data-pilot-member table:name="6406" table:display="true" table:show-details="true"/>
                <table:data-pilot-member table:name="6408" table:display="true" table:show-details="true"/>
                <table:data-pilot-member table:name="6409" table:display="true" table:show-details="true"/>
                <table:data-pilot-member table:name="6411" table:display="true" table:show-details="true"/>
                <table:data-pilot-member table:name="6412" table:display="true" table:show-details="true"/>
                <table:data-pilot-member table:name="6413" table:display="true" table:show-details="true"/>
                <table:data-pilot-member table:name="6414" table:display="true" table:show-details="true"/>
                <table:data-pilot-member table:name="6415" table:display="true" table:show-details="true"/>
                <table:data-pilot-member table:name="6416" table:display="true" table:show-details="true"/>
                <table:data-pilot-member table:name="6419" table:display="true" table:show-details="true"/>
                <table:data-pilot-member table:name="6421" table:display="true" table:show-details="true"/>
                <table:data-pilot-member table:name="6422" table:display="true" table:show-details="true"/>
                <table:data-pilot-member table:name="6423" table:display="true" table:show-details="true"/>
                <table:data-pilot-member table:name="6424" table:display="true" table:show-details="true"/>
                <table:data-pilot-member table:name="6428" table:display="true" table:show-details="true"/>
                <table:data-pilot-member table:name="6429" table:display="true" table:show-details="true"/>
                <table:data-pilot-member table:name="6431" table:display="true" table:show-details="true"/>
                <table:data-pilot-member table:name="6436" table:display="true" table:show-details="true"/>
                <table:data-pilot-member table:name="6437" table:display="true" table:show-details="true"/>
                <table:data-pilot-member table:name="6439" table:display="true" table:show-details="true"/>
                <table:data-pilot-member table:name="6440" table:display="true" table:show-details="true"/>
                <table:data-pilot-member table:name="6441" table:display="true" table:show-details="true"/>
                <table:data-pilot-member table:name="6442" table:display="true" table:show-details="true"/>
                <table:data-pilot-member table:name="6443" table:display="true" table:show-details="true"/>
                <table:data-pilot-member table:name="6444" table:display="true" table:show-details="true"/>
                <table:data-pilot-member table:name="6446" table:display="true" table:show-details="true"/>
                <table:data-pilot-member table:name="6448" table:display="true" table:show-details="true"/>
                <table:data-pilot-member table:name="6449" table:display="true" table:show-details="true"/>
                <table:data-pilot-member table:name="6451" table:display="true" table:show-details="true"/>
                <table:data-pilot-member table:name="6452" table:display="true" table:show-details="true"/>
                <table:data-pilot-member table:name="6454" table:display="true" table:show-details="true"/>
                <table:data-pilot-member table:name="6457" table:display="true" table:show-details="true"/>
                <table:data-pilot-member table:name="6458" table:display="true" table:show-details="true"/>
                <table:data-pilot-member table:name="6459" table:display="true" table:show-details="true"/>
                <table:data-pilot-member table:name="6460" table:display="true" table:show-details="true"/>
                <table:data-pilot-member table:name="6462" table:display="true" table:show-details="true"/>
                <table:data-pilot-member table:name="6463" table:display="true" table:show-details="true"/>
                <table:data-pilot-member table:name="6466" table:display="true" table:show-details="true"/>
                <table:data-pilot-member table:name="6467" table:display="true" table:show-details="true"/>
                <table:data-pilot-member table:name="6472" table:display="true" table:show-details="true"/>
                <table:data-pilot-member table:name="6473" table:display="true" table:show-details="true"/>
                <table:data-pilot-member table:name="6475" table:display="true" table:show-details="true"/>
                <table:data-pilot-member table:name="6476" table:display="true" table:show-details="true"/>
                <table:data-pilot-member table:name="6477" table:display="true" table:show-details="true"/>
                <table:data-pilot-member table:name="6478" table:display="true" table:show-details="true"/>
                <table:data-pilot-member table:name="6479" table:display="true" table:show-details="true"/>
                <table:data-pilot-member table:name="6481" table:display="true" table:show-details="true"/>
                <table:data-pilot-member table:name="6484" table:display="true" table:show-details="true"/>
                <table:data-pilot-member table:name="6486" table:display="true" table:show-details="true"/>
                <table:data-pilot-member table:name="6487" table:display="true" table:show-details="true"/>
                <table:data-pilot-member table:name="6488" table:display="true" table:show-details="true"/>
                <table:data-pilot-member table:name="6489" table:display="true" table:show-details="true"/>
                <table:data-pilot-member table:name="6490" table:display="true" table:show-details="true"/>
                <table:data-pilot-member table:name="6493" table:display="true" table:show-details="true"/>
                <table:data-pilot-member table:name="6494" table:display="true" table:show-details="true"/>
                <table:data-pilot-member table:name="6495" table:display="true" table:show-details="true"/>
                <table:data-pilot-member table:name="6496" table:display="true" table:show-details="true"/>
                <table:data-pilot-member table:name="6498" table:display="true" table:show-details="true"/>
                <table:data-pilot-member table:name="6500" table:display="true" table:show-details="true"/>
                <table:data-pilot-member table:name="6501" table:display="true" table:show-details="true"/>
                <table:data-pilot-member table:name="6502" table:display="true" table:show-details="true"/>
                <table:data-pilot-member table:name="6503" table:display="true" table:show-details="true"/>
                <table:data-pilot-member table:name="6505" table:display="true" table:show-details="true"/>
                <table:data-pilot-member table:name="6506" table:display="true" table:show-details="true"/>
                <table:data-pilot-member table:name="6508" table:display="true" table:show-details="true"/>
                <table:data-pilot-member table:name="6509" table:display="true" table:show-details="true"/>
                <table:data-pilot-member table:name="6511" table:display="true" table:show-details="true"/>
                <table:data-pilot-member table:name="6514" table:display="true" table:show-details="true"/>
                <table:data-pilot-member table:name="6515" table:display="true" table:show-details="true"/>
                <table:data-pilot-member table:name="6517" table:display="true" table:show-details="true"/>
                <table:data-pilot-member table:name="6523" table:display="true" table:show-details="true"/>
                <table:data-pilot-member table:name="6526" table:display="true" table:show-details="true"/>
                <table:data-pilot-member table:name="6527" table:display="true" table:show-details="true"/>
                <table:data-pilot-member table:name="6528" table:display="true" table:show-details="true"/>
                <table:data-pilot-member table:name="6531" table:display="true" table:show-details="true"/>
                <table:data-pilot-member table:name="6534" table:display="true" table:show-details="true"/>
                <table:data-pilot-member table:name="6536" table:display="true" table:show-details="true"/>
                <table:data-pilot-member table:name="6538" table:display="true" table:show-details="true"/>
                <table:data-pilot-member table:name="6539" table:display="true" table:show-details="true"/>
                <table:data-pilot-member table:name="6540" table:display="true" table:show-details="true"/>
                <table:data-pilot-member table:name="6543" table:display="true" table:show-details="true"/>
                <table:data-pilot-member table:name="6545" table:display="true" table:show-details="true"/>
                <table:data-pilot-member table:name="6547" table:display="true" table:show-details="true"/>
                <table:data-pilot-member table:name="6557" table:display="true" table:show-details="true"/>
                <table:data-pilot-member table:name="6559" table:display="true" table:show-details="true"/>
                <table:data-pilot-member table:name="6563" table:display="true" table:show-details="true"/>
                <table:data-pilot-member table:name="6564" table:display="true" table:show-details="true"/>
                <table:data-pilot-member table:name="6565" table:display="true" table:show-details="true"/>
                <table:data-pilot-member table:name="6566" table:display="true" table:show-details="true"/>
                <table:data-pilot-member table:name="6567" table:display="true" table:show-details="true"/>
                <table:data-pilot-member table:name="6569" table:display="true" table:show-details="true"/>
                <table:data-pilot-member table:name="6570" table:display="true" table:show-details="true"/>
                <table:data-pilot-member table:name="6572" table:display="true" table:show-details="true"/>
                <table:data-pilot-member table:name="6576" table:display="true" table:show-details="true"/>
                <table:data-pilot-member table:name="6577" table:display="true" table:show-details="true"/>
                <table:data-pilot-member table:name="6579" table:display="true" table:show-details="true"/>
                <table:data-pilot-member table:name="6581" table:display="true" table:show-details="true"/>
                <table:data-pilot-member table:name="6583" table:display="true" table:show-details="true"/>
                <table:data-pilot-member table:name="6585" table:display="true" table:show-details="true"/>
                <table:data-pilot-member table:name="6587" table:display="true" table:show-details="true"/>
                <table:data-pilot-member table:name="6588" table:display="true" table:show-details="true"/>
                <table:data-pilot-member table:name="6589" table:display="true" table:show-details="true"/>
                <table:data-pilot-member table:name="6590" table:display="true" table:show-details="true"/>
                <table:data-pilot-member table:name="6591" table:display="true" table:show-details="true"/>
                <table:data-pilot-member table:name="6596" table:display="true" table:show-details="true"/>
                <table:data-pilot-member table:name="6597" table:display="true" table:show-details="true"/>
                <table:data-pilot-member table:name="6598" table:display="true" table:show-details="true"/>
                <table:data-pilot-member table:name="6601" table:display="true" table:show-details="true"/>
                <table:data-pilot-member table:name="6603" table:display="true" table:show-details="true"/>
                <table:data-pilot-member table:name="6604" table:display="true" table:show-details="true"/>
                <table:data-pilot-member table:name="6605" table:display="true" table:show-details="true"/>
                <table:data-pilot-member table:name="6611" table:display="true" table:show-details="true"/>
                <table:data-pilot-member table:name="6618" table:display="true" table:show-details="true"/>
                <table:data-pilot-member table:name="6620" table:display="true" table:show-details="true"/>
                <table:data-pilot-member table:name="6624" table:display="true" table:show-details="true"/>
                <table:data-pilot-member table:name="6625" table:display="true" table:show-details="true"/>
                <table:data-pilot-member table:name="6628" table:display="true" table:show-details="true"/>
                <table:data-pilot-member table:name="6630" table:display="true" table:show-details="true"/>
                <table:data-pilot-member table:name="6632" table:display="true" table:show-details="true"/>
                <table:data-pilot-member table:name="6635" table:display="true" table:show-details="true"/>
                <table:data-pilot-member table:name="6636" table:display="true" table:show-details="true"/>
                <table:data-pilot-member table:name="6637" table:display="true" table:show-details="true"/>
                <table:data-pilot-member table:name="6640" table:display="true" table:show-details="true"/>
                <table:data-pilot-member table:name="6641" table:display="true" table:show-details="true"/>
                <table:data-pilot-member table:name="6642" table:display="true" table:show-details="true"/>
                <table:data-pilot-member table:name="6643" table:display="true" table:show-details="true"/>
                <table:data-pilot-member table:name="6645" table:display="true" table:show-details="true"/>
                <table:data-pilot-member table:name="6647" table:display="true" table:show-details="true"/>
                <table:data-pilot-member table:name="6648" table:display="true" table:show-details="true"/>
                <table:data-pilot-member table:name="6649" table:display="true" table:show-details="true"/>
                <table:data-pilot-member table:name="6650" table:display="true" table:show-details="true"/>
                <table:data-pilot-member table:name="6652" table:display="true" table:show-details="true"/>
                <table:data-pilot-member table:name="6655" table:display="true" table:show-details="true"/>
                <table:data-pilot-member table:name="6657" table:display="true" table:show-details="true"/>
                <table:data-pilot-member table:name="6658" table:display="true" table:show-details="true"/>
                <table:data-pilot-member table:name="6659" table:display="true" table:show-details="true"/>
                <table:data-pilot-member table:name="6660" table:display="true" table:show-details="true"/>
                <table:data-pilot-member table:name="6661" table:display="true" table:show-details="true"/>
                <table:data-pilot-member table:name="6663" table:display="true" table:show-details="true"/>
                <table:data-pilot-member table:name="6664" table:display="true" table:show-details="true"/>
                <table:data-pilot-member table:name="6673" table:display="true" table:show-details="true"/>
                <table:data-pilot-member table:name="6683" table:display="true" table:show-details="true"/>
                <table:data-pilot-member table:name="6684" table:display="true" table:show-details="true"/>
                <table:data-pilot-member table:name="6687" table:display="true" table:show-details="true"/>
                <table:data-pilot-member table:name="6688" table:display="true" table:show-details="true"/>
                <table:data-pilot-member table:name="6690" table:display="true" table:show-details="true"/>
                <table:data-pilot-member table:name="6693" table:display="true" table:show-details="true"/>
                <table:data-pilot-member table:name="6694" table:display="true" table:show-details="true"/>
                <table:data-pilot-member table:name="6697" table:display="true" table:show-details="true"/>
                <table:data-pilot-member table:name="6700" table:display="true" table:show-details="true"/>
                <table:data-pilot-member table:name="6705" table:display="true" table:show-details="true"/>
                <table:data-pilot-member table:name="6706" table:display="true" table:show-details="true"/>
                <table:data-pilot-member table:name="6712" table:display="true" table:show-details="true"/>
                <table:data-pilot-member table:name="6717" table:display="true" table:show-details="true"/>
                <table:data-pilot-member table:name="6725" table:display="true" table:show-details="true"/>
                <table:data-pilot-member table:name="6730" table:display="true" table:show-details="true"/>
                <table:data-pilot-member table:name="6735" table:display="true" table:show-details="true"/>
                <table:data-pilot-member table:name="6739" table:display="true" table:show-details="true"/>
                <table:data-pilot-member table:name="6742" table:display="true" table:show-details="true"/>
                <table:data-pilot-member table:name="6748" table:display="true" table:show-details="true"/>
                <table:data-pilot-member table:name="6752" table:display="true" table:show-details="true"/>
                <table:data-pilot-member table:name="6758" table:display="true" table:show-details="true"/>
                <table:data-pilot-member table:name="6766" table:display="true" table:show-details="true"/>
                <table:data-pilot-member table:name="6768" table:display="true" table:show-details="true"/>
                <table:data-pilot-member table:name="6778" table:display="true" table:show-details="true"/>
                <table:data-pilot-member table:name="6782" table:display="true" table:show-details="true"/>
                <table:data-pilot-member table:name="6796" table:display="true" table:show-details="true"/>
                <table:data-pilot-member table:name="6797" table:display="true" table:show-details="true"/>
                <table:data-pilot-member table:name="6801" table:display="true" table:show-details="true"/>
                <table:data-pilot-member table:name="6813" table:display="true" table:show-details="true"/>
                <table:data-pilot-member table:name="6819" table:display="true" table:show-details="true"/>
                <table:data-pilot-member table:name="6822" table:display="true" table:show-details="true"/>
                <table:data-pilot-member table:name="6825" table:display="true" table:show-details="true"/>
                <table:data-pilot-member table:name="6829" table:display="true" table:show-details="true"/>
                <table:data-pilot-member table:name="6831" table:display="true" table:show-details="true"/>
                <table:data-pilot-member table:name="6838" table:display="true" table:show-details="true"/>
                <table:data-pilot-member table:name="6843" table:display="true" table:show-details="true"/>
                <table:data-pilot-member table:name="6848" table:display="true" table:show-details="true"/>
                <table:data-pilot-member table:name="6851" table:display="true" table:show-details="true"/>
                <table:data-pilot-member table:name="6856" table:display="true" table:show-details="true"/>
                <table:data-pilot-member table:name="6891" table:display="true" table:show-details="true"/>
                <table:data-pilot-member table:name="6914" table:display="true" table:show-details="true"/>
                <table:data-pilot-member table:name="6917" table:display="true" table:show-details="true"/>
                <table:data-pilot-member table:name="6919" table:display="true" table:show-details="true"/>
                <table:data-pilot-member table:name="6944" table:display="true" table:show-details="true"/>
                <table:data-pilot-member table:name="6960" table:display="true" table:show-details="true"/>
                <table:data-pilot-member table:name="6967" table:display="true" table:show-details="true"/>
                <table:data-pilot-member table:name="6986" table:display="true" table:show-details="true"/>
                <table:data-pilot-member table:name="70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min">
            <table:data-pilot-level table:show-empty="false" calcext:repeat-item-labels="false">
              <table:data-pilot-members>
                <table:data-pilot-member table:name="5631" table:display="true" table:show-details="true"/>
                <table:data-pilot-member table:name="5651" table:display="true" table:show-details="true"/>
                <table:data-pilot-member table:name="5670" table:display="true" table:show-details="true"/>
                <table:data-pilot-member table:name="5679" table:display="true" table:show-details="true"/>
                <table:data-pilot-member table:name="5686" table:display="true" table:show-details="true"/>
                <table:data-pilot-member table:name="5699" table:display="true" table:show-details="true"/>
                <table:data-pilot-member table:name="5703" table:display="true" table:show-details="true"/>
                <table:data-pilot-member table:name="5745" table:display="true" table:show-details="true"/>
                <table:data-pilot-member table:name="5754" table:display="true" table:show-details="true"/>
                <table:data-pilot-member table:name="5761" table:display="true" table:show-details="true"/>
                <table:data-pilot-member table:name="5762" table:display="true" table:show-details="true"/>
                <table:data-pilot-member table:name="5763" table:display="true" table:show-details="true"/>
                <table:data-pilot-member table:name="5767" table:display="true" table:show-details="true"/>
                <table:data-pilot-member table:name="5775" table:display="true" table:show-details="true"/>
                <table:data-pilot-member table:name="5778" table:display="true" table:show-details="true"/>
                <table:data-pilot-member table:name="5783" table:display="true" table:show-details="true"/>
                <table:data-pilot-member table:name="5785" table:display="true" table:show-details="true"/>
                <table:data-pilot-member table:name="5787" table:display="true" table:show-details="true"/>
                <table:data-pilot-member table:name="5792" table:display="true" table:show-details="true"/>
                <table:data-pilot-member table:name="5793" table:display="true" table:show-details="true"/>
                <table:data-pilot-member table:name="5796" table:display="true" table:show-details="true"/>
                <table:data-pilot-member table:name="5798" table:display="true" table:show-details="true"/>
                <table:data-pilot-member table:name="5799" table:display="true" table:show-details="true"/>
                <table:data-pilot-member table:name="5801" table:display="true" table:show-details="true"/>
                <table:data-pilot-member table:name="5803" table:display="true" table:show-details="true"/>
                <table:data-pilot-member table:name="5807" table:display="true" table:show-details="true"/>
                <table:data-pilot-member table:name="5808" table:display="true" table:show-details="true"/>
                <table:data-pilot-member table:name="5809" table:display="true" table:show-details="true"/>
                <table:data-pilot-member table:name="5810" table:display="true" table:show-details="true"/>
                <table:data-pilot-member table:name="5812" table:display="true" table:show-details="true"/>
                <table:data-pilot-member table:name="5814" table:display="true" table:show-details="true"/>
                <table:data-pilot-member table:name="5815" table:display="true" table:show-details="true"/>
                <table:data-pilot-member table:name="5816" table:display="true" table:show-details="true"/>
                <table:data-pilot-member table:name="5817" table:display="true" table:show-details="true"/>
                <table:data-pilot-member table:name="5822" table:display="true" table:show-details="true"/>
                <table:data-pilot-member table:name="5824" table:display="true" table:show-details="true"/>
                <table:data-pilot-member table:name="5825" table:display="true" table:show-details="true"/>
                <table:data-pilot-member table:name="5826" table:display="true" table:show-details="true"/>
                <table:data-pilot-member table:name="5827" table:display="true" table:show-details="true"/>
                <table:data-pilot-member table:name="5828" table:display="true" table:show-details="true"/>
                <table:data-pilot-member table:name="5829" table:display="true" table:show-details="true"/>
                <table:data-pilot-member table:name="5830" table:display="true" table:show-details="true"/>
                <table:data-pilot-member table:name="5831" table:display="true" table:show-details="true"/>
                <table:data-pilot-member table:name="5832" table:display="true" table:show-details="true"/>
                <table:data-pilot-member table:name="5836" table:display="true" table:show-details="true"/>
                <table:data-pilot-member table:name="5838" table:display="true" table:show-details="true"/>
                <table:data-pilot-member table:name="5839" table:display="true" table:show-details="true"/>
                <table:data-pilot-member table:name="5840" table:display="true" table:show-details="true"/>
                <table:data-pilot-member table:name="5841" table:display="true" table:show-details="true"/>
                <table:data-pilot-member table:name="5842" table:display="true" table:show-details="true"/>
                <table:data-pilot-member table:name="5843" table:display="true" table:show-details="true"/>
                <table:data-pilot-member table:name="5845" table:display="true" table:show-details="true"/>
                <table:data-pilot-member table:name="5847" table:display="true" table:show-details="true"/>
                <table:data-pilot-member table:name="5850" table:display="true" table:show-details="true"/>
                <table:data-pilot-member table:name="5851" table:display="true" table:show-details="true"/>
                <table:data-pilot-member table:name="5852" table:display="true" table:show-details="true"/>
                <table:data-pilot-member table:name="5856" table:display="true" table:show-details="true"/>
                <table:data-pilot-member table:name="5857" table:display="true" table:show-details="true"/>
                <table:data-pilot-member table:name="5858" table:display="true" table:show-details="true"/>
                <table:data-pilot-member table:name="5860" table:display="true" table:show-details="true"/>
                <table:data-pilot-member table:name="5862" table:display="true" table:show-details="true"/>
                <table:data-pilot-member table:name="5864" table:display="true" table:show-details="true"/>
                <table:data-pilot-member table:name="5865" table:display="true" table:show-details="true"/>
                <table:data-pilot-member table:name="5866" table:display="true" table:show-details="true"/>
                <table:data-pilot-member table:name="5868" table:display="true" table:show-details="true"/>
                <table:data-pilot-member table:name="5870" table:display="true" table:show-details="true"/>
                <table:data-pilot-member table:name="5871" table:display="true" table:show-details="true"/>
                <table:data-pilot-member table:name="5873" table:display="true" table:show-details="true"/>
                <table:data-pilot-member table:name="5875" table:display="true" table:show-details="true"/>
                <table:data-pilot-member table:name="5876" table:display="true" table:show-details="true"/>
                <table:data-pilot-member table:name="5878" table:display="true" table:show-details="true"/>
                <table:data-pilot-member table:name="5879" table:display="true" table:show-details="true"/>
                <table:data-pilot-member table:name="5880" table:display="true" table:show-details="true"/>
                <table:data-pilot-member table:name="5881" table:display="true" table:show-details="true"/>
                <table:data-pilot-member table:name="5883" table:display="true" table:show-details="true"/>
                <table:data-pilot-member table:name="5884" table:display="true" table:show-details="true"/>
                <table:data-pilot-member table:name="5885" table:display="true" table:show-details="true"/>
                <table:data-pilot-member table:name="5886" table:display="true" table:show-details="true"/>
                <table:data-pilot-member table:name="5887" table:display="true" table:show-details="true"/>
                <table:data-pilot-member table:name="5888" table:display="true" table:show-details="true"/>
                <table:data-pilot-member table:name="5889" table:display="true" table:show-details="true"/>
                <table:data-pilot-member table:name="5891" table:display="true" table:show-details="true"/>
                <table:data-pilot-member table:name="5892" table:display="true" table:show-details="true"/>
                <table:data-pilot-member table:name="5893" table:display="true" table:show-details="true"/>
                <table:data-pilot-member table:name="5894" table:display="true" table:show-details="true"/>
                <table:data-pilot-member table:name="5895" table:display="true" table:show-details="true"/>
                <table:data-pilot-member table:name="5897" table:display="true" table:show-details="true"/>
                <table:data-pilot-member table:name="5898" table:display="true" table:show-details="true"/>
                <table:data-pilot-member table:name="5899" table:display="true" table:show-details="true"/>
                <table:data-pilot-member table:name="5900" table:display="true" table:show-details="true"/>
                <table:data-pilot-member table:name="5902" table:display="true" table:show-details="true"/>
                <table:data-pilot-member table:name="5903" table:display="true" table:show-details="true"/>
                <table:data-pilot-member table:name="5904" table:display="true" table:show-details="true"/>
                <table:data-pilot-member table:name="5905" table:display="true" table:show-details="true"/>
                <table:data-pilot-member table:name="5906" table:display="true" table:show-details="true"/>
                <table:data-pilot-member table:name="5907" table:display="true" table:show-details="true"/>
                <table:data-pilot-member table:name="5908" table:display="true" table:show-details="true"/>
                <table:data-pilot-member table:name="5909" table:display="true" table:show-details="true"/>
                <table:data-pilot-member table:name="5910" table:display="true" table:show-details="true"/>
                <table:data-pilot-member table:name="5911" table:display="true" table:show-details="true"/>
                <table:data-pilot-member table:name="5912" table:display="true" table:show-details="true"/>
                <table:data-pilot-member table:name="5913" table:display="true" table:show-details="true"/>
                <table:data-pilot-member table:name="5914" table:display="true" table:show-details="true"/>
                <table:data-pilot-member table:name="5916" table:display="true" table:show-details="true"/>
                <table:data-pilot-member table:name="5918" table:display="true" table:show-details="true"/>
                <table:data-pilot-member table:name="5919" table:display="true" table:show-details="true"/>
                <table:data-pilot-member table:name="5921" table:display="true" table:show-details="true"/>
                <table:data-pilot-member table:name="5922" table:display="true" table:show-details="true"/>
                <table:data-pilot-member table:name="5923" table:display="true" table:show-details="true"/>
                <table:data-pilot-member table:name="5924" table:display="true" table:show-details="true"/>
                <table:data-pilot-member table:name="5925" table:display="true" table:show-details="true"/>
                <table:data-pilot-member table:name="5926" table:display="true" table:show-details="true"/>
                <table:data-pilot-member table:name="5927" table:display="true" table:show-details="true"/>
                <table:data-pilot-member table:name="5928" table:display="true" table:show-details="true"/>
                <table:data-pilot-member table:name="5929" table:display="true" table:show-details="true"/>
                <table:data-pilot-member table:name="5930" table:display="true" table:show-details="true"/>
                <table:data-pilot-member table:name="5931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35" table:display="true" table:show-details="true"/>
                <table:data-pilot-member table:name="5936" table:display="true" table:show-details="true"/>
                <table:data-pilot-member table:name="5937" table:display="true" table:show-details="true"/>
                <table:data-pilot-member table:name="5938" table:display="true" table:show-details="true"/>
                <table:data-pilot-member table:name="5939" table:display="true" table:show-details="true"/>
                <table:data-pilot-member table:name="5940" table:display="true" table:show-details="true"/>
                <table:data-pilot-member table:name="5941" table:display="true" table:show-details="true"/>
                <table:data-pilot-member table:name="5942" table:display="true" table:show-details="true"/>
                <table:data-pilot-member table:name="5943" table:display="true" table:show-details="true"/>
                <table:data-pilot-member table:name="5944" table:display="true" table:show-details="true"/>
                <table:data-pilot-member table:name="5945" table:display="true" table:show-details="true"/>
                <table:data-pilot-member table:name="5946" table:display="true" table:show-details="true"/>
                <table:data-pilot-member table:name="5947" table:display="true" table:show-details="true"/>
                <table:data-pilot-member table:name="5948" table:display="true" table:show-details="true"/>
                <table:data-pilot-member table:name="5949" table:display="true" table:show-details="true"/>
                <table:data-pilot-member table:name="5950" table:display="true" table:show-details="true"/>
                <table:data-pilot-member table:name="5951" table:display="true" table:show-details="true"/>
                <table:data-pilot-member table:name="5952" table:display="true" table:show-details="true"/>
                <table:data-pilot-member table:name="5953" table:display="true" table:show-details="true"/>
                <table:data-pilot-member table:name="5954" table:display="true" table:show-details="true"/>
                <table:data-pilot-member table:name="5956" table:display="true" table:show-details="true"/>
                <table:data-pilot-member table:name="5957" table:display="true" table:show-details="true"/>
                <table:data-pilot-member table:name="5958" table:display="true" table:show-details="true"/>
                <table:data-pilot-member table:name="5960" table:display="true" table:show-details="true"/>
                <table:data-pilot-member table:name="5961" table:display="true" table:show-details="true"/>
                <table:data-pilot-member table:name="5962" table:display="true" table:show-details="true"/>
                <table:data-pilot-member table:name="5963" table:display="true" table:show-details="true"/>
                <table:data-pilot-member table:name="5965" table:display="true" table:show-details="true"/>
                <table:data-pilot-member table:name="5966" table:display="true" table:show-details="true"/>
                <table:data-pilot-member table:name="5967" table:display="true" table:show-details="true"/>
                <table:data-pilot-member table:name="5968" table:display="true" table:show-details="true"/>
                <table:data-pilot-member table:name="5969" table:display="true" table:show-details="true"/>
                <table:data-pilot-member table:name="5970" table:display="true" table:show-details="true"/>
                <table:data-pilot-member table:name="5971" table:display="true" table:show-details="true"/>
                <table:data-pilot-member table:name="5972" table:display="true" table:show-details="true"/>
                <table:data-pilot-member table:name="5973" table:display="true" table:show-details="true"/>
                <table:data-pilot-member table:name="5974" table:display="true" table:show-details="true"/>
                <table:data-pilot-member table:name="5975" table:display="true" table:show-details="true"/>
                <table:data-pilot-member table:name="5976" table:display="true" table:show-details="true"/>
                <table:data-pilot-member table:name="5978" table:display="true" table:show-details="true"/>
                <table:data-pilot-member table:name="5979" table:display="true" table:show-details="true"/>
                <table:data-pilot-member table:name="5980" table:display="true" table:show-details="true"/>
                <table:data-pilot-member table:name="5981" table:display="true" table:show-details="true"/>
                <table:data-pilot-member table:name="5982" table:display="true" table:show-details="true"/>
                <table:data-pilot-member table:name="5983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6" table:display="true" table:show-details="true"/>
                <table:data-pilot-member table:name="5987" table:display="true" table:show-details="true"/>
                <table:data-pilot-member table:name="5988" table:display="true" table:show-details="true"/>
                <table:data-pilot-member table:name="5989" table:display="true" table:show-details="true"/>
                <table:data-pilot-member table:name="5990" table:display="true" table:show-details="true"/>
                <table:data-pilot-member table:name="5992" table:display="true" table:show-details="true"/>
                <table:data-pilot-member table:name="5993" table:display="true" table:show-details="true"/>
                <table:data-pilot-member table:name="5994" table:display="true" table:show-details="true"/>
                <table:data-pilot-member table:name="5996" table:display="true" table:show-details="true"/>
                <table:data-pilot-member table:name="5997" table:display="true" table:show-details="true"/>
                <table:data-pilot-member table:name="5998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6002" table:display="true" table:show-details="true"/>
                <table:data-pilot-member table:name="6003" table:display="true" table:show-details="true"/>
                <table:data-pilot-member table:name="6004" table:display="true" table:show-details="true"/>
                <table:data-pilot-member table:name="6005" table:display="true" table:show-details="true"/>
                <table:data-pilot-member table:name="6006" table:display="true" table:show-details="true"/>
                <table:data-pilot-member table:name="6007" table:display="true" table:show-details="true"/>
                <table:data-pilot-member table:name="6008" table:display="true" table:show-details="true"/>
                <table:data-pilot-member table:name="6009" table:display="true" table:show-details="true"/>
                <table:data-pilot-member table:name="6010" table:display="true" table:show-details="true"/>
                <table:data-pilot-member table:name="6011" table:display="true" table:show-details="true"/>
                <table:data-pilot-member table:name="6012" table:display="true" table:show-details="true"/>
                <table:data-pilot-member table:name="6013" table:display="true" table:show-details="true"/>
                <table:data-pilot-member table:name="6014" table:display="true" table:show-details="true"/>
                <table:data-pilot-member table:name="6015" table:display="true" table:show-details="true"/>
                <table:data-pilot-member table:name="6016" table:display="true" table:show-details="true"/>
                <table:data-pilot-member table:name="6017" table:display="true" table:show-details="true"/>
                <table:data-pilot-member table:name="6018" table:display="true" table:show-details="true"/>
                <table:data-pilot-member table:name="6019" table:display="true" table:show-details="true"/>
                <table:data-pilot-member table:name="6020" table:display="true" table:show-details="true"/>
                <table:data-pilot-member table:name="6021" table:display="true" table:show-details="true"/>
                <table:data-pilot-member table:name="6022" table:display="true" table:show-details="true"/>
                <table:data-pilot-member table:name="6023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26" table:display="true" table:show-details="true"/>
                <table:data-pilot-member table:name="6027" table:display="true" table:show-details="true"/>
                <table:data-pilot-member table:name="6028" table:display="true" table:show-details="true"/>
                <table:data-pilot-member table:name="6029" table:display="true" table:show-details="true"/>
                <table:data-pilot-member table:name="6030" table:display="true" table:show-details="true"/>
                <table:data-pilot-member table:name="6031" table:display="true" table:show-details="true"/>
                <table:data-pilot-member table:name="6032" table:display="true" table:show-details="true"/>
                <table:data-pilot-member table:name="6033" table:display="true" table:show-details="true"/>
                <table:data-pilot-member table:name="6034" table:display="true" table:show-details="true"/>
                <table:data-pilot-member table:name="6035" table:display="true" table:show-details="true"/>
                <table:data-pilot-member table:name="6036" table:display="true" table:show-details="true"/>
                <table:data-pilot-member table:name="6037" table:display="true" table:show-details="true"/>
                <table:data-pilot-member table:name="6038" table:display="true" table:show-details="true"/>
                <table:data-pilot-member table:name="6039" table:display="true" table:show-details="true"/>
                <table:data-pilot-member table:name="6040" table:display="true" table:show-details="true"/>
                <table:data-pilot-member table:name="6041" table:display="true" table:show-details="true"/>
                <table:data-pilot-member table:name="6042" table:display="true" table:show-details="true"/>
                <table:data-pilot-member table:name="6043" table:display="true" table:show-details="true"/>
                <table:data-pilot-member table:name="6044" table:display="true" table:show-details="true"/>
                <table:data-pilot-member table:name="6045" table:display="true" table:show-details="true"/>
                <table:data-pilot-member table:name="6046" table:display="true" table:show-details="true"/>
                <table:data-pilot-member table:name="6047" table:display="true" table:show-details="true"/>
                <table:data-pilot-member table:name="6048" table:display="true" table:show-details="true"/>
                <table:data-pilot-member table:name="6049" table:display="true" table:show-details="true"/>
                <table:data-pilot-member table:name="6050" table:display="true" table:show-details="true"/>
                <table:data-pilot-member table:name="6051" table:display="true" table:show-details="true"/>
                <table:data-pilot-member table:name="6052" table:display="true" table:show-details="true"/>
                <table:data-pilot-member table:name="6053" table:display="true" table:show-details="true"/>
                <table:data-pilot-member table:name="6054" table:display="true" table:show-details="true"/>
                <table:data-pilot-member table:name="6055" table:display="true" table:show-details="true"/>
                <table:data-pilot-member table:name="6056" table:display="true" table:show-details="true"/>
                <table:data-pilot-member table:name="6057" table:display="true" table:show-details="true"/>
                <table:data-pilot-member table:name="6058" table:display="true" table:show-details="true"/>
                <table:data-pilot-member table:name="6059" table:display="true" table:show-details="true"/>
                <table:data-pilot-member table:name="6060" table:display="true" table:show-details="true"/>
                <table:data-pilot-member table:name="6062" table:display="true" table:show-details="true"/>
                <table:data-pilot-member table:name="6063" table:display="true" table:show-details="true"/>
                <table:data-pilot-member table:name="6064" table:display="true" table:show-details="true"/>
                <table:data-pilot-member table:name="6065" table:display="true" table:show-details="true"/>
                <table:data-pilot-member table:name="6067" table:display="true" table:show-details="true"/>
                <table:data-pilot-member table:name="6068" table:display="true" table:show-details="true"/>
                <table:data-pilot-member table:name="6069" table:display="true" table:show-details="true"/>
                <table:data-pilot-member table:name="6070" table:display="true" table:show-details="true"/>
                <table:data-pilot-member table:name="6071" table:display="true" table:show-details="true"/>
                <table:data-pilot-member table:name="6072" table:display="true" table:show-details="true"/>
                <table:data-pilot-member table:name="6073" table:display="true" table:show-details="true"/>
                <table:data-pilot-member table:name="6074" table:display="true" table:show-details="true"/>
                <table:data-pilot-member table:name="6075" table:display="true" table:show-details="true"/>
                <table:data-pilot-member table:name="6076" table:display="true" table:show-details="true"/>
                <table:data-pilot-member table:name="6077" table:display="true" table:show-details="true"/>
                <table:data-pilot-member table:name="6078" table:display="true" table:show-details="true"/>
                <table:data-pilot-member table:name="6080" table:display="true" table:show-details="true"/>
                <table:data-pilot-member table:name="6081" table:display="true" table:show-details="true"/>
                <table:data-pilot-member table:name="6083" table:display="true" table:show-details="true"/>
                <table:data-pilot-member table:name="6084" table:display="true" table:show-details="true"/>
                <table:data-pilot-member table:name="6085" table:display="true" table:show-details="true"/>
                <table:data-pilot-member table:name="6086" table:display="true" table:show-details="true"/>
                <table:data-pilot-member table:name="6087" table:display="true" table:show-details="true"/>
                <table:data-pilot-member table:name="6088" table:display="true" table:show-details="true"/>
                <table:data-pilot-member table:name="6089" table:display="true" table:show-details="true"/>
                <table:data-pilot-member table:name="6090" table:display="true" table:show-details="true"/>
                <table:data-pilot-member table:name="6091" table:display="true" table:show-details="true"/>
                <table:data-pilot-member table:name="6092" table:display="true" table:show-details="true"/>
                <table:data-pilot-member table:name="6093" table:display="true" table:show-details="true"/>
                <table:data-pilot-member table:name="6094" table:display="true" table:show-details="true"/>
                <table:data-pilot-member table:name="6095" table:display="true" table:show-details="true"/>
                <table:data-pilot-member table:name="6096" table:display="true" table:show-details="true"/>
                <table:data-pilot-member table:name="6097" table:display="true" table:show-details="true"/>
                <table:data-pilot-member table:name="6098" table:display="true" table:show-details="true"/>
                <table:data-pilot-member table:name="6099" table:display="true" table:show-details="true"/>
                <table:data-pilot-member table:name="6100" table:display="true" table:show-details="true"/>
                <table:data-pilot-member table:name="6102" table:display="true" table:show-details="true"/>
                <table:data-pilot-member table:name="6103" table:display="true" table:show-details="true"/>
                <table:data-pilot-member table:name="6104" table:display="true" table:show-details="true"/>
                <table:data-pilot-member table:name="6106" table:display="true" table:show-details="true"/>
                <table:data-pilot-member table:name="6108" table:display="true" table:show-details="true"/>
                <table:data-pilot-member table:name="6109" table:display="true" table:show-details="true"/>
                <table:data-pilot-member table:name="6110" table:display="true" table:show-details="true"/>
                <table:data-pilot-member table:name="6112" table:display="true" table:show-details="true"/>
                <table:data-pilot-member table:name="6113" table:display="true" table:show-details="true"/>
                <table:data-pilot-member table:name="6114" table:display="true" table:show-details="true"/>
                <table:data-pilot-member table:name="6115" table:display="true" table:show-details="true"/>
                <table:data-pilot-member table:name="6116" table:display="true" table:show-details="true"/>
                <table:data-pilot-member table:name="6117" table:display="true" table:show-details="true"/>
                <table:data-pilot-member table:name="6121" table:display="true" table:show-details="true"/>
                <table:data-pilot-member table:name="6123" table:display="true" table:show-details="true"/>
                <table:data-pilot-member table:name="6125" table:display="true" table:show-details="true"/>
                <table:data-pilot-member table:name="6126" table:display="true" table:show-details="true"/>
                <table:data-pilot-member table:name="6127" table:display="true" table:show-details="true"/>
                <table:data-pilot-member table:name="6129" table:display="true" table:show-details="true"/>
                <table:data-pilot-member table:name="6130" table:display="true" table:show-details="true"/>
                <table:data-pilot-member table:name="6131" table:display="true" table:show-details="true"/>
                <table:data-pilot-member table:name="6132" table:display="true" table:show-details="true"/>
                <table:data-pilot-member table:name="6133" table:display="true" table:show-details="true"/>
                <table:data-pilot-member table:name="6135" table:display="true" table:show-details="true"/>
                <table:data-pilot-member table:name="6136" table:display="true" table:show-details="true"/>
                <table:data-pilot-member table:name="6137" table:display="true" table:show-details="true"/>
                <table:data-pilot-member table:name="6140" table:display="true" table:show-details="true"/>
                <table:data-pilot-member table:name="6141" table:display="true" table:show-details="true"/>
                <table:data-pilot-member table:name="6142" table:display="true" table:show-details="true"/>
                <table:data-pilot-member table:name="6143" table:display="true" table:show-details="true"/>
                <table:data-pilot-member table:name="6144" table:display="true" table:show-details="true"/>
                <table:data-pilot-member table:name="6145" table:display="true" table:show-details="true"/>
                <table:data-pilot-member table:name="6146" table:display="true" table:show-details="true"/>
                <table:data-pilot-member table:name="6147" table:display="true" table:show-details="true"/>
                <table:data-pilot-member table:name="6148" table:display="true" table:show-details="true"/>
                <table:data-pilot-member table:name="6149" table:display="true" table:show-details="true"/>
                <table:data-pilot-member table:name="6150" table:display="true" table:show-details="true"/>
                <table:data-pilot-member table:name="6151" table:display="true" table:show-details="true"/>
                <table:data-pilot-member table:name="6152" table:display="true" table:show-details="true"/>
                <table:data-pilot-member table:name="6153" table:display="true" table:show-details="true"/>
                <table:data-pilot-member table:name="6154" table:display="true" table:show-details="true"/>
                <table:data-pilot-member table:name="6156" table:display="true" table:show-details="true"/>
                <table:data-pilot-member table:name="6157" table:display="true" table:show-details="true"/>
                <table:data-pilot-member table:name="6158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1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6" table:display="true" table:show-details="true"/>
                <table:data-pilot-member table:name="6167" table:display="true" table:show-details="true"/>
                <table:data-pilot-member table:name="6168" table:display="true" table:show-details="true"/>
                <table:data-pilot-member table:name="6169" table:display="true" table:show-details="true"/>
                <table:data-pilot-member table:name="6170" table:display="true" table:show-details="true"/>
                <table:data-pilot-member table:name="6171" table:display="true" table:show-details="true"/>
                <table:data-pilot-member table:name="6173" table:display="true" table:show-details="true"/>
                <table:data-pilot-member table:name="6174" table:display="true" table:show-details="true"/>
                <table:data-pilot-member table:name="6175" table:display="true" table:show-details="true"/>
                <table:data-pilot-member table:name="6176" table:display="true" table:show-details="true"/>
                <table:data-pilot-member table:name="6177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0" table:display="true" table:show-details="true"/>
                <table:data-pilot-member table:name="6182" table:display="true" table:show-details="true"/>
                <table:data-pilot-member table:name="6183" table:display="true" table:show-details="true"/>
                <table:data-pilot-member table:name="6184" table:display="true" table:show-details="true"/>
                <table:data-pilot-member table:name="6185" table:display="true" table:show-details="true"/>
                <table:data-pilot-member table:name="6186" table:display="true" table:show-details="true"/>
                <table:data-pilot-member table:name="6188" table:display="true" table:show-details="true"/>
                <table:data-pilot-member table:name="6189" table:display="true" table:show-details="true"/>
                <table:data-pilot-member table:name="6191" table:display="true" table:show-details="true"/>
                <table:data-pilot-member table:name="6192" table:display="true" table:show-details="true"/>
                <table:data-pilot-member table:name="6193" table:display="true" table:show-details="true"/>
                <table:data-pilot-member table:name="6194" table:display="true" table:show-details="true"/>
                <table:data-pilot-member table:name="6195" table:display="true" table:show-details="true"/>
                <table:data-pilot-member table:name="6196" table:display="true" table:show-details="true"/>
                <table:data-pilot-member table:name="6197" table:display="true" table:show-details="true"/>
                <table:data-pilot-member table:name="6200" table:display="true" table:show-details="true"/>
                <table:data-pilot-member table:name="6201" table:display="true" table:show-details="true"/>
                <table:data-pilot-member table:name="6202" table:display="true" table:show-details="true"/>
                <table:data-pilot-member table:name="6203" table:display="true" table:show-details="true"/>
                <table:data-pilot-member table:name="6204" table:display="true" table:show-details="true"/>
                <table:data-pilot-member table:name="6205" table:display="true" table:show-details="true"/>
                <table:data-pilot-member table:name="6206" table:display="true" table:show-details="true"/>
                <table:data-pilot-member table:name="6208" table:display="true" table:show-details="true"/>
                <table:data-pilot-member table:name="6209" table:display="true" table:show-details="true"/>
                <table:data-pilot-member table:name="6210" table:display="true" table:show-details="true"/>
                <table:data-pilot-member table:name="6211" table:display="true" table:show-details="true"/>
                <table:data-pilot-member table:name="6214" table:display="true" table:show-details="true"/>
                <table:data-pilot-member table:name="6215" table:display="true" table:show-details="true"/>
                <table:data-pilot-member table:name="6216" table:display="true" table:show-details="true"/>
                <table:data-pilot-member table:name="6217" table:display="true" table:show-details="true"/>
                <table:data-pilot-member table:name="6218" table:display="true" table:show-details="true"/>
                <table:data-pilot-member table:name="6219" table:display="true" table:show-details="true"/>
                <table:data-pilot-member table:name="6222" table:display="true" table:show-details="true"/>
                <table:data-pilot-member table:name="6224" table:display="true" table:show-details="true"/>
                <table:data-pilot-member table:name="6226" table:display="true" table:show-details="true"/>
                <table:data-pilot-member table:name="6227" table:display="true" table:show-details="true"/>
                <table:data-pilot-member table:name="6228" table:display="true" table:show-details="true"/>
                <table:data-pilot-member table:name="6229" table:display="true" table:show-details="true"/>
                <table:data-pilot-member table:name="6230" table:display="true" table:show-details="true"/>
                <table:data-pilot-member table:name="6231" table:display="true" table:show-details="true"/>
                <table:data-pilot-member table:name="6232" table:display="true" table:show-details="true"/>
                <table:data-pilot-member table:name="6233" table:display="true" table:show-details="true"/>
                <table:data-pilot-member table:name="6234" table:display="true" table:show-details="true"/>
                <table:data-pilot-member table:name="6235" table:display="true" table:show-details="true"/>
                <table:data-pilot-member table:name="6236" table:display="true" table:show-details="true"/>
                <table:data-pilot-member table:name="6237" table:display="true" table:show-details="true"/>
                <table:data-pilot-member table:name="6238" table:display="true" table:show-details="true"/>
                <table:data-pilot-member table:name="6240" table:display="true" table:show-details="true"/>
                <table:data-pilot-member table:name="6241" table:display="true" table:show-details="true"/>
                <table:data-pilot-member table:name="6242" table:display="true" table:show-details="true"/>
                <table:data-pilot-member table:name="6243" table:display="true" table:show-details="true"/>
                <table:data-pilot-member table:name="6246" table:display="true" table:show-details="true"/>
                <table:data-pilot-member table:name="6247" table:display="true" table:show-details="true"/>
                <table:data-pilot-member table:name="6249" table:display="true" table:show-details="true"/>
                <table:data-pilot-member table:name="6250" table:display="true" table:show-details="true"/>
                <table:data-pilot-member table:name="6253" table:display="true" table:show-details="true"/>
                <table:data-pilot-member table:name="6254" table:display="true" table:show-details="true"/>
                <table:data-pilot-member table:name="6255" table:display="true" table:show-details="true"/>
                <table:data-pilot-member table:name="6256" table:display="true" table:show-details="true"/>
                <table:data-pilot-member table:name="6257" table:display="true" table:show-details="true"/>
                <table:data-pilot-member table:name="6258" table:display="true" table:show-details="true"/>
                <table:data-pilot-member table:name="6259" table:display="true" table:show-details="true"/>
                <table:data-pilot-member table:name="6260" table:display="true" table:show-details="true"/>
                <table:data-pilot-member table:name="6262" table:display="true" table:show-details="true"/>
                <table:data-pilot-member table:name="6263" table:display="true" table:show-details="true"/>
                <table:data-pilot-member table:name="6265" table:display="true" table:show-details="true"/>
                <table:data-pilot-member table:name="6266" table:display="true" table:show-details="true"/>
                <table:data-pilot-member table:name="6267" table:display="true" table:show-details="true"/>
                <table:data-pilot-member table:name="6268" table:display="true" table:show-details="true"/>
                <table:data-pilot-member table:name="6269" table:display="true" table:show-details="true"/>
                <table:data-pilot-member table:name="6270" table:display="true" table:show-details="true"/>
                <table:data-pilot-member table:name="6271" table:display="true" table:show-details="true"/>
                <table:data-pilot-member table:name="6272" table:display="true" table:show-details="true"/>
                <table:data-pilot-member table:name="6273" table:display="true" table:show-details="true"/>
                <table:data-pilot-member table:name="6274" table:display="true" table:show-details="true"/>
                <table:data-pilot-member table:name="6275" table:display="true" table:show-details="true"/>
                <table:data-pilot-member table:name="6276" table:display="true" table:show-details="true"/>
                <table:data-pilot-member table:name="6278" table:display="true" table:show-details="true"/>
                <table:data-pilot-member table:name="6279" table:display="true" table:show-details="true"/>
                <table:data-pilot-member table:name="6280" table:display="true" table:show-details="true"/>
                <table:data-pilot-member table:name="6282" table:display="true" table:show-details="true"/>
                <table:data-pilot-member table:name="6283" table:display="true" table:show-details="true"/>
                <table:data-pilot-member table:name="6286" table:display="true" table:show-details="true"/>
                <table:data-pilot-member table:name="6287" table:display="true" table:show-details="true"/>
                <table:data-pilot-member table:name="6288" table:display="true" table:show-details="true"/>
                <table:data-pilot-member table:name="6289" table:display="true" table:show-details="true"/>
                <table:data-pilot-member table:name="6290" table:display="true" table:show-details="true"/>
                <table:data-pilot-member table:name="6291" table:display="true" table:show-details="true"/>
                <table:data-pilot-member table:name="6292" table:display="true" table:show-details="true"/>
                <table:data-pilot-member table:name="6298" table:display="true" table:show-details="true"/>
                <table:data-pilot-member table:name="6299" table:display="true" table:show-details="true"/>
                <table:data-pilot-member table:name="6301" table:display="true" table:show-details="true"/>
                <table:data-pilot-member table:name="6302" table:display="true" table:show-details="true"/>
                <table:data-pilot-member table:name="6303" table:display="true" table:show-details="true"/>
                <table:data-pilot-member table:name="6305" table:display="true" table:show-details="true"/>
                <table:data-pilot-member table:name="6306" table:display="true" table:show-details="true"/>
                <table:data-pilot-member table:name="6307" table:display="true" table:show-details="true"/>
                <table:data-pilot-member table:name="6308" table:display="true" table:show-details="true"/>
                <table:data-pilot-member table:name="6309" table:display="true" table:show-details="true"/>
                <table:data-pilot-member table:name="6310" table:display="true" table:show-details="true"/>
                <table:data-pilot-member table:name="6311" table:display="true" table:show-details="true"/>
                <table:data-pilot-member table:name="6312" table:display="true" table:show-details="true"/>
                <table:data-pilot-member table:name="6313" table:display="true" table:show-details="true"/>
                <table:data-pilot-member table:name="6314" table:display="true" table:show-details="true"/>
                <table:data-pilot-member table:name="6315" table:display="true" table:show-details="true"/>
                <table:data-pilot-member table:name="6316" table:display="true" table:show-details="true"/>
                <table:data-pilot-member table:name="6317" table:display="true" table:show-details="true"/>
                <table:data-pilot-member table:name="6318" table:display="true" table:show-details="true"/>
                <table:data-pilot-member table:name="6319" table:display="true" table:show-details="true"/>
                <table:data-pilot-member table:name="6321" table:display="true" table:show-details="true"/>
                <table:data-pilot-member table:name="6322" table:display="true" table:show-details="true"/>
                <table:data-pilot-member table:name="6323" table:display="true" table:show-details="true"/>
                <table:data-pilot-member table:name="6324" table:display="true" table:show-details="true"/>
                <table:data-pilot-member table:name="6325" table:display="true" table:show-details="true"/>
                <table:data-pilot-member table:name="6326" table:display="true" table:show-details="true"/>
                <table:data-pilot-member table:name="6327" table:display="true" table:show-details="true"/>
                <table:data-pilot-member table:name="6328" table:display="true" table:show-details="true"/>
                <table:data-pilot-member table:name="6329" table:display="true" table:show-details="true"/>
                <table:data-pilot-member table:name="6330" table:display="true" table:show-details="true"/>
                <table:data-pilot-member table:name="6331" table:display="true" table:show-details="true"/>
                <table:data-pilot-member table:name="6335" table:display="true" table:show-details="true"/>
                <table:data-pilot-member table:name="6336" table:display="true" table:show-details="true"/>
                <table:data-pilot-member table:name="6337" table:display="true" table:show-details="true"/>
                <table:data-pilot-member table:name="6338" table:display="true" table:show-details="true"/>
                <table:data-pilot-member table:name="6339" table:display="true" table:show-details="true"/>
                <table:data-pilot-member table:name="6340" table:display="true" table:show-details="true"/>
                <table:data-pilot-member table:name="6341" table:display="true" table:show-details="true"/>
                <table:data-pilot-member table:name="6342" table:display="true" table:show-details="true"/>
                <table:data-pilot-member table:name="6343" table:display="true" table:show-details="true"/>
                <table:data-pilot-member table:name="6344" table:display="true" table:show-details="true"/>
                <table:data-pilot-member table:name="6345" table:display="true" table:show-details="true"/>
                <table:data-pilot-member table:name="6348" table:display="true" table:show-details="true"/>
                <table:data-pilot-member table:name="6349" table:display="true" table:show-details="true"/>
                <table:data-pilot-member table:name="6350" table:display="true" table:show-details="true"/>
                <table:data-pilot-member table:name="6351" table:display="true" table:show-details="true"/>
                <table:data-pilot-member table:name="6352" table:display="true" table:show-details="true"/>
                <table:data-pilot-member table:name="6354" table:display="true" table:show-details="true"/>
                <table:data-pilot-member table:name="6355" table:display="true" table:show-details="true"/>
                <table:data-pilot-member table:name="6356" table:display="true" table:show-details="true"/>
                <table:data-pilot-member table:name="6357" table:display="true" table:show-details="true"/>
                <table:data-pilot-member table:name="6358" table:display="true" table:show-details="true"/>
                <table:data-pilot-member table:name="6359" table:display="true" table:show-details="true"/>
                <table:data-pilot-member table:name="6361" table:display="true" table:show-details="true"/>
                <table:data-pilot-member table:name="6362" table:display="true" table:show-details="true"/>
                <table:data-pilot-member table:name="6363" table:display="true" table:show-details="true"/>
                <table:data-pilot-member table:name="6366" table:display="true" table:show-details="true"/>
                <table:data-pilot-member table:name="6367" table:display="true" table:show-details="true"/>
                <table:data-pilot-member table:name="6368" table:display="true" table:show-details="true"/>
                <table:data-pilot-member table:name="6369" table:display="true" table:show-details="true"/>
                <table:data-pilot-member table:name="6370" table:display="true" table:show-details="true"/>
                <table:data-pilot-member table:name="6371" table:display="true" table:show-details="true"/>
                <table:data-pilot-member table:name="6372" table:display="true" table:show-details="true"/>
                <table:data-pilot-member table:name="6375" table:display="true" table:show-details="true"/>
                <table:data-pilot-member table:name="6376" table:display="true" table:show-details="true"/>
                <table:data-pilot-member table:name="6378" table:display="true" table:show-details="true"/>
                <table:data-pilot-member table:name="6379" table:display="true" table:show-details="true"/>
                <table:data-pilot-member table:name="6380" table:display="true" table:show-details="true"/>
                <table:data-pilot-member table:name="6381" table:display="true" table:show-details="true"/>
                <table:data-pilot-member table:name="6382" table:display="true" table:show-details="true"/>
                <table:data-pilot-member table:name="6383" table:display="true" table:show-details="true"/>
                <table:data-pilot-member table:name="6384" table:display="true" table:show-details="true"/>
                <table:data-pilot-member table:name="6385" table:display="true" table:show-details="true"/>
                <table:data-pilot-member table:name="6387" table:display="true" table:show-details="true"/>
                <table:data-pilot-member table:name="6388" table:display="true" table:show-details="true"/>
                <table:data-pilot-member table:name="6389" table:display="true" table:show-details="true"/>
                <table:data-pilot-member table:name="6390" table:display="true" table:show-details="true"/>
                <table:data-pilot-member table:name="6392" table:display="true" table:show-details="true"/>
                <table:data-pilot-member table:name="6393" table:display="true" table:show-details="true"/>
                <table:data-pilot-member table:name="6395" table:display="true" table:show-details="true"/>
                <table:data-pilot-member table:name="6396" table:display="true" table:show-details="true"/>
                <table:data-pilot-member table:name="6397" table:display="true" table:show-details="true"/>
                <table:data-pilot-member table:name="6399" table:display="true" table:show-details="true"/>
                <table:data-pilot-member table:name="6400" table:display="true" table:show-details="true"/>
                <table:data-pilot-member table:name="6401" table:display="true" table:show-details="true"/>
                <table:data-pilot-member table:name="6402" table:display="true" table:show-details="true"/>
                <table:data-pilot-member table:name="6405" table:display="true" table:show-details="true"/>
                <table:data-pilot-member table:name="6406" table:display="true" table:show-details="true"/>
                <table:data-pilot-member table:name="6408" table:display="true" table:show-details="true"/>
                <table:data-pilot-member table:name="6409" table:display="true" table:show-details="true"/>
                <table:data-pilot-member table:name="6411" table:display="true" table:show-details="true"/>
                <table:data-pilot-member table:name="6412" table:display="true" table:show-details="true"/>
                <table:data-pilot-member table:name="6413" table:display="true" table:show-details="true"/>
                <table:data-pilot-member table:name="6414" table:display="true" table:show-details="true"/>
                <table:data-pilot-member table:name="6415" table:display="true" table:show-details="true"/>
                <table:data-pilot-member table:name="6416" table:display="true" table:show-details="true"/>
                <table:data-pilot-member table:name="6419" table:display="true" table:show-details="true"/>
                <table:data-pilot-member table:name="6421" table:display="true" table:show-details="true"/>
                <table:data-pilot-member table:name="6422" table:display="true" table:show-details="true"/>
                <table:data-pilot-member table:name="6423" table:display="true" table:show-details="true"/>
                <table:data-pilot-member table:name="6424" table:display="true" table:show-details="true"/>
                <table:data-pilot-member table:name="6428" table:display="true" table:show-details="true"/>
                <table:data-pilot-member table:name="6429" table:display="true" table:show-details="true"/>
                <table:data-pilot-member table:name="6431" table:display="true" table:show-details="true"/>
                <table:data-pilot-member table:name="6436" table:display="true" table:show-details="true"/>
                <table:data-pilot-member table:name="6437" table:display="true" table:show-details="true"/>
                <table:data-pilot-member table:name="6439" table:display="true" table:show-details="true"/>
                <table:data-pilot-member table:name="6440" table:display="true" table:show-details="true"/>
                <table:data-pilot-member table:name="6441" table:display="true" table:show-details="true"/>
                <table:data-pilot-member table:name="6442" table:display="true" table:show-details="true"/>
                <table:data-pilot-member table:name="6443" table:display="true" table:show-details="true"/>
                <table:data-pilot-member table:name="6444" table:display="true" table:show-details="true"/>
                <table:data-pilot-member table:name="6446" table:display="true" table:show-details="true"/>
                <table:data-pilot-member table:name="6448" table:display="true" table:show-details="true"/>
                <table:data-pilot-member table:name="6449" table:display="true" table:show-details="true"/>
                <table:data-pilot-member table:name="6451" table:display="true" table:show-details="true"/>
                <table:data-pilot-member table:name="6452" table:display="true" table:show-details="true"/>
                <table:data-pilot-member table:name="6454" table:display="true" table:show-details="true"/>
                <table:data-pilot-member table:name="6457" table:display="true" table:show-details="true"/>
                <table:data-pilot-member table:name="6458" table:display="true" table:show-details="true"/>
                <table:data-pilot-member table:name="6459" table:display="true" table:show-details="true"/>
                <table:data-pilot-member table:name="6460" table:display="true" table:show-details="true"/>
                <table:data-pilot-member table:name="6462" table:display="true" table:show-details="true"/>
                <table:data-pilot-member table:name="6463" table:display="true" table:show-details="true"/>
                <table:data-pilot-member table:name="6466" table:display="true" table:show-details="true"/>
                <table:data-pilot-member table:name="6467" table:display="true" table:show-details="true"/>
                <table:data-pilot-member table:name="6472" table:display="true" table:show-details="true"/>
                <table:data-pilot-member table:name="6473" table:display="true" table:show-details="true"/>
                <table:data-pilot-member table:name="6475" table:display="true" table:show-details="true"/>
                <table:data-pilot-member table:name="6476" table:display="true" table:show-details="true"/>
                <table:data-pilot-member table:name="6477" table:display="true" table:show-details="true"/>
                <table:data-pilot-member table:name="6478" table:display="true" table:show-details="true"/>
                <table:data-pilot-member table:name="6479" table:display="true" table:show-details="true"/>
                <table:data-pilot-member table:name="6481" table:display="true" table:show-details="true"/>
                <table:data-pilot-member table:name="6484" table:display="true" table:show-details="true"/>
                <table:data-pilot-member table:name="6486" table:display="true" table:show-details="true"/>
                <table:data-pilot-member table:name="6487" table:display="true" table:show-details="true"/>
                <table:data-pilot-member table:name="6488" table:display="true" table:show-details="true"/>
                <table:data-pilot-member table:name="6489" table:display="true" table:show-details="true"/>
                <table:data-pilot-member table:name="6490" table:display="true" table:show-details="true"/>
                <table:data-pilot-member table:name="6493" table:display="true" table:show-details="true"/>
                <table:data-pilot-member table:name="6494" table:display="true" table:show-details="true"/>
                <table:data-pilot-member table:name="6495" table:display="true" table:show-details="true"/>
                <table:data-pilot-member table:name="6496" table:display="true" table:show-details="true"/>
                <table:data-pilot-member table:name="6498" table:display="true" table:show-details="true"/>
                <table:data-pilot-member table:name="6500" table:display="true" table:show-details="true"/>
                <table:data-pilot-member table:name="6501" table:display="true" table:show-details="true"/>
                <table:data-pilot-member table:name="6502" table:display="true" table:show-details="true"/>
                <table:data-pilot-member table:name="6503" table:display="true" table:show-details="true"/>
                <table:data-pilot-member table:name="6505" table:display="true" table:show-details="true"/>
                <table:data-pilot-member table:name="6506" table:display="true" table:show-details="true"/>
                <table:data-pilot-member table:name="6508" table:display="true" table:show-details="true"/>
                <table:data-pilot-member table:name="6509" table:display="true" table:show-details="true"/>
                <table:data-pilot-member table:name="6511" table:display="true" table:show-details="true"/>
                <table:data-pilot-member table:name="6514" table:display="true" table:show-details="true"/>
                <table:data-pilot-member table:name="6515" table:display="true" table:show-details="true"/>
                <table:data-pilot-member table:name="6517" table:display="true" table:show-details="true"/>
                <table:data-pilot-member table:name="6523" table:display="true" table:show-details="true"/>
                <table:data-pilot-member table:name="6526" table:display="true" table:show-details="true"/>
                <table:data-pilot-member table:name="6527" table:display="true" table:show-details="true"/>
                <table:data-pilot-member table:name="6528" table:display="true" table:show-details="true"/>
                <table:data-pilot-member table:name="6531" table:display="true" table:show-details="true"/>
                <table:data-pilot-member table:name="6534" table:display="true" table:show-details="true"/>
                <table:data-pilot-member table:name="6536" table:display="true" table:show-details="true"/>
                <table:data-pilot-member table:name="6538" table:display="true" table:show-details="true"/>
                <table:data-pilot-member table:name="6539" table:display="true" table:show-details="true"/>
                <table:data-pilot-member table:name="6540" table:display="true" table:show-details="true"/>
                <table:data-pilot-member table:name="6543" table:display="true" table:show-details="true"/>
                <table:data-pilot-member table:name="6545" table:display="true" table:show-details="true"/>
                <table:data-pilot-member table:name="6547" table:display="true" table:show-details="true"/>
                <table:data-pilot-member table:name="6557" table:display="true" table:show-details="true"/>
                <table:data-pilot-member table:name="6559" table:display="true" table:show-details="true"/>
                <table:data-pilot-member table:name="6563" table:display="true" table:show-details="true"/>
                <table:data-pilot-member table:name="6564" table:display="true" table:show-details="true"/>
                <table:data-pilot-member table:name="6565" table:display="true" table:show-details="true"/>
                <table:data-pilot-member table:name="6566" table:display="true" table:show-details="true"/>
                <table:data-pilot-member table:name="6567" table:display="true" table:show-details="true"/>
                <table:data-pilot-member table:name="6569" table:display="true" table:show-details="true"/>
                <table:data-pilot-member table:name="6570" table:display="true" table:show-details="true"/>
                <table:data-pilot-member table:name="6572" table:display="true" table:show-details="true"/>
                <table:data-pilot-member table:name="6576" table:display="true" table:show-details="true"/>
                <table:data-pilot-member table:name="6577" table:display="true" table:show-details="true"/>
                <table:data-pilot-member table:name="6579" table:display="true" table:show-details="true"/>
                <table:data-pilot-member table:name="6581" table:display="true" table:show-details="true"/>
                <table:data-pilot-member table:name="6583" table:display="true" table:show-details="true"/>
                <table:data-pilot-member table:name="6585" table:display="true" table:show-details="true"/>
                <table:data-pilot-member table:name="6587" table:display="true" table:show-details="true"/>
                <table:data-pilot-member table:name="6588" table:display="true" table:show-details="true"/>
                <table:data-pilot-member table:name="6589" table:display="true" table:show-details="true"/>
                <table:data-pilot-member table:name="6590" table:display="true" table:show-details="true"/>
                <table:data-pilot-member table:name="6591" table:display="true" table:show-details="true"/>
                <table:data-pilot-member table:name="6596" table:display="true" table:show-details="true"/>
                <table:data-pilot-member table:name="6597" table:display="true" table:show-details="true"/>
                <table:data-pilot-member table:name="6598" table:display="true" table:show-details="true"/>
                <table:data-pilot-member table:name="6601" table:display="true" table:show-details="true"/>
                <table:data-pilot-member table:name="6603" table:display="true" table:show-details="true"/>
                <table:data-pilot-member table:name="6604" table:display="true" table:show-details="true"/>
                <table:data-pilot-member table:name="6605" table:display="true" table:show-details="true"/>
                <table:data-pilot-member table:name="6611" table:display="true" table:show-details="true"/>
                <table:data-pilot-member table:name="6618" table:display="true" table:show-details="true"/>
                <table:data-pilot-member table:name="6620" table:display="true" table:show-details="true"/>
                <table:data-pilot-member table:name="6624" table:display="true" table:show-details="true"/>
                <table:data-pilot-member table:name="6625" table:display="true" table:show-details="true"/>
                <table:data-pilot-member table:name="6628" table:display="true" table:show-details="true"/>
                <table:data-pilot-member table:name="6630" table:display="true" table:show-details="true"/>
                <table:data-pilot-member table:name="6632" table:display="true" table:show-details="true"/>
                <table:data-pilot-member table:name="6635" table:display="true" table:show-details="true"/>
                <table:data-pilot-member table:name="6636" table:display="true" table:show-details="true"/>
                <table:data-pilot-member table:name="6637" table:display="true" table:show-details="true"/>
                <table:data-pilot-member table:name="6640" table:display="true" table:show-details="true"/>
                <table:data-pilot-member table:name="6641" table:display="true" table:show-details="true"/>
                <table:data-pilot-member table:name="6642" table:display="true" table:show-details="true"/>
                <table:data-pilot-member table:name="6643" table:display="true" table:show-details="true"/>
                <table:data-pilot-member table:name="6645" table:display="true" table:show-details="true"/>
                <table:data-pilot-member table:name="6647" table:display="true" table:show-details="true"/>
                <table:data-pilot-member table:name="6648" table:display="true" table:show-details="true"/>
                <table:data-pilot-member table:name="6649" table:display="true" table:show-details="true"/>
                <table:data-pilot-member table:name="6650" table:display="true" table:show-details="true"/>
                <table:data-pilot-member table:name="6652" table:display="true" table:show-details="true"/>
                <table:data-pilot-member table:name="6655" table:display="true" table:show-details="true"/>
                <table:data-pilot-member table:name="6657" table:display="true" table:show-details="true"/>
                <table:data-pilot-member table:name="6658" table:display="true" table:show-details="true"/>
                <table:data-pilot-member table:name="6659" table:display="true" table:show-details="true"/>
                <table:data-pilot-member table:name="6660" table:display="true" table:show-details="true"/>
                <table:data-pilot-member table:name="6661" table:display="true" table:show-details="true"/>
                <table:data-pilot-member table:name="6663" table:display="true" table:show-details="true"/>
                <table:data-pilot-member table:name="6664" table:display="true" table:show-details="true"/>
                <table:data-pilot-member table:name="6673" table:display="true" table:show-details="true"/>
                <table:data-pilot-member table:name="6683" table:display="true" table:show-details="true"/>
                <table:data-pilot-member table:name="6684" table:display="true" table:show-details="true"/>
                <table:data-pilot-member table:name="6687" table:display="true" table:show-details="true"/>
                <table:data-pilot-member table:name="6688" table:display="true" table:show-details="true"/>
                <table:data-pilot-member table:name="6690" table:display="true" table:show-details="true"/>
                <table:data-pilot-member table:name="6693" table:display="true" table:show-details="true"/>
                <table:data-pilot-member table:name="6694" table:display="true" table:show-details="true"/>
                <table:data-pilot-member table:name="6697" table:display="true" table:show-details="true"/>
                <table:data-pilot-member table:name="6700" table:display="true" table:show-details="true"/>
                <table:data-pilot-member table:name="6705" table:display="true" table:show-details="true"/>
                <table:data-pilot-member table:name="6706" table:display="true" table:show-details="true"/>
                <table:data-pilot-member table:name="6712" table:display="true" table:show-details="true"/>
                <table:data-pilot-member table:name="6717" table:display="true" table:show-details="true"/>
                <table:data-pilot-member table:name="6725" table:display="true" table:show-details="true"/>
                <table:data-pilot-member table:name="6730" table:display="true" table:show-details="true"/>
                <table:data-pilot-member table:name="6735" table:display="true" table:show-details="true"/>
                <table:data-pilot-member table:name="6739" table:display="true" table:show-details="true"/>
                <table:data-pilot-member table:name="6742" table:display="true" table:show-details="true"/>
                <table:data-pilot-member table:name="6748" table:display="true" table:show-details="true"/>
                <table:data-pilot-member table:name="6752" table:display="true" table:show-details="true"/>
                <table:data-pilot-member table:name="6758" table:display="true" table:show-details="true"/>
                <table:data-pilot-member table:name="6766" table:display="true" table:show-details="true"/>
                <table:data-pilot-member table:name="6768" table:display="true" table:show-details="true"/>
                <table:data-pilot-member table:name="6778" table:display="true" table:show-details="true"/>
                <table:data-pilot-member table:name="6782" table:display="true" table:show-details="true"/>
                <table:data-pilot-member table:name="6796" table:display="true" table:show-details="true"/>
                <table:data-pilot-member table:name="6797" table:display="true" table:show-details="true"/>
                <table:data-pilot-member table:name="6801" table:display="true" table:show-details="true"/>
                <table:data-pilot-member table:name="6813" table:display="true" table:show-details="true"/>
                <table:data-pilot-member table:name="6819" table:display="true" table:show-details="true"/>
                <table:data-pilot-member table:name="6822" table:display="true" table:show-details="true"/>
                <table:data-pilot-member table:name="6825" table:display="true" table:show-details="true"/>
                <table:data-pilot-member table:name="6829" table:display="true" table:show-details="true"/>
                <table:data-pilot-member table:name="6831" table:display="true" table:show-details="true"/>
                <table:data-pilot-member table:name="6838" table:display="true" table:show-details="true"/>
                <table:data-pilot-member table:name="6843" table:display="true" table:show-details="true"/>
                <table:data-pilot-member table:name="6848" table:display="true" table:show-details="true"/>
                <table:data-pilot-member table:name="6851" table:display="true" table:show-details="true"/>
                <table:data-pilot-member table:name="6856" table:display="true" table:show-details="true"/>
                <table:data-pilot-member table:name="6891" table:display="true" table:show-details="true"/>
                <table:data-pilot-member table:name="6914" table:display="true" table:show-details="true"/>
                <table:data-pilot-member table:name="6917" table:display="true" table:show-details="true"/>
                <table:data-pilot-member table:name="6919" table:display="true" table:show-details="true"/>
                <table:data-pilot-member table:name="6944" table:display="true" table:show-details="true"/>
                <table:data-pilot-member table:name="6960" table:display="true" table:show-details="true"/>
                <table:data-pilot-member table:name="6967" table:display="true" table:show-details="true"/>
                <table:data-pilot-member table:name="6986" table:display="true" table:show-details="true"/>
                <table:data-pilot-member table:name="70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9T19:03:28.948874876</dc:date>
    <meta:editing-duration>PT24M8S</meta:editing-duration>
    <meta:editing-cycles>1</meta:editing-cycles>
    <meta:document-statistic meta:table-count="2" meta:cell-count="7079" meta:object-count="3"/>
    <meta:generator>LibreOffice/24.2.7.2$Linux_AARCH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loext:data-pilot-source="DataPilot1" chart:class="chart:scatter" chart:style-name="ch1">
        <chart:legend chart:legend-position="end" svg:x="12.175cm" svg:y="2.951cm" style:legend-expansion="high" chart:style-name="ch2"/>
        <chart:plot-area chart:style-name="ch3" table:cell-range-address="PivotChart" chart:data-source-has-labels="column" svg:x="0.319cm" svg:y="0.18cm" svg:width="11.537cm" svg:height="7.745cm">
          <chart:coordinate-region svg:x="1.311cm" svg:y="0.379cm" svg:width="10.358cm" svg:height="6.899cm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scatter">
            <chart:data-point chart:repeated="10"/>
          </chart:series>
          <chart:series chart:style-name="ch8" chart:values-cell-range-address="PT@data 1" chart:label-cell-address="PT@label 1" chart:class="chart:scatter">
            <chart:data-point chart:repeated="10"/>
          </chart:series>
          <chart:series chart:style-name="ch9" chart:values-cell-range-address="PT@data 2" chart:label-cell-address="PT@label 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 DeltaEnc</text:p>
                <draw:g>
                  <svg:desc>PT@label 0</svg:desc>
                </draw:g>
              </table:table-cell>
              <table:table-cell office:value-type="string">
                <text:p>Max -  DeltaEnc</text:p>
                <draw:g>
                  <svg:desc>PT@label 1</svg:desc>
                </draw:g>
              </table:table-cell>
              <table:table-cell office:value-type="string">
                <text:p>Min -  DeltaEnc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PT@categories</svg:desc>
                </draw:g>
              </table:table-cell>
              <table:table-cell office:value-type="float" office:value="6038.99290780142">
                <text:p>6038.99290780142</text:p>
                <draw:g>
                  <svg:desc>PT@data 0</svg:desc>
                </draw:g>
              </table:table-cell>
              <table:table-cell office:value-type="float" office:value="6406">
                <text:p>6406</text:p>
                <draw:g>
                  <svg:desc>PT@data 1</svg:desc>
                </draw:g>
              </table:table-cell>
              <table:table-cell office:value-type="float" office:value="5745">
                <text:p>5745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098.02836879433">
                <text:p>6098.02836879433</text:p>
              </table:table-cell>
              <table:table-cell office:value-type="float" office:value="6611">
                <text:p>6611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6112.62411347518">
                <text:p>6112.62411347518</text:p>
              </table:table-cell>
              <table:table-cell office:value-type="float" office:value="6563">
                <text:p>6563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6128.22695035461">
                <text:p>6128.22695035461</text:p>
              </table:table-cell>
              <table:table-cell office:value-type="float" office:value="6825">
                <text:p>6825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216.99290780142">
                <text:p>6216.99290780142</text:p>
              </table:table-cell>
              <table:table-cell office:value-type="float" office:value="6739">
                <text:p>6739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6222.84285714286">
                <text:p>6222.84285714286</text:p>
              </table:table-cell>
              <table:table-cell office:value-type="float" office:value="6797">
                <text:p>6797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6084.09285714286">
                <text:p>6084.09285714286</text:p>
              </table:table-cell>
              <table:table-cell office:value-type="float" office:value="6588">
                <text:p>6588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220.39285714286">
                <text:p>6220.39285714286</text:p>
              </table:table-cell>
              <table:table-cell office:value-type="float" office:value="6829">
                <text:p>6829</text:p>
              </table:table-cell>
              <table:table-cell office:value-type="float" office:value="5631">
                <text:p>563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6353.71428571429">
                <text:p>6353.71428571429</text:p>
              </table:table-cell>
              <table:table-cell office:value-type="float" office:value="6986">
                <text:p>6986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417.47857142857">
                <text:p>6417.47857142857</text:p>
              </table:table-cell>
              <table:table-cell office:value-type="float" office:value="7014">
                <text:p>7014</text:p>
              </table:table-cell>
              <table:table-cell office:value-type="float" office:value="6059">
                <text:p>6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test.D1:test.E1406" chart:data-source-has-labels="row" svg:x="0.32cm" svg:y="0.18cm" svg:width="13.15cm" svg:height="8.64cm">
          <chart:coordinate-region svg:x="1.312cm" svg:y="0.379cm" svg:width="11.82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E2:test.E1406" chart:label-cell-address="test.E1:test.E1" chart:class="chart:scatter">
            <chart:domain table:cell-range-address="test.D2:test.D1406"/>
            <chart:data-point chart:repeated="14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DeltaEnc</text:p>
                <draw:g>
                  <svg:desc>test.E1:t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5">
                <text:p>12.5</text:p>
                <draw:g>
                  <svg:desc>test.D2:test.D1406</svg:desc>
                </draw:g>
              </table:table-cell>
              <table:table-cell office:value-type="float" office:value="6406">
                <text:p>6406</text:p>
                <draw:g>
                  <svg:desc>test.E2:test.E1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4">
                <text:p>12.4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4">
                <text:p>12.4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">
                <text:p>12.4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">
                <text:p>12.4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4">
                <text:p>12.4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4">
                <text:p>12.4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4">
                <text:p>12.4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4">
                <text:p>12.4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4">
                <text:p>12.4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4">
                <text:p>12.4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4">
                <text:p>12.4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4">
                <text:p>12.4</text:p>
              </table:table-cell>
              <table:table-cell office:value-type="float" office:value="6543">
                <text:p>6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4">
                <text:p>12.4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4">
                <text:p>12.4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4">
                <text:p>12.4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4">
                <text:p>12.4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4">
                <text:p>12.4</text:p>
              </table:table-cell>
              <table:table-cell office:value-type="float" office:value="6914">
                <text:p>6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4">
                <text:p>12.4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4">
                <text:p>12.4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4">
                <text:p>12.4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4">
                <text:p>12.4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">
                <text:p>12.4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4">
                <text:p>12.4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4">
                <text:p>12.4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4">
                <text:p>12.4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4">
                <text:p>12.4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4">
                <text:p>12.4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4">
                <text:p>12.4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">
                <text:p>12.4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4">
                <text:p>12.4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4">
                <text:p>12.4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4">
                <text:p>12.4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4">
                <text:p>12.4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">
                <text:p>12.4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4">
                <text:p>12.4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3">
                <text:p>12.3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4">
                <text:p>12.4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4">
                <text:p>12.4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">
                <text:p>12.4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4">
                <text:p>12.4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4">
                <text:p>12.4</text:p>
              </table:table-cell>
              <table:table-cell office:value-type="float" office:value="6538">
                <text:p>65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3">
                <text:p>12.3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4">
                <text:p>12.4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4">
                <text:p>12.4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4">
                <text:p>12.4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3">
                <text:p>12.3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3">
                <text:p>12.3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4">
                <text:p>12.4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4">
                <text:p>12.4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4">
                <text:p>12.4</text:p>
              </table:table-cell>
              <table:table-cell office:value-type="float" office:value="6506">
                <text:p>6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3">
                <text:p>12.3</text:p>
              </table:table-cell>
              <table:table-cell office:value-type="float" office:value="6514">
                <text:p>65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3">
                <text:p>12.3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3">
                <text:p>12.3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3">
                <text:p>12.3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4">
                <text:p>12.4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3">
                <text:p>12.3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4">
                <text:p>12.4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4">
                <text:p>12.4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3">
                <text:p>12.3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3">
                <text:p>12.3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3">
                <text:p>12.3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4">
                <text:p>12.4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3">
                <text:p>12.3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3">
                <text:p>12.3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3">
                <text:p>12.3</text:p>
              </table:table-cell>
              <table:table-cell office:value-type="float" office:value="6566">
                <text:p>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">
                <text:p>12.3</text:p>
              </table:table-cell>
              <table:table-cell office:value-type="float" office:value="6813">
                <text:p>6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3">
                <text:p>12.3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3">
                <text:p>12.3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3">
                <text:p>12.3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3">
                <text:p>12.3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3">
                <text:p>12.3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3">
                <text:p>12.3</text:p>
              </table:table-cell>
              <table:table-cell office:value-type="float" office:value="6567">
                <text:p>65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3">
                <text:p>12.3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">
                <text:p>12.3</text:p>
              </table:table-cell>
              <table:table-cell office:value-type="float" office:value="6478">
                <text:p>6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3">
                <text:p>12.3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3">
                <text:p>12.3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3">
                <text:p>12.3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3">
                <text:p>12.3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3">
                <text:p>12.3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3">
                <text:p>12.3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3">
                <text:p>12.3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3">
                <text:p>12.3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3">
                <text:p>12.3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3">
                <text:p>12.3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3">
                <text:p>12.3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3">
                <text:p>12.3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3">
                <text:p>12.3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3">
                <text:p>12.3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3">
                <text:p>12.3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3">
                <text:p>12.3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3">
                <text:p>12.3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3">
                <text:p>12.3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3">
                <text:p>12.3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3">
                <text:p>12.3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3">
                <text:p>12.3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3">
                <text:p>12.3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">
                <text:p>12.3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3">
                <text:p>12.3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3">
                <text:p>12.3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3">
                <text:p>12.3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3">
                <text:p>12.3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3">
                <text:p>12.3</text:p>
              </table:table-cell>
              <table:table-cell office:value-type="float" office:value="6576">
                <text:p>65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3">
                <text:p>12.3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3">
                <text:p>12.3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2">
                <text:p>12.2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3">
                <text:p>12.3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">
                <text:p>12.3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3">
                <text:p>12.3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3">
                <text:p>12.3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3">
                <text:p>12.3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3">
                <text:p>12.3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3">
                <text:p>12.3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3">
                <text:p>12.3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3">
                <text:p>12.3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3">
                <text:p>12.3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3">
                <text:p>12.3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2">
                <text:p>12.2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3">
                <text:p>12.3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3">
                <text:p>12.3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6405">
                <text:p>6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3">
                <text:p>12.3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3">
                <text:p>12.3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2">
                <text:p>12.2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2">
                <text:p>12.2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3">
                <text:p>12.3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3">
                <text:p>12.3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3">
                <text:p>12.3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3">
                <text:p>12.3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3">
                <text:p>12.3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3">
                <text:p>12.3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3">
                <text:p>12.3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2">
                <text:p>12.2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2">
                <text:p>12.2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2">
                <text:p>12.2</text:p>
              </table:table-cell>
              <table:table-cell office:value-type="float" office:value="6752">
                <text:p>67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2">
                <text:p>12.2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2">
                <text:p>12.2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3">
                <text:p>12.3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2">
                <text:p>12.2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2">
                <text:p>12.2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2">
                <text:p>12.2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2">
                <text:p>12.2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2">
                <text:p>12.2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2">
                <text:p>12.2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2">
                <text:p>12.2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2">
                <text:p>12.2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2">
                <text:p>12.2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2">
                <text:p>12.2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2">
                <text:p>12.2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2">
                <text:p>12.2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2">
                <text:p>12.2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2">
                <text:p>12.2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2">
                <text:p>12.2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2">
                <text:p>12.2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2">
                <text:p>12.2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">
                <text:p>12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2">
                <text:p>12.2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2">
                <text:p>12.2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2">
                <text:p>12.2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2">
                <text:p>12.2</text:p>
              </table:table-cell>
              <table:table-cell office:value-type="float" office:value="6452">
                <text:p>64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2">
                <text:p>12.2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2">
                <text:p>12.2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2">
                <text:p>12.2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2">
                <text:p>12.2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2">
                <text:p>12.2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2">
                <text:p>12.2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2">
                <text:p>12.2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2">
                <text:p>12.2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2">
                <text:p>12.2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2">
                <text:p>12.2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">
                <text:p>12.2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2">
                <text:p>12.2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2">
                <text:p>12.2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2">
                <text:p>12.2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2">
                <text:p>12.2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2">
                <text:p>12.2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2">
                <text:p>12.2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2">
                <text:p>12.2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2">
                <text:p>12.2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2">
                <text:p>12.2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2">
                <text:p>12.2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.2">
                <text:p>12.2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.2">
                <text:p>12.2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2">
                <text:p>12.2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2">
                <text:p>12.2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2">
                <text:p>12.2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2">
                <text:p>12.2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2">
                <text:p>12.2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.2">
                <text:p>12.2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2">
                <text:p>12.2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2">
                <text:p>12.2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2">
                <text:p>12.2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2">
                <text:p>12.2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2">
                <text:p>12.2</text:p>
              </table:table-cell>
              <table:table-cell office:value-type="float" office:value="6162">
                <text:p>61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2">
                <text:p>12.2</text:p>
              </table:table-cell>
              <table:table-cell office:value-type="float" office:value="6657">
                <text:p>66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1">
                <text:p>12.1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2">
                <text:p>12.2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2">
                <text:p>12.2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2">
                <text:p>12.2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2">
                <text:p>12.2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2">
                <text:p>12.2</text:p>
              </table:table-cell>
              <table:table-cell office:value-type="float" office:value="6409">
                <text:p>64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1">
                <text:p>12.1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1">
                <text:p>12.1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2">
                <text:p>12.2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2">
                <text:p>12.2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2">
                <text:p>12.2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2">
                <text:p>12.2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2">
                <text:p>12.2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2">
                <text:p>12.2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2">
                <text:p>12.2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2">
                <text:p>12.2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2">
                <text:p>12.2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2">
                <text:p>12.2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2">
                <text:p>12.2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1">
                <text:p>12.1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2">
                <text:p>12.2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2">
                <text:p>12.2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2">
                <text:p>12.2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2">
                <text:p>12.2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2">
                <text:p>12.2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2">
                <text:p>12.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1">
                <text:p>12.1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2">
                <text:p>12.2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2">
                <text:p>12.2</text:p>
              </table:table-cell>
              <table:table-cell office:value-type="float" office:value="6449">
                <text:p>64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1">
                <text:p>12.1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2">
                <text:p>12.2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1">
                <text:p>12.1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2">
                <text:p>12.2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1">
                <text:p>12.1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2">
                <text:p>12.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2">
                <text:p>12.2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.2">
                <text:p>12.2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1">
                <text:p>12.1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.1">
                <text:p>12.1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.1">
                <text:p>12.1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1">
                <text:p>12.1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1">
                <text:p>12.1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2">
                <text:p>12.2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1">
                <text:p>12.1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">
                <text:p>12.1</text:p>
              </table:table-cell>
              <table:table-cell office:value-type="float" office:value="6413">
                <text:p>64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">
                <text:p>12.1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1">
                <text:p>12.1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1">
                <text:p>12.1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1">
                <text:p>12.1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1">
                <text:p>12.1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1">
                <text:p>12.1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1">
                <text:p>12.1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1">
                <text:p>12.1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1">
                <text:p>12.1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1">
                <text:p>12.1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1">
                <text:p>12.1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1">
                <text:p>12.1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1">
                <text:p>12.1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1">
                <text:p>12.1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1">
                <text:p>12.1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1">
                <text:p>12.1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1">
                <text:p>12.1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1">
                <text:p>12.1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.1">
                <text:p>12.1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1">
                <text:p>12.1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.1">
                <text:p>12.1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1">
                <text:p>12.1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1">
                <text:p>12.1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1">
                <text:p>12.1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.1">
                <text:p>12.1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.1">
                <text:p>12.1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">
                <text:p>12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1">
                <text:p>12.1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.1">
                <text:p>12.1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1">
                <text:p>12.1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.1">
                <text:p>12.1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.1">
                <text:p>12.1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1">
                <text:p>12.1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">
                <text:p>12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.1">
                <text:p>12.1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1">
                <text:p>12.1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1">
                <text:p>12.1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1">
                <text:p>12.1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.1">
                <text:p>12.1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.1">
                <text:p>12.1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.1">
                <text:p>12.1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.1">
                <text:p>12.1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">
                <text:p>12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1">
                <text:p>12.1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">
                <text:p>12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">
                <text:p>12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">
                <text:p>12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">
                <text:p>12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">
                <text:p>1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">
                <text:p>12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">
                <text:p>12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">
                <text:p>12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">
                <text:p>12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">
                <text:p>12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">
                <text:p>12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">
                <text:p>12</text:p>
              </table:table-cell>
              <table:table-cell office:value-type="float" office:value="6603">
                <text:p>66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">
                <text:p>12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">
                <text:p>12</text:p>
              </table:table-cell>
              <table:table-cell office:value-type="float" office:value="6113">
                <text:p>61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">
                <text:p>12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">
                <text:p>12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">
                <text:p>12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">
                <text:p>12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">
                <text:p>12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">
                <text:p>12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">
                <text:p>12</text:p>
              </table:table-cell>
              <table:table-cell office:value-type="float" office:value="6659">
                <text:p>66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">
                <text:p>12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">
                <text:p>12</text:p>
              </table:table-cell>
              <table:table-cell office:value-type="float" office:value="6604">
                <text:p>66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">
                <text:p>12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">
                <text:p>12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">
                <text:p>12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">
                <text:p>12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">
                <text:p>12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">
                <text:p>12</text:p>
              </table:table-cell>
              <table:table-cell office:value-type="float" office:value="6401">
                <text:p>6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">
                <text:p>12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  <table:table-cell office:value-type="float" office:value="6489">
                <text:p>64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">
                <text:p>12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">
                <text:p>12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">
                <text:p>12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">
                <text:p>12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">
                <text:p>12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">
                <text:p>12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">
                <text:p>12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">
                <text:p>12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9">
                <text:p>11.9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9">
                <text:p>11.9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">
                <text:p>12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">
                <text:p>12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">
                <text:p>12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">
                <text:p>12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9">
                <text:p>11.9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9">
                <text:p>11.9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">
                <text:p>12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9">
                <text:p>11.9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">
                <text:p>12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9">
                <text:p>11.9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9">
                <text:p>11.9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9">
                <text:p>11.9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9">
                <text:p>11.9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9">
                <text:p>11.9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9">
                <text:p>11.9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9">
                <text:p>11.9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9">
                <text:p>11.9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9">
                <text:p>11.9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9">
                <text:p>11.9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9">
                <text:p>11.9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9">
                <text:p>11.9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9">
                <text:p>11.9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9">
                <text:p>11.9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9">
                <text:p>11.9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9">
                <text:p>11.9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9">
                <text:p>11.9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9">
                <text:p>11.9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">
                <text:p>11.9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">
                <text:p>11.9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">
                <text:p>11.9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.9">
                <text:p>11.9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9">
                <text:p>11.9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9">
                <text:p>11.9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9">
                <text:p>11.9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.9">
                <text:p>11.9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.9">
                <text:p>11.9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.9">
                <text:p>11.9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.9">
                <text:p>11.9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.9">
                <text:p>11.9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9">
                <text:p>11.9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.9">
                <text:p>11.9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.9">
                <text:p>11.9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.9">
                <text:p>11.9</text:p>
              </table:table-cell>
              <table:table-cell office:value-type="float" office:value="6173">
                <text:p>61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.9">
                <text:p>11.9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.9">
                <text:p>11.9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.9">
                <text:p>11.9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.9">
                <text:p>11.9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.9">
                <text:p>11.9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.9">
                <text:p>11.9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.9">
                <text:p>11.9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.8">
                <text:p>11.8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.9">
                <text:p>11.9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.9">
                <text:p>11.9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.9">
                <text:p>11.9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9">
                <text:p>11.9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9">
                <text:p>11.9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.9">
                <text:p>11.9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.9">
                <text:p>11.9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.9">
                <text:p>11.9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.9">
                <text:p>11.9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.9">
                <text:p>11.9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.9">
                <text:p>11.9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.9">
                <text:p>11.9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.9">
                <text:p>11.9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.9">
                <text:p>11.9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.9">
                <text:p>11.9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.9">
                <text:p>11.9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.9">
                <text:p>11.9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9">
                <text:p>11.9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.9">
                <text:p>11.9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.8">
                <text:p>11.8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9">
                <text:p>11.9</text:p>
              </table:table-cell>
              <table:table-cell office:value-type="float" office:value="6226">
                <text:p>62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.9">
                <text:p>11.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.9">
                <text:p>11.9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.9">
                <text:p>11.9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.9">
                <text:p>11.9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.9">
                <text:p>11.9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.8">
                <text:p>11.8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.9">
                <text:p>11.9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.9">
                <text:p>11.9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.9">
                <text:p>11.9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.9">
                <text:p>11.9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.9">
                <text:p>11.9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9">
                <text:p>11.9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.9">
                <text:p>11.9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.9">
                <text:p>11.9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.9">
                <text:p>11.9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.9">
                <text:p>11.9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.9">
                <text:p>11.9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.9">
                <text:p>11.9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8">
                <text:p>11.8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.9">
                <text:p>11.9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.9">
                <text:p>11.9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9">
                <text:p>11.9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.9">
                <text:p>11.9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9">
                <text:p>11.9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9">
                <text:p>11.9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.8">
                <text:p>11.8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.8">
                <text:p>11.8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8">
                <text:p>11.8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.9">
                <text:p>11.9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.9">
                <text:p>11.9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.9">
                <text:p>11.9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.9">
                <text:p>11.9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9">
                <text:p>11.9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.8">
                <text:p>11.8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.8">
                <text:p>11.8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.8">
                <text:p>11.8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.8">
                <text:p>11.8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.8">
                <text:p>11.8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.9">
                <text:p>11.9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.8">
                <text:p>11.8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.9">
                <text:p>11.9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.8">
                <text:p>11.8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.8">
                <text:p>11.8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.8">
                <text:p>11.8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.8">
                <text:p>11.8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.8">
                <text:p>11.8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.8">
                <text:p>11.8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.8">
                <text:p>11.8</text:p>
              </table:table-cell>
              <table:table-cell office:value-type="float" office:value="6598">
                <text:p>65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.8">
                <text:p>11.8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.8">
                <text:p>11.8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.8">
                <text:p>11.8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.8">
                <text:p>11.8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.8">
                <text:p>11.8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.8">
                <text:p>11.8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.8">
                <text:p>11.8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.8">
                <text:p>11.8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.8">
                <text:p>11.8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.8">
                <text:p>11.8</text:p>
              </table:table-cell>
              <table:table-cell office:value-type="float" office:value="6361">
                <text:p>63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.8">
                <text:p>11.8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.8">
                <text:p>11.8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.8">
                <text:p>11.8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.8">
                <text:p>11.8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.8">
                <text:p>11.8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8">
                <text:p>11.8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.8">
                <text:p>11.8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.8">
                <text:p>11.8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.8">
                <text:p>11.8</text:p>
              </table:table-cell>
              <table:table-cell office:value-type="float" office:value="6392">
                <text:p>63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.8">
                <text:p>11.8</text:p>
              </table:table-cell>
              <table:table-cell office:value-type="float" office:value="6361">
                <text:p>63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.8">
                <text:p>11.8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.8">
                <text:p>11.8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8">
                <text:p>11.8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8">
                <text:p>11.8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8">
                <text:p>11.8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8">
                <text:p>11.8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8">
                <text:p>11.8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8">
                <text:p>11.8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8">
                <text:p>11.8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8">
                <text:p>11.8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8">
                <text:p>11.8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.8">
                <text:p>11.8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.8">
                <text:p>11.8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.8">
                <text:p>11.8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.8">
                <text:p>11.8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.8">
                <text:p>11.8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.8">
                <text:p>11.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.8">
                <text:p>11.8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.8">
                <text:p>11.8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.8">
                <text:p>11.8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.7">
                <text:p>11.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.8">
                <text:p>11.8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.8">
                <text:p>11.8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.8">
                <text:p>11.8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.8">
                <text:p>11.8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.8">
                <text:p>11.8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.8">
                <text:p>11.8</text:p>
              </table:table-cell>
              <table:table-cell office:value-type="float" office:value="6454">
                <text:p>64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.8">
                <text:p>11.8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.7">
                <text:p>11.7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8">
                <text:p>11.8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.8">
                <text:p>11.8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.8">
                <text:p>11.8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.8">
                <text:p>11.8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.8">
                <text:p>11.8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.8">
                <text:p>11.8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.8">
                <text:p>11.8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.8">
                <text:p>11.8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.8">
                <text:p>11.8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.8">
                <text:p>11.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.8">
                <text:p>11.8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.7">
                <text:p>11.7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.8">
                <text:p>11.8</text:p>
              </table:table-cell>
              <table:table-cell office:value-type="float" office:value="6142">
                <text:p>61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8">
                <text:p>11.8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.8">
                <text:p>11.8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.8">
                <text:p>11.8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.8">
                <text:p>11.8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.8">
                <text:p>11.8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8">
                <text:p>11.8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7">
                <text:p>11.7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8">
                <text:p>11.8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.7">
                <text:p>11.7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.8">
                <text:p>11.8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.8">
                <text:p>11.8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.8">
                <text:p>11.8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.8">
                <text:p>11.8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.8">
                <text:p>11.8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7">
                <text:p>11.7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7">
                <text:p>11.7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.7">
                <text:p>11.7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.8">
                <text:p>11.8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8">
                <text:p>11.8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8">
                <text:p>11.8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8">
                <text:p>11.8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8">
                <text:p>11.8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8">
                <text:p>11.8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7">
                <text:p>11.7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7">
                <text:p>11.7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7">
                <text:p>11.7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.7">
                <text:p>11.7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7">
                <text:p>11.7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7">
                <text:p>11.7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8">
                <text:p>11.8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7">
                <text:p>11.7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7">
                <text:p>11.7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7">
                <text:p>11.7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7">
                <text:p>11.7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7">
                <text:p>11.7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7">
                <text:p>11.7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7">
                <text:p>11.7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7">
                <text:p>11.7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7">
                <text:p>11.7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.7">
                <text:p>11.7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7">
                <text:p>11.7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7">
                <text:p>11.7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7">
                <text:p>11.7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7">
                <text:p>11.7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7">
                <text:p>11.7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7">
                <text:p>11.7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7">
                <text:p>11.7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7">
                <text:p>11.7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7">
                <text:p>11.7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7">
                <text:p>11.7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7">
                <text:p>11.7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7">
                <text:p>11.7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7">
                <text:p>11.7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7">
                <text:p>11.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7">
                <text:p>11.7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7">
                <text:p>11.7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7">
                <text:p>11.7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6">
                <text:p>11.6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7">
                <text:p>11.7</text:p>
              </table:table-cell>
              <table:table-cell office:value-type="float" office:value="6569">
                <text:p>65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7">
                <text:p>11.7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7">
                <text:p>11.7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7">
                <text:p>11.7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7">
                <text:p>11.7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7">
                <text:p>11.7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7">
                <text:p>11.7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7">
                <text:p>11.7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7">
                <text:p>11.7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7">
                <text:p>11.7</text:p>
              </table:table-cell>
              <table:table-cell office:value-type="float" office:value="6576">
                <text:p>65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7">
                <text:p>11.7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7">
                <text:p>11.7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7">
                <text:p>11.7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7">
                <text:p>11.7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7">
                <text:p>11.7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7">
                <text:p>11.7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7">
                <text:p>11.7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7">
                <text:p>11.7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7">
                <text:p>11.7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6">
                <text:p>11.6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7">
                <text:p>11.7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7">
                <text:p>11.7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7">
                <text:p>11.7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7">
                <text:p>11.7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7">
                <text:p>11.7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7">
                <text:p>11.7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7">
                <text:p>11.7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7">
                <text:p>11.7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7">
                <text:p>11.7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7">
                <text:p>11.7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7">
                <text:p>11.7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.7">
                <text:p>11.7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.7">
                <text:p>11.7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7">
                <text:p>11.7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7">
                <text:p>11.7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.7">
                <text:p>11.7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.7">
                <text:p>11.7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.7">
                <text:p>11.7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.3">
                <text:p>11.3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.6">
                <text:p>11.6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.7">
                <text:p>11.7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.7">
                <text:p>11.7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.7">
                <text:p>11.7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.6">
                <text:p>11.6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.6">
                <text:p>11.6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.6">
                <text:p>11.6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.6">
                <text:p>11.6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.6">
                <text:p>11.6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.6">
                <text:p>11.6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.7">
                <text:p>11.7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.6">
                <text:p>11.6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.6">
                <text:p>11.6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.6">
                <text:p>11.6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.7">
                <text:p>11.7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.6">
                <text:p>11.6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.6">
                <text:p>11.6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.6">
                <text:p>11.6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.6">
                <text:p>11.6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.6">
                <text:p>11.6</text:p>
              </table:table-cell>
              <table:table-cell office:value-type="float" office:value="6169">
                <text:p>616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.6">
                <text:p>11.6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6">
                <text:p>11.6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.6">
                <text:p>11.6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.6">
                <text:p>11.6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.6">
                <text:p>11.6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.6">
                <text:p>11.6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.6">
                <text:p>11.6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.6">
                <text:p>11.6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.6">
                <text:p>11.6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.6">
                <text:p>11.6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.6">
                <text:p>11.6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.6">
                <text:p>11.6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.6">
                <text:p>11.6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.6">
                <text:p>11.6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.6">
                <text:p>11.6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6">
                <text:p>11.6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.6">
                <text:p>11.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.6">
                <text:p>11.6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.6">
                <text:p>11.6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.6">
                <text:p>11.6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.6">
                <text:p>11.6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.6">
                <text:p>11.6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.6">
                <text:p>11.6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.6">
                <text:p>11.6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.6">
                <text:p>11.6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.6">
                <text:p>11.6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.6">
                <text:p>11.6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.6">
                <text:p>11.6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.6">
                <text:p>11.6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6">
                <text:p>11.6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.6">
                <text:p>11.6</text:p>
              </table:table-cell>
              <table:table-cell office:value-type="float" office:value="6442">
                <text:p>64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.6">
                <text:p>11.6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.6">
                <text:p>11.6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.6">
                <text:p>11.6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.6">
                <text:p>11.6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.6">
                <text:p>11.6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.6">
                <text:p>11.6</text:p>
              </table:table-cell>
              <table:table-cell office:value-type="float" office:value="6209">
                <text:p>62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.6">
                <text:p>11.6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.6">
                <text:p>11.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.6">
                <text:p>11.6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.6">
                <text:p>11.6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.6">
                <text:p>11.6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.6">
                <text:p>11.6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.6">
                <text:p>11.6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.6">
                <text:p>11.6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.6">
                <text:p>11.6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.6">
                <text:p>11.6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.6">
                <text:p>11.6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.6">
                <text:p>11.6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.6">
                <text:p>11.6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.6">
                <text:p>11.6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.5">
                <text:p>11.5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.6">
                <text:p>11.6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.6">
                <text:p>11.6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.6">
                <text:p>11.6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.6">
                <text:p>11.6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.6">
                <text:p>11.6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.6">
                <text:p>11.6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.5">
                <text:p>11.5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.6">
                <text:p>11.6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.6">
                <text:p>11.6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.6">
                <text:p>11.6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.6">
                <text:p>11.6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.6">
                <text:p>11.6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.6">
                <text:p>11.6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.6">
                <text:p>11.6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.6">
                <text:p>11.6</text:p>
              </table:table-cell>
              <table:table-cell office:value-type="float" office:value="6083">
                <text:p>60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.6">
                <text:p>11.6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.6">
                <text:p>11.6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.6">
                <text:p>11.6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.5">
                <text:p>11.5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.6">
                <text:p>11.6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.6">
                <text:p>11.6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.6">
                <text:p>11.6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6">
                <text:p>11.6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5">
                <text:p>11.5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.5">
                <text:p>11.5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5">
                <text:p>11.5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6">
                <text:p>11.6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6">
                <text:p>11.6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6">
                <text:p>11.6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6">
                <text:p>11.6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6">
                <text:p>11.6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5">
                <text:p>11.5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6">
                <text:p>11.6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6">
                <text:p>11.6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6">
                <text:p>11.6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5">
                <text:p>11.5</text:p>
              </table:table-cell>
              <table:table-cell office:value-type="float" office:value="6097">
                <text:p>60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5">
                <text:p>11.5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5">
                <text:p>11.5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5">
                <text:p>11.5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5">
                <text:p>11.5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6">
                <text:p>11.6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.5">
                <text:p>11.5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.5">
                <text:p>11.5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.5">
                <text:p>11.5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.5">
                <text:p>11.5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.5">
                <text:p>11.5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.5">
                <text:p>11.5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.5">
                <text:p>11.5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.5">
                <text:p>11.5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.5">
                <text:p>11.5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.5">
                <text:p>11.5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.5">
                <text:p>11.5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5">
                <text:p>11.5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.5">
                <text:p>11.5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.5">
                <text:p>11.5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.5">
                <text:p>11.5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5">
                <text:p>11.5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.5">
                <text:p>11.5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.5">
                <text:p>11.5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.5">
                <text:p>11.5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.5">
                <text:p>11.5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.5">
                <text:p>11.5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.5">
                <text:p>11.5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.5">
                <text:p>11.5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.5">
                <text:p>11.5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.5">
                <text:p>11.5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.5">
                <text:p>11.5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5">
                <text:p>11.5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.5">
                <text:p>11.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.5">
                <text:p>11.5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.5">
                <text:p>11.5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.5">
                <text:p>11.5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.5">
                <text:p>11.5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.5">
                <text:p>11.5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.5">
                <text:p>11.5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5">
                <text:p>11.5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.5">
                <text:p>11.5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5">
                <text:p>11.5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.5">
                <text:p>11.5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.5">
                <text:p>11.5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.5">
                <text:p>11.5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.5">
                <text:p>11.5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.5">
                <text:p>11.5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5">
                <text:p>11.5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.5">
                <text:p>11.5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.5">
                <text:p>11.5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.5">
                <text:p>11.5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.5">
                <text:p>11.5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.5">
                <text:p>11.5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.4">
                <text:p>11.4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.5">
                <text:p>11.5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.5">
                <text:p>11.5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.5">
                <text:p>11.5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.5">
                <text:p>11.5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.5">
                <text:p>11.5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.5">
                <text:p>11.5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.5">
                <text:p>11.5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.5">
                <text:p>11.5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.5">
                <text:p>11.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.5">
                <text:p>11.5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.5">
                <text:p>11.5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.5">
                <text:p>11.5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.5">
                <text:p>11.5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.5">
                <text:p>11.5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.5">
                <text:p>11.5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.5">
                <text:p>11.5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.5">
                <text:p>11.5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.5">
                <text:p>11.5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.5">
                <text:p>11.5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.4">
                <text:p>11.4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.5">
                <text:p>11.5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.5">
                <text:p>11.5</text:p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.5">
                <text:p>11.5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.5">
                <text:p>11.5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.5">
                <text:p>11.5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.5">
                <text:p>11.5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.5">
                <text:p>11.5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.4">
                <text:p>11.4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.5">
                <text:p>11.5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.5">
                <text:p>11.5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.5">
                <text:p>11.5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.5">
                <text:p>11.5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.5">
                <text:p>11.5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.5">
                <text:p>11.5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.5">
                <text:p>11.5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.5">
                <text:p>11.5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.5">
                <text:p>11.5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.5">
                <text:p>11.5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.4">
                <text:p>11.4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.4">
                <text:p>11.4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.5">
                <text:p>11.5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.5">
                <text:p>11.5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.5">
                <text:p>11.5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.5">
                <text:p>11.5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.4">
                <text:p>11.4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.4">
                <text:p>11.4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.4">
                <text:p>11.4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.5">
                <text:p>11.5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.5">
                <text:p>11.5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.5">
                <text:p>11.5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.5">
                <text:p>11.5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.5">
                <text:p>11.5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.5">
                <text:p>11.5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.5">
                <text:p>11.5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.5">
                <text:p>11.5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.5">
                <text:p>11.5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.4">
                <text:p>11.4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.5">
                <text:p>11.5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.4">
                <text:p>11.4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.4">
                <text:p>11.4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.5">
                <text:p>11.5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.5">
                <text:p>11.5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.4">
                <text:p>11.4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.4">
                <text:p>11.4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.4">
                <text:p>11.4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.4">
                <text:p>11.4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.5">
                <text:p>11.5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.4">
                <text:p>11.4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.5">
                <text:p>11.5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.4">
                <text:p>11.4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.4">
                <text:p>11.4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.4">
                <text:p>11.4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.5">
                <text:p>11.5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.5">
                <text:p>11.5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.4">
                <text:p>11.4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.4">
                <text:p>11.4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.5">
                <text:p>11.5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.4">
                <text:p>11.4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.4">
                <text:p>11.4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.4">
                <text:p>11.4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.4">
                <text:p>11.4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.4">
                <text:p>11.4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.4">
                <text:p>11.4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.4">
                <text:p>11.4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.4">
                <text:p>11.4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.4">
                <text:p>11.4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.4">
                <text:p>11.4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.4">
                <text:p>11.4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.4">
                <text:p>11.4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.4">
                <text:p>11.4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.4">
                <text:p>11.4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.4">
                <text:p>11.4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.4">
                <text:p>11.4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.4">
                <text:p>11.4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.4">
                <text:p>11.4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.4">
                <text:p>11.4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.4">
                <text:p>11.4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.4">
                <text:p>11.4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.4">
                <text:p>11.4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.4">
                <text:p>11.4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.4">
                <text:p>11.4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.4">
                <text:p>11.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.4">
                <text:p>11.4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.4">
                <text:p>11.4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.4">
                <text:p>11.4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.4">
                <text:p>11.4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.4">
                <text:p>11.4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.4">
                <text:p>11.4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.4">
                <text:p>11.4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.4">
                <text:p>11.4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.4">
                <text:p>11.4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.4">
                <text:p>11.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.4">
                <text:p>11.4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.4">
                <text:p>11.4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.4">
                <text:p>11.4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.4">
                <text:p>11.4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.4">
                <text:p>11.4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.4">
                <text:p>11.4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.4">
                <text:p>11.4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.4">
                <text:p>11.4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.4">
                <text:p>11.4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.4">
                <text:p>11.4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.4">
                <text:p>11.4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.4">
                <text:p>11.4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.4">
                <text:p>11.4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.4">
                <text:p>11.4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.4">
                <text:p>11.4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.4">
                <text:p>11.4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.4">
                <text:p>11.4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.4">
                <text:p>11.4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.4">
                <text:p>11.4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.4">
                <text:p>11.4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.4">
                <text:p>11.4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.4">
                <text:p>11.4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.4">
                <text:p>11.4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.4">
                <text:p>11.4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.4">
                <text:p>11.4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.4">
                <text:p>11.4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.4">
                <text:p>11.4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.4">
                <text:p>11.4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.4">
                <text:p>11.4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.4">
                <text:p>11.4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.4">
                <text:p>11.4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.4">
                <text:p>11.4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.4">
                <text:p>11.4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.4">
                <text:p>11.4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.4">
                <text:p>11.4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.4">
                <text:p>11.4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.4">
                <text:p>11.4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.3">
                <text:p>11.3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.4">
                <text:p>11.4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.4">
                <text:p>11.4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.4">
                <text:p>11.4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.4">
                <text:p>11.4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.4">
                <text:p>11.4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.4">
                <text:p>11.4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.4">
                <text:p>11.4</text:p>
              </table:table-cell>
              <table:table-cell office:value-type="float" office:value="6095">
                <text:p>60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.3">
                <text:p>11.3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.4">
                <text:p>11.4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.4">
                <text:p>11.4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.4">
                <text:p>11.4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.4">
                <text:p>11.4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.4">
                <text:p>11.4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.4">
                <text:p>11.4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.4">
                <text:p>11.4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.4">
                <text:p>11.4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.4">
                <text:p>11.4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.4">
                <text:p>11.4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.4">
                <text:p>11.4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.3">
                <text:p>11.3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.4">
                <text:p>11.4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.4">
                <text:p>11.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.4">
                <text:p>11.4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.4">
                <text:p>11.4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.4">
                <text:p>11.4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.4">
                <text:p>11.4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.3">
                <text:p>11.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.4">
                <text:p>11.4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.4">
                <text:p>11.4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.4">
                <text:p>11.4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.4">
                <text:p>11.4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.4">
                <text:p>11.4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.4">
                <text:p>11.4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.4">
                <text:p>11.4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.4">
                <text:p>11.4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.4">
                <text:p>11.4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.4">
                <text:p>11.4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.4">
                <text:p>11.4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.3">
                <text:p>11.3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.3">
                <text:p>11.3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.4">
                <text:p>11.4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.4">
                <text:p>11.4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.4">
                <text:p>11.4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.4">
                <text:p>11.4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.4">
                <text:p>11.4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.3">
                <text:p>11.3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.3">
                <text:p>11.3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.4">
                <text:p>11.4</text:p>
              </table:table-cell>
              <table:table-cell office:value-type="float" office:value="5703">
                <text:p>57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.4">
                <text:p>11.4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.4">
                <text:p>11.4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.4">
                <text:p>11.4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.4">
                <text:p>11.4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.4">
                <text:p>11.4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.4">
                <text:p>11.4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.4">
                <text:p>11.4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.4">
                <text:p>11.4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.4">
                <text:p>11.4</text:p>
              </table:table-cell>
              <table:table-cell office:value-type="float" office:value="5775">
                <text:p>57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.4">
                <text:p>11.4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.3">
                <text:p>11.3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.4">
                <text:p>11.4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.4">
                <text:p>11.4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.4">
                <text:p>11.4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.4">
                <text:p>11.4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.3">
                <text:p>11.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.3">
                <text:p>11.3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.3">
                <text:p>11.3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.4">
                <text:p>11.4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.4">
                <text:p>11.4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.4">
                <text:p>11.4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.4">
                <text:p>11.4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.4">
                <text:p>11.4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.4">
                <text:p>11.4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.4">
                <text:p>11.4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.4">
                <text:p>11.4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.3">
                <text:p>11.3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.3">
                <text:p>11.3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.3">
                <text:p>11.3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.4">
                <text:p>11.4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.3">
                <text:p>11.3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.4">
                <text:p>11.4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.4">
                <text:p>11.4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.3">
                <text:p>11.3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.4">
                <text:p>11.4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.4">
                <text:p>11.4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.4">
                <text:p>11.4</text:p>
              </table:table-cell>
              <table:table-cell office:value-type="float" office:value="6087">
                <text:p>60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.4">
                <text:p>11.4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.3">
                <text:p>11.3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.3">
                <text:p>11.3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.3">
                <text:p>11.3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.3">
                <text:p>11.3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.3">
                <text:p>11.3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.3">
                <text:p>11.3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.3">
                <text:p>11.3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.3">
                <text:p>11.3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.3">
                <text:p>11.3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.3">
                <text:p>11.3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.3">
                <text:p>11.3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.3">
                <text:p>11.3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.3">
                <text:p>11.3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.3">
                <text:p>11.3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.3">
                <text:p>11.3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.3">
                <text:p>11.3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.3">
                <text:p>11.3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.3">
                <text:p>11.3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.3">
                <text:p>11.3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.3">
                <text:p>11.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.3">
                <text:p>11.3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.3">
                <text:p>11.3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.3">
                <text:p>11.3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.3">
                <text:p>11.3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.4">
                <text:p>11.4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.3">
                <text:p>11.3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.3">
                <text:p>11.3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.3">
                <text:p>11.3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.3">
                <text:p>11.3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.3">
                <text:p>11.3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.3">
                <text:p>11.3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.3">
                <text:p>11.3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.3">
                <text:p>11.3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.3">
                <text:p>11.3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.3">
                <text:p>11.3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.3">
                <text:p>11.3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.3">
                <text:p>11.3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.3">
                <text:p>11.3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.3">
                <text:p>11.3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.3">
                <text:p>11.3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.3">
                <text:p>11.3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.3">
                <text:p>11.3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.3">
                <text:p>11.3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.3">
                <text:p>11.3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.3">
                <text:p>11.3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.3">
                <text:p>11.3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.3">
                <text:p>11.3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.3">
                <text:p>11.3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.3">
                <text:p>11.3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.3">
                <text:p>11.3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.3">
                <text:p>11.3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.3">
                <text:p>11.3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1.3">
                <text:p>11.3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.3">
                <text:p>11.3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1.3">
                <text:p>11.3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1.3">
                <text:p>11.3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1.3">
                <text:p>11.3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1.3">
                <text:p>11.3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1.3">
                <text:p>11.3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1.3">
                <text:p>11.3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.3">
                <text:p>11.3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1.3">
                <text:p>11.3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1.3">
                <text:p>11.3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.3">
                <text:p>11.3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.3">
                <text:p>11.3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.3">
                <text:p>11.3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.3">
                <text:p>11.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.3">
                <text:p>11.3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.3">
                <text:p>11.3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.3">
                <text:p>11.3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.3">
                <text:p>11.3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.3">
                <text:p>11.3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.3">
                <text:p>11.3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.3">
                <text:p>11.3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1.3">
                <text:p>11.3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.3">
                <text:p>11.3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1.3">
                <text:p>11.3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1.3">
                <text:p>11.3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1.3">
                <text:p>11.3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.3">
                <text:p>11.3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.3">
                <text:p>11.3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.3">
                <text:p>11.3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.3">
                <text:p>11.3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.3">
                <text:p>11.3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.3">
                <text:p>11.3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.3">
                <text:p>11.3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.3">
                <text:p>11.3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.3">
                <text:p>11.3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.3">
                <text:p>11.3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.3">
                <text:p>11.3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.3">
                <text:p>11.3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.3">
                <text:p>11.3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.3">
                <text:p>11.3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.3">
                <text:p>11.3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.3">
                <text:p>11.3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.3">
                <text:p>11.3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.3">
                <text:p>11.3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.3">
                <text:p>11.3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.3">
                <text:p>11.3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.3">
                <text:p>11.3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.3">
                <text:p>11.3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.3">
                <text:p>11.3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.3">
                <text:p>11.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.3">
                <text:p>11.3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.3">
                <text:p>11.3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.3">
                <text:p>11.3</text:p>
              </table:table-cell>
              <table:table-cell office:value-type="float" office:value="5881">
                <text:p>588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.3">
                <text:p>11.3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.3">
                <text:p>11.3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.3">
                <text:p>11.3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.3">
                <text:p>11.3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.3">
                <text:p>11.3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.3">
                <text:p>11.3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.2">
                <text:p>11.2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.3">
                <text:p>11.3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.3">
                <text:p>11.3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.3">
                <text:p>11.3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.3">
                <text:p>11.3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.3">
                <text:p>11.3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.3">
                <text:p>11.3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.3">
                <text:p>11.3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.3">
                <text:p>11.3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.3">
                <text:p>11.3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.3">
                <text:p>11.3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.3">
                <text:p>11.3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.3">
                <text:p>11.3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.3">
                <text:p>11.3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.3">
                <text:p>11.3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.3">
                <text:p>11.3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.3">
                <text:p>11.3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.3">
                <text:p>11.3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.3">
                <text:p>11.3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.2">
                <text:p>11.2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.2">
                <text:p>11.2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.3">
                <text:p>11.3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.3">
                <text:p>11.3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.3">
                <text:p>11.3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.3">
                <text:p>11.3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.3">
                <text:p>11.3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.3">
                <text:p>11.3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.3">
                <text:p>11.3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.3">
                <text:p>11.3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.3">
                <text:p>11.3</text:p>
              </table:table-cell>
              <table:table-cell office:value-type="float" office:value="6095">
                <text:p>60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.3">
                <text:p>11.3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.9">
                <text:p>10.9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.3">
                <text:p>11.3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.3">
                <text:p>11.3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.3">
                <text:p>11.3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.3">
                <text:p>11.3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.3">
                <text:p>11.3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.3">
                <text:p>11.3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.3">
                <text:p>11.3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.3">
                <text:p>11.3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.3">
                <text:p>11.3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.3">
                <text:p>11.3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.3">
                <text:p>11.3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.3">
                <text:p>11.3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.3">
                <text:p>11.3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.3">
                <text:p>11.3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.3">
                <text:p>11.3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.3">
                <text:p>11.3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.3">
                <text:p>11.3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.2">
                <text:p>11.2</text:p>
              </table:table-cell>
              <table:table-cell office:value-type="float" office:value="5631">
                <text:p>563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.3">
                <text:p>11.3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.3">
                <text:p>11.3</text:p>
              </table:table-cell>
              <table:table-cell office:value-type="float" office:value="6162">
                <text:p>616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.3">
                <text:p>11.3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.3">
                <text:p>11.3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.3">
                <text:p>11.3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.3">
                <text:p>11.3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.3">
                <text:p>11.3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.3">
                <text:p>11.3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.3">
                <text:p>11.3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.3">
                <text:p>11.3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.3">
                <text:p>11.3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.2">
                <text:p>11.2</text:p>
              </table:table-cell>
              <table:table-cell office:value-type="float" office:value="6169">
                <text:p>616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.3">
                <text:p>11.3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.3">
                <text:p>11.3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.3">
                <text:p>11.3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.3">
                <text:p>11.3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.3">
                <text:p>11.3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.3">
                <text:p>11.3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.2">
                <text:p>11.2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.2">
                <text:p>11.2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.3">
                <text:p>11.3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.3">
                <text:p>11.3</text:p>
              </table:table-cell>
              <table:table-cell office:value-type="float" office:value="6086">
                <text:p>608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.3">
                <text:p>11.3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.3">
                <text:p>11.3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.3">
                <text:p>11.3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.3">
                <text:p>11.3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.3">
                <text:p>11.3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.3">
                <text:p>11.3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.3">
                <text:p>11.3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.3">
                <text:p>11.3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.3">
                <text:p>11.3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.2">
                <text:p>11.2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1.3">
                <text:p>11.3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1.3">
                <text:p>11.3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1.3">
                <text:p>11.3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1.3">
                <text:p>11.3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1.3">
                <text:p>11.3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1.2">
                <text:p>11.2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1.2">
                <text:p>11.2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1.3">
                <text:p>11.3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1.3">
                <text:p>11.3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1.3">
                <text:p>11.3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1.3">
                <text:p>11.3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1.3">
                <text:p>11.3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1.3">
                <text:p>11.3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1.3">
                <text:p>11.3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1.3">
                <text:p>11.3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.3">
                <text:p>11.3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.3">
                <text:p>11.3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.3">
                <text:p>11.3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.3">
                <text:p>11.3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1.3">
                <text:p>11.3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1.3">
                <text:p>11.3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.3">
                <text:p>11.3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1.3">
                <text:p>11.3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.3">
                <text:p>11.3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1.3">
                <text:p>11.3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1.2">
                <text:p>11.2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1.2">
                <text:p>11.2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1.3">
                <text:p>11.3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.2">
                <text:p>11.2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1.3">
                <text:p>11.3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1.3">
                <text:p>11.3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1.3">
                <text:p>11.3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1.3">
                <text:p>11.3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1.3">
                <text:p>11.3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1.3">
                <text:p>11.3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1.3">
                <text:p>11.3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1.3">
                <text:p>11.3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1.3">
                <text:p>11.3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1.2">
                <text:p>11.2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1.2">
                <text:p>11.2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1.3">
                <text:p>11.3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1.3">
                <text:p>11.3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1.3">
                <text:p>11.3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1.2">
                <text:p>11.2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1.2">
                <text:p>11.2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1.2">
                <text:p>11.2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1.3">
                <text:p>11.3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1.3">
                <text:p>11.3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1.2">
                <text:p>11.2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1.3">
                <text:p>11.3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1.3">
                <text:p>11.3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.2">
                <text:p>11.2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1.3">
                <text:p>11.3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1.3">
                <text:p>11.3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1.3">
                <text:p>11.3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1.2">
                <text:p>11.2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1.2">
                <text:p>11.2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1.2">
                <text:p>11.2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1.2">
                <text:p>11.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1.2">
                <text:p>11.2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1.3">
                <text:p>11.3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1.3">
                <text:p>11.3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1.3">
                <text:p>11.3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1.2">
                <text:p>11.2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1.2">
                <text:p>11.2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1.2">
                <text:p>11.2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1.3">
                <text:p>11.3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1.2">
                <text:p>11.2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1.3">
                <text:p>11.3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1.2">
                <text:p>11.2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1.3">
                <text:p>11.3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.2">
                <text:p>11.2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.2">
                <text:p>11.2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.2">
                <text:p>11.2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1.2">
                <text:p>11.2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1.2">
                <text:p>11.2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.3">
                <text:p>11.3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1.2">
                <text:p>11.2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1.3">
                <text:p>11.3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1.2">
                <text:p>11.2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.2">
                <text:p>11.2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1.2">
                <text:p>11.2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1.2">
                <text:p>11.2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.3">
                <text:p>11.3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1.2">
                <text:p>11.2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1.2">
                <text:p>11.2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1.2">
                <text:p>11.2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1.2">
                <text:p>11.2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1.3">
                <text:p>11.3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1.2">
                <text:p>11.2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1.2">
                <text:p>11.2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1.2">
                <text:p>11.2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1.2">
                <text:p>11.2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.2">
                <text:p>11.2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1.2">
                <text:p>11.2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1.2">
                <text:p>11.2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1.2">
                <text:p>11.2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1.2">
                <text:p>11.2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.2">
                <text:p>11.2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.2">
                <text:p>11.2</text:p>
              </table:table-cell>
              <table:table-cell office:value-type="float" office:value="6087">
                <text:p>608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.2">
                <text:p>11.2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.2">
                <text:p>11.2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.2">
                <text:p>11.2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1.2">
                <text:p>11.2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1.2">
                <text:p>11.2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1.2">
                <text:p>11.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1.2">
                <text:p>11.2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1.2">
                <text:p>11.2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.2">
                <text:p>11.2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.2">
                <text:p>11.2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.2">
                <text:p>11.2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1.2">
                <text:p>11.2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.2">
                <text:p>11.2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.2">
                <text:p>11.2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.2">
                <text:p>11.2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.2">
                <text:p>11.2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.2">
                <text:p>11.2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.2">
                <text:p>11.2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.2">
                <text:p>11.2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.2">
                <text:p>11.2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1.2">
                <text:p>11.2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.2">
                <text:p>11.2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.2">
                <text:p>11.2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1.2">
                <text:p>11.2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1.2">
                <text:p>11.2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1.2">
                <text:p>11.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1.2">
                <text:p>11.2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1.2">
                <text:p>11.2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1.2">
                <text:p>11.2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1.2">
                <text:p>11.2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1.2">
                <text:p>11.2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1.2">
                <text:p>11.2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1.2">
                <text:p>11.2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1.2">
                <text:p>11.2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1.2">
                <text:p>11.2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1.2">
                <text:p>11.2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1.2">
                <text:p>11.2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1.2">
                <text:p>11.2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1.2">
                <text:p>11.2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.2">
                <text:p>11.2</text:p>
              </table:table-cell>
              <table:table-cell office:value-type="float" office:value="6203">
                <text:p>620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1.2">
                <text:p>11.2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1.2">
                <text:p>11.2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1.2">
                <text:p>11.2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1.2">
                <text:p>11.2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1.2">
                <text:p>11.2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1.2">
                <text:p>11.2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1.2">
                <text:p>11.2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1.2">
                <text:p>11.2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1.2">
                <text:p>11.2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1.2">
                <text:p>11.2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1.2">
                <text:p>11.2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1.2">
                <text:p>11.2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.2">
                <text:p>11.2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1.2">
                <text:p>11.2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1.2">
                <text:p>11.2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1.2">
                <text:p>11.2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1.2">
                <text:p>11.2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1.2">
                <text:p>11.2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1.2">
                <text:p>11.2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1.2">
                <text:p>11.2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1.2">
                <text:p>11.2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1.2">
                <text:p>11.2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1.2">
                <text:p>11.2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1.2">
                <text:p>11.2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1.2">
                <text:p>11.2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1.2">
                <text:p>11.2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.2">
                <text:p>11.2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1.2">
                <text:p>11.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1.2">
                <text:p>11.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1.2">
                <text:p>11.2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1.2">
                <text:p>11.2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1.2">
                <text:p>11.2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1.2">
                <text:p>11.2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1.2">
                <text:p>11.2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1.2">
                <text:p>11.2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1.2">
                <text:p>11.2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1.2">
                <text:p>11.2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1.2">
                <text:p>11.2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1.2">
                <text:p>11.2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1.2">
                <text:p>11.2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1.2">
                <text:p>11.2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1.2">
                <text:p>11.2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1.2">
                <text:p>11.2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1.2">
                <text:p>11.2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1.2">
                <text:p>11.2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1.2">
                <text:p>11.2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1.2">
                <text:p>11.2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1.2">
                <text:p>11.2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1.2">
                <text:p>11.2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.2">
                <text:p>11.2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1.2">
                <text:p>11.2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1.2">
                <text:p>11.2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1.2">
                <text:p>11.2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1.2">
                <text:p>11.2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1.2">
                <text:p>11.2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1.2">
                <text:p>11.2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1.2">
                <text:p>11.2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1.2">
                <text:p>11.2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1.2">
                <text:p>11.2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1.2">
                <text:p>11.2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1.2">
                <text:p>11.2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1.2">
                <text:p>11.2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1.2">
                <text:p>11.2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1.2">
                <text:p>11.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1.2">
                <text:p>11.2</text:p>
              </table:table-cell>
              <table:table-cell office:value-type="float" office:value="6000">
                <text:p>6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test.C1:test.C1406 test.E1:test.E1406" chart:data-source-has-labels="row" svg:x="0.32cm" svg:y="0.18cm" svg:width="13.15cm" svg:height="8.64cm">
          <chart:coordinate-region svg:x="1.312cm" svg:y="0.379cm" svg:width="11.91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E2:test.E1406" chart:label-cell-address="test.E1:test.E1" chart:class="chart:scatter">
            <chart:domain table:cell-range-address="test.C2:test.C1406"/>
            <chart:data-point chart:repeated="14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DeltaEnc</text:p>
                <draw:g>
                  <svg:desc>test.E1:t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test.C2:test.C1406</svg:desc>
                </draw:g>
              </table:table-cell>
              <table:table-cell office:value-type="float" office:value="6406">
                <text:p>6406</text:p>
                <draw:g>
                  <svg:desc>test.E2:test.E1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6543">
                <text:p>6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6914">
                <text:p>6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">
                <text:p>0.4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">
                <text:p>0.8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">
                <text:p>0.1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">
                <text:p>0.2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">
                <text:p>0.6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">
                <text:p>0.8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">
                <text:p>0.9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">
                <text:p>0.2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">
                <text:p>0.3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6538">
                <text:p>65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">
                <text:p>0.6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">
                <text:p>0.8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">
                <text:p>0.9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">
                <text:p>0.2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">
                <text:p>0.3</text:p>
              </table:table-cell>
              <table:table-cell office:value-type="float" office:value="6506">
                <text:p>6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">
                <text:p>0.4</text:p>
              </table:table-cell>
              <table:table-cell office:value-type="float" office:value="6514">
                <text:p>65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">
                <text:p>0.7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">
                <text:p>0.8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">
                <text:p>0.9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">
                <text:p>0.1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">
                <text:p>0.2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">
                <text:p>0.3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">
                <text:p>0.4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">
                <text:p>0.5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">
                <text:p>0.8</text:p>
              </table:table-cell>
              <table:table-cell office:value-type="float" office:value="6566">
                <text:p>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">
                <text:p>0.9</text:p>
              </table:table-cell>
              <table:table-cell office:value-type="float" office:value="6813">
                <text:p>6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">
                <text:p>0.1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">
                <text:p>0.2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">
                <text:p>0.3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">
                <text:p>0.4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">
                <text:p>0.5</text:p>
              </table:table-cell>
              <table:table-cell office:value-type="float" office:value="6567">
                <text:p>65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">
                <text:p>0.6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">
                <text:p>0.7</text:p>
              </table:table-cell>
              <table:table-cell office:value-type="float" office:value="6478">
                <text:p>6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">
                <text:p>0.9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">
                <text:p>0.1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">
                <text:p>0.2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">
                <text:p>0.3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">
                <text:p>0.4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">
                <text:p>0.6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">
                <text:p>0.7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">
                <text:p>0.9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">
                <text:p>0.1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">
                <text:p>0.2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">
                <text:p>0.3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">
                <text:p>0.4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">
                <text:p>0.5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">
                <text:p>0.6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">
                <text:p>0.7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">
                <text:p>0.8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">
                <text:p>0.9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">
                <text:p>0.4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6576">
                <text:p>65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">
                <text:p>0.6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">
                <text:p>0.7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">
                <text:p>0.8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">
                <text:p>0.2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">
                <text:p>0.3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">
                <text:p>0.4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">
                <text:p>0.5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">
                <text:p>0.6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">
                <text:p>0.7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">
                <text:p>0.8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">
                <text:p>0.9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">
                <text:p>0.1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">
                <text:p>0.2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">
                <text:p>0.3</text:p>
              </table:table-cell>
              <table:table-cell office:value-type="float" office:value="6405">
                <text:p>6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">
                <text:p>0.4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">
                <text:p>0.5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">
                <text:p>0.6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">
                <text:p>0.7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">
                <text:p>0.8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">
                <text:p>0.9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">
                <text:p>0.1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">
                <text:p>0.2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">
                <text:p>0.3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">
                <text:p>0.4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">
                <text:p>0.5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">
                <text:p>0.6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">
                <text:p>0.7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">
                <text:p>0.8</text:p>
              </table:table-cell>
              <table:table-cell office:value-type="float" office:value="6752">
                <text:p>67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">
                <text:p>0.9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">
                <text:p>0.1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">
                <text:p>0.2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">
                <text:p>0.3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">
                <text:p>0.4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">
                <text:p>0.6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">
                <text:p>0.7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">
                <text:p>0.8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">
                <text:p>0.9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">
                <text:p>0.1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">
                <text:p>0.2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">
                <text:p>0.3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">
                <text:p>0.4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">
                <text:p>0.5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">
                <text:p>0.6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">
                <text:p>0.7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">
                <text:p>0.8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">
                <text:p>0.9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">
                <text:p>0.1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">
                <text:p>0.2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">
                <text:p>0.3</text:p>
              </table:table-cell>
              <table:table-cell office:value-type="float" office:value="6452">
                <text:p>64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">
                <text:p>0.4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">
                <text:p>0.5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">
                <text:p>0.6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">
                <text:p>0.7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">
                <text:p>0.8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">
                <text:p>0.9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">
                <text:p>0.1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">
                <text:p>0.2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">
                <text:p>0.3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">
                <text:p>0.4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">
                <text:p>0.5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">
                <text:p>0.6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">
                <text:p>0.7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">
                <text:p>0.8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">
                <text:p>0.9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">
                <text:p>0.1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">
                <text:p>0.2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">
                <text:p>0.3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">
                <text:p>0.4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">
                <text:p>0.5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">
                <text:p>0.6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">
                <text:p>0.7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">
                <text:p>0.8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">
                <text:p>0.9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">
                <text:p>0.1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">
                <text:p>0.2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">
                <text:p>0.3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">
                <text:p>0.4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">
                <text:p>0.5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">
                <text:p>0.6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">
                <text:p>0.7</text:p>
              </table:table-cell>
              <table:table-cell office:value-type="float" office:value="6162">
                <text:p>61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">
                <text:p>0.8</text:p>
              </table:table-cell>
              <table:table-cell office:value-type="float" office:value="6657">
                <text:p>66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">
                <text:p>0.9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">
                <text:p>0.1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">
                <text:p>0.2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">
                <text:p>0.3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">
                <text:p>0.4</text:p>
              </table:table-cell>
              <table:table-cell office:value-type="float" office:value="6409">
                <text:p>64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">
                <text:p>0.5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">
                <text:p>0.6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">
                <text:p>0.7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">
                <text:p>0.8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">
                <text:p>0.9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">
                <text:p>0.1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">
                <text:p>0.2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">
                <text:p>0.3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">
                <text:p>0.4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">
                <text:p>0.5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">
                <text:p>0.6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">
                <text:p>0.7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">
                <text:p>0.8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">
                <text:p>0.9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">
                <text:p>0.1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">
                <text:p>0.2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">
                <text:p>0.3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">
                <text:p>0.4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">
                <text:p>0.5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">
                <text:p>0.6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">
                <text:p>0.7</text:p>
              </table:table-cell>
              <table:table-cell office:value-type="float" office:value="6449">
                <text:p>64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">
                <text:p>0.8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">
                <text:p>0.9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">
                <text:p>0.1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">
                <text:p>0.2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">
                <text:p>0.3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">
                <text:p>0.4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">
                <text:p>0.5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">
                <text:p>0.6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">
                <text:p>0.7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">
                <text:p>0.8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">
                <text:p>0.9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">
                <text:p>0.1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">
                <text:p>0.2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">
                <text:p>0.3</text:p>
              </table:table-cell>
              <table:table-cell office:value-type="float" office:value="6413">
                <text:p>64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">
                <text:p>0.4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">
                <text:p>0.6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">
                <text:p>0.7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">
                <text:p>0.8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">
                <text:p>0.9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">
                <text:p>0.1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">
                <text:p>0.2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">
                <text:p>0.3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">
                <text:p>0.4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">
                <text:p>0.5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">
                <text:p>0.6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">
                <text:p>0.7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">
                <text:p>0.8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">
                <text:p>0.9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">
                <text:p>0.1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">
                <text:p>0.2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">
                <text:p>0.3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">
                <text:p>0.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">
                <text:p>0.5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">
                <text:p>0.6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">
                <text:p>0.7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">
                <text:p>0.8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">
                <text:p>0.9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">
                <text:p>0.1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">
                <text:p>0.2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">
                <text:p>0.3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">
                <text:p>0.4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">
                <text:p>0.5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">
                <text:p>0.6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">
                <text:p>0.7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">
                <text:p>0.8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">
                <text:p>0.9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">
                <text:p>0.1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">
                <text:p>0.2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">
                <text:p>0.3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">
                <text:p>0.4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">
                <text:p>0.5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">
                <text:p>0.6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">
                <text:p>0.7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">
                <text:p>0.8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">
                <text:p>0.9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">
                <text:p>0.1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">
                <text:p>0.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">
                <text:p>0.3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">
                <text:p>0.4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">
                <text:p>0.5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">
                <text:p>0.6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">
                <text:p>0.7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">
                <text:p>0.8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">
                <text:p>0.9</text:p>
              </table:table-cell>
              <table:table-cell office:value-type="float" office:value="6603">
                <text:p>66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">
                <text:p>0.1</text:p>
              </table:table-cell>
              <table:table-cell office:value-type="float" office:value="6113">
                <text:p>61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">
                <text:p>0.2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">
                <text:p>0.3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">
                <text:p>0.4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">
                <text:p>0.5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">
                <text:p>0.6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">
                <text:p>0.7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">
                <text:p>0.8</text:p>
              </table:table-cell>
              <table:table-cell office:value-type="float" office:value="6659">
                <text:p>66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">
                <text:p>0.9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6604">
                <text:p>66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">
                <text:p>0.1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">
                <text:p>0.2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">
                <text:p>0.3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">
                <text:p>0.4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">
                <text:p>0.5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">
                <text:p>0.6</text:p>
              </table:table-cell>
              <table:table-cell office:value-type="float" office:value="6401">
                <text:p>6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">
                <text:p>0.7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">
                <text:p>0.8</text:p>
              </table:table-cell>
              <table:table-cell office:value-type="float" office:value="6489">
                <text:p>64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">
                <text:p>0.9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">
                <text:p>0.1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">
                <text:p>0.2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">
                <text:p>0.3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">
                <text:p>0.4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">
                <text:p>0.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">
                <text:p>0.6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">
                <text:p>0.7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">
                <text:p>0.8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">
                <text:p>0.9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">
                <text:p>0.1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">
                <text:p>0.2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">
                <text:p>0.3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">
                <text:p>0.4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">
                <text:p>0.5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">
                <text:p>0.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">
                <text:p>0.7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">
                <text:p>0.8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">
                <text:p>0.9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">
                <text:p>0.1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">
                <text:p>0.2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">
                <text:p>0.3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">
                <text:p>0.4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">
                <text:p>0.6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">
                <text:p>0.7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">
                <text:p>0.8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">
                <text:p>0.9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">
                <text:p>0.1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">
                <text:p>0.2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">
                <text:p>0.3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">
                <text:p>0.4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">
                <text:p>0.5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">
                <text:p>0.6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">
                <text:p>0.7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">
                <text:p>0.8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">
                <text:p>0.9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">
                <text:p>0.1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">
                <text:p>0.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">
                <text:p>0.3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">
                <text:p>0.4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">
                <text:p>0.5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">
                <text:p>0.6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">
                <text:p>0.7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">
                <text:p>0.8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">
                <text:p>0.9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">
                <text:p>0.1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">
                <text:p>0.2</text:p>
              </table:table-cell>
              <table:table-cell office:value-type="float" office:value="6173">
                <text:p>61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">
                <text:p>0.3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">
                <text:p>0.4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">
                <text:p>0.5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">
                <text:p>0.6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">
                <text:p>0.7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">
                <text:p>0.8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">
                <text:p>0.9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">
                <text:p>0.1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">
                <text:p>0.2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">
                <text:p>0.3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">
                <text:p>0.4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">
                <text:p>0.5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">
                <text:p>0.6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">
                <text:p>0.7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">
                <text:p>0.8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">
                <text:p>0.9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">
                <text:p>0.1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">
                <text:p>0.2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">
                <text:p>0.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">
                <text:p>0.4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">
                <text:p>0.5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">
                <text:p>0.6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">
                <text:p>0.7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">
                <text:p>0.8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">
                <text:p>0.9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">
                <text:p>0.1</text:p>
              </table:table-cell>
              <table:table-cell office:value-type="float" office:value="6226">
                <text:p>62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">
                <text:p>0.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">
                <text:p>0.3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">
                <text:p>0.4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">
                <text:p>0.5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">
                <text:p>0.6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">
                <text:p>0.7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">
                <text:p>0.8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">
                <text:p>0.9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">
                <text:p>0.1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">
                <text:p>0.2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">
                <text:p>0.3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">
                <text:p>0.4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">
                <text:p>0.5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">
                <text:p>0.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">
                <text:p>0.7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">
                <text:p>0.8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">
                <text:p>0.9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">
                <text:p>0.1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">
                <text:p>0.2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">
                <text:p>0.3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">
                <text:p>0.4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">
                <text:p>0.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">
                <text:p>0.6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">
                <text:p>0.7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">
                <text:p>0.8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">
                <text:p>0.9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">
                <text:p>0.1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">
                <text:p>0.2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">
                <text:p>0.3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">
                <text:p>0.4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">
                <text:p>0.5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">
                <text:p>0.6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">
                <text:p>0.7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">
                <text:p>0.8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">
                <text:p>0.9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">
                <text:p>0.1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">
                <text:p>0.2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">
                <text:p>0.3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">
                <text:p>0.4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">
                <text:p>0.5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">
                <text:p>0.6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">
                <text:p>0.7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">
                <text:p>0.8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">
                <text:p>0.9</text:p>
              </table:table-cell>
              <table:table-cell office:value-type="float" office:value="6598">
                <text:p>65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">
                <text:p>0.1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">
                <text:p>0.2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">
                <text:p>0.3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">
                <text:p>0.4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">
                <text:p>0.5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">
                <text:p>0.6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">
                <text:p>0.7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">
                <text:p>0.8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">
                <text:p>0.9</text:p>
              </table:table-cell>
              <table:table-cell office:value-type="float" office:value="6361">
                <text:p>63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">
                <text:p>0.1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">
                <text:p>0.2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">
                <text:p>0.3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">
                <text:p>0.4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">
                <text:p>0.5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">
                <text:p>0.6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">
                <text:p>0.7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">
                <text:p>0.8</text:p>
              </table:table-cell>
              <table:table-cell office:value-type="float" office:value="6392">
                <text:p>63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">
                <text:p>0.9</text:p>
              </table:table-cell>
              <table:table-cell office:value-type="float" office:value="6361">
                <text:p>63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">
                <text:p>0.1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">
                <text:p>0.2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">
                <text:p>0.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">
                <text:p>0.4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">
                <text:p>0.5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">
                <text:p>0.6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">
                <text:p>0.7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">
                <text:p>0.8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">
                <text:p>0.9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">
                <text:p>0.1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">
                <text:p>0.2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">
                <text:p>0.3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">
                <text:p>0.4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">
                <text:p>0.5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">
                <text:p>0.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">
                <text:p>0.7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">
                <text:p>0.8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">
                <text:p>0.9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">
                <text:p>0.1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">
                <text:p>0.2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">
                <text:p>0.3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">
                <text:p>0.4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">
                <text:p>0.5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">
                <text:p>0.6</text:p>
              </table:table-cell>
              <table:table-cell office:value-type="float" office:value="6454">
                <text:p>64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">
                <text:p>0.7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">
                <text:p>0.8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">
                <text:p>0.9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">
                <text:p>0.1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">
                <text:p>0.2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">
                <text:p>0.3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">
                <text:p>0.4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">
                <text:p>0.5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">
                <text:p>0.6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">
                <text:p>0.7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8">
                <text:p>0.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">
                <text:p>0.9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">
                <text:p>0.1</text:p>
              </table:table-cell>
              <table:table-cell office:value-type="float" office:value="6142">
                <text:p>61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">
                <text:p>0.2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">
                <text:p>0.3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">
                <text:p>0.4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">
                <text:p>0.5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">
                <text:p>0.6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">
                <text:p>0.7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">
                <text:p>0.8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">
                <text:p>0.9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">
                <text:p>0.1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">
                <text:p>0.2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">
                <text:p>0.3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">
                <text:p>0.4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">
                <text:p>0.5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">
                <text:p>0.6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">
                <text:p>0.7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">
                <text:p>0.8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">
                <text:p>0.9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">
                <text:p>0.1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">
                <text:p>0.2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">
                <text:p>0.3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">
                <text:p>0.4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">
                <text:p>0.5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">
                <text:p>0.6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7">
                <text:p>0.7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">
                <text:p>0.8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">
                <text:p>0.9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">
                <text:p>0.1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">
                <text:p>0.2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">
                <text:p>0.3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">
                <text:p>0.4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">
                <text:p>0.5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">
                <text:p>0.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7">
                <text:p>0.7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">
                <text:p>0.8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">
                <text:p>0.9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">
                <text:p>0.1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">
                <text:p>0.2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">
                <text:p>0.3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">
                <text:p>0.4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">
                <text:p>0.5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">
                <text:p>0.6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">
                <text:p>0.7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">
                <text:p>0.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">
                <text:p>0.9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">
                <text:p>0.1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">
                <text:p>0.2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">
                <text:p>0.3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">
                <text:p>0.4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">
                <text:p>0.5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6">
                <text:p>0.6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7">
                <text:p>0.7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">
                <text:p>0.8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">
                <text:p>0.9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6569">
                <text:p>65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">
                <text:p>0.1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">
                <text:p>0.2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">
                <text:p>0.3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">
                <text:p>0.4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">
                <text:p>0.5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6">
                <text:p>0.6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7">
                <text:p>0.7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">
                <text:p>0.8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">
                <text:p>0.9</text:p>
              </table:table-cell>
              <table:table-cell office:value-type="float" office:value="6576">
                <text:p>65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">
                <text:p>0.1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">
                <text:p>0.2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">
                <text:p>0.3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">
                <text:p>0.4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">
                <text:p>0.5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6">
                <text:p>0.6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">
                <text:p>0.7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">
                <text:p>0.8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">
                <text:p>0.9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">
                <text:p>0.1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">
                <text:p>0.2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">
                <text:p>0.3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">
                <text:p>0.4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">
                <text:p>0.5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6">
                <text:p>0.6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7">
                <text:p>0.7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">
                <text:p>0.8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">
                <text:p>0.9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">
                <text:p>0.1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">
                <text:p>0.2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">
                <text:p>0.3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">
                <text:p>0.4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5">
                <text:p>0.5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">
                <text:p>0.6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7">
                <text:p>0.7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">
                <text:p>0.8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">
                <text:p>0.9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">
                <text:p>0.1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">
                <text:p>0.2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">
                <text:p>0.3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">
                <text:p>0.4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">
                <text:p>0.5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">
                <text:p>0.6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">
                <text:p>0.7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">
                <text:p>0.8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">
                <text:p>0.9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">
                <text:p>0.1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">
                <text:p>0.2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">
                <text:p>0.3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">
                <text:p>0.4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5">
                <text:p>0.5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">
                <text:p>0.6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7">
                <text:p>0.7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8">
                <text:p>0.8</text:p>
              </table:table-cell>
              <table:table-cell office:value-type="float" office:value="6169">
                <text:p>616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">
                <text:p>0.9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">
                <text:p>0.1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">
                <text:p>0.2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">
                <text:p>0.3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">
                <text:p>0.4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5">
                <text:p>0.5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">
                <text:p>0.6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7">
                <text:p>0.7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">
                <text:p>0.8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">
                <text:p>0.9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">
                <text:p>0.1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">
                <text:p>0.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">
                <text:p>0.3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">
                <text:p>0.4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5">
                <text:p>0.5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">
                <text:p>0.6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">
                <text:p>0.7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">
                <text:p>0.8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">
                <text:p>0.9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">
                <text:p>0.1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">
                <text:p>0.2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">
                <text:p>0.3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">
                <text:p>0.4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5">
                <text:p>0.5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">
                <text:p>0.6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">
                <text:p>0.7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8">
                <text:p>0.8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">
                <text:p>0.9</text:p>
              </table:table-cell>
              <table:table-cell office:value-type="float" office:value="6442">
                <text:p>64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">
                <text:p>0.1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">
                <text:p>0.2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">
                <text:p>0.3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">
                <text:p>0.4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5">
                <text:p>0.5</text:p>
              </table:table-cell>
              <table:table-cell office:value-type="float" office:value="6209">
                <text:p>62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">
                <text:p>0.6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">
                <text:p>0.7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">
                <text:p>0.8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">
                <text:p>0.9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">
                <text:p>0.1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">
                <text:p>0.2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">
                <text:p>0.3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">
                <text:p>0.4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5">
                <text:p>0.5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">
                <text:p>0.6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">
                <text:p>0.7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8">
                <text:p>0.8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">
                <text:p>0.9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">
                <text:p>0.1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">
                <text:p>0.2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3">
                <text:p>0.3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">
                <text:p>0.4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5">
                <text:p>0.5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">
                <text:p>0.6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7">
                <text:p>0.7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">
                <text:p>0.8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">
                <text:p>0.9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">
                <text:p>0.1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">
                <text:p>0.2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3">
                <text:p>0.3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4">
                <text:p>0.4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5">
                <text:p>0.5</text:p>
              </table:table-cell>
              <table:table-cell office:value-type="float" office:value="6083">
                <text:p>60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">
                <text:p>0.6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7">
                <text:p>0.7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">
                <text:p>0.8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">
                <text:p>0.9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">
                <text:p>0.1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">
                <text:p>0.2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">
                <text:p>0.3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">
                <text:p>0.4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5">
                <text:p>0.5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">
                <text:p>0.6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">
                <text:p>0.7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">
                <text:p>0.8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">
                <text:p>0.9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">
                <text:p>1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">
                <text:p>0.1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">
                <text:p>0.2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3">
                <text:p>0.3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">
                <text:p>0.4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5">
                <text:p>0.5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">
                <text:p>0.6</text:p>
              </table:table-cell>
              <table:table-cell office:value-type="float" office:value="6097">
                <text:p>60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">
                <text:p>0.7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">
                <text:p>0.8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">
                <text:p>0.9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">
                <text:p>1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">
                <text:p>0.1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">
                <text:p>0.2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3">
                <text:p>0.3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4">
                <text:p>0.4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5">
                <text:p>0.5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6">
                <text:p>0.6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">
                <text:p>0.7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">
                <text:p>0.8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9">
                <text:p>0.9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">
                <text:p>0.1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">
                <text:p>0.2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">
                <text:p>0.3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">
                <text:p>0.4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5">
                <text:p>0.5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">
                <text:p>0.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">
                <text:p>0.7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">
                <text:p>0.8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9">
                <text:p>0.9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">
                <text:p>0.1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">
                <text:p>0.2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">
                <text:p>0.3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">
                <text:p>0.4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5">
                <text:p>0.5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">
                <text:p>0.6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">
                <text:p>0.7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">
                <text:p>0.8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">
                <text:p>0.9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">
                <text:p>1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">
                <text:p>0.1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">
                <text:p>0.2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">
                <text:p>0.3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4">
                <text:p>0.4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5">
                <text:p>0.5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6">
                <text:p>0.6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">
                <text:p>0.7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">
                <text:p>0.8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">
                <text:p>0.9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">
                <text:p>0.1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">
                <text:p>0.2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">
                <text:p>0.3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">
                <text:p>0.4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5">
                <text:p>0.5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">
                <text:p>0.6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">
                <text:p>0.7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">
                <text:p>0.8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">
                <text:p>0.9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">
                <text:p>0.1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">
                <text:p>0.2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">
                <text:p>0.3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">
                <text:p>0.4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5">
                <text:p>0.5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">
                <text:p>0.6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">
                <text:p>0.7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8">
                <text:p>0.8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">
                <text:p>0.9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">
                <text:p>1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">
                <text:p>0.1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">
                <text:p>0.2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">
                <text:p>0.3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4">
                <text:p>0.4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">
                <text:p>0.5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6">
                <text:p>0.6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">
                <text:p>0.7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">
                <text:p>0.8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">
                <text:p>0.9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">
                <text:p>0.1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">
                <text:p>0.2</text:p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">
                <text:p>0.3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">
                <text:p>0.4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5">
                <text:p>0.5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6">
                <text:p>0.6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">
                <text:p>0.7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8">
                <text:p>0.8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9">
                <text:p>0.9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">
                <text:p>0.1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">
                <text:p>0.2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">
                <text:p>0.3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4">
                <text:p>0.4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5">
                <text:p>0.5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6">
                <text:p>0.6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">
                <text:p>0.7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">
                <text:p>0.8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">
                <text:p>0.9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">
                <text:p>0.1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">
                <text:p>0.2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">
                <text:p>0.3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">
                <text:p>0.4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5">
                <text:p>0.5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6">
                <text:p>0.6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">
                <text:p>0.7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">
                <text:p>0.8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">
                <text:p>0.9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">
                <text:p>1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">
                <text:p>0.1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">
                <text:p>0.2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">
                <text:p>0.3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">
                <text:p>0.4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5">
                <text:p>0.5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6">
                <text:p>0.6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">
                <text:p>0.7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">
                <text:p>0.8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9">
                <text:p>0.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">
                <text:p>1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">
                <text:p>0.1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">
                <text:p>0.2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">
                <text:p>0.3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4">
                <text:p>0.4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5">
                <text:p>0.5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6">
                <text:p>0.6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">
                <text:p>0.7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">
                <text:p>0.8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">
                <text:p>0.9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">
                <text:p>0.1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">
                <text:p>0.2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">
                <text:p>0.3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">
                <text:p>0.4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5">
                <text:p>0.5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6">
                <text:p>0.6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">
                <text:p>0.7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">
                <text:p>0.8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">
                <text:p>0.9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">
                <text:p>1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">
                <text:p>0.1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">
                <text:p>0.2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">
                <text:p>0.3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4">
                <text:p>0.4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5">
                <text:p>0.5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6">
                <text:p>0.6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7">
                <text:p>0.7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">
                <text:p>0.8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9">
                <text:p>0.9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">
                <text:p>1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">
                <text:p>0.1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">
                <text:p>0.2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">
                <text:p>0.3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">
                <text:p>0.4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5">
                <text:p>0.5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6">
                <text:p>0.6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7">
                <text:p>0.7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">
                <text:p>0.8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">
                <text:p>0.9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">
                <text:p>0.1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">
                <text:p>0.2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">
                <text:p>0.3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4">
                <text:p>0.4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5">
                <text:p>0.5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6">
                <text:p>0.6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7">
                <text:p>0.7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">
                <text:p>0.8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">
                <text:p>0.9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">
                <text:p>0.1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">
                <text:p>0.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">
                <text:p>0.3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4">
                <text:p>0.4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5">
                <text:p>0.5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">
                <text:p>0.6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7">
                <text:p>0.7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">
                <text:p>0.8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">
                <text:p>0.9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">
                <text:p>0.1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">
                <text:p>0.2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">
                <text:p>0.3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">
                <text:p>0.4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5">
                <text:p>0.5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">
                <text:p>0.6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7">
                <text:p>0.7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">
                <text:p>0.8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">
                <text:p>0.9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">
                <text:p>0.1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">
                <text:p>0.2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">
                <text:p>0.3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4">
                <text:p>0.4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5">
                <text:p>0.5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6">
                <text:p>0.6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7">
                <text:p>0.7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">
                <text:p>0.8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">
                <text:p>0.9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">
                <text:p>0.1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">
                <text:p>0.2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">
                <text:p>0.3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">
                <text:p>0.4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5">
                <text:p>0.5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6">
                <text:p>0.6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">
                <text:p>0.7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">
                <text:p>0.8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">
                <text:p>0.9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">
                <text:p>0.1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">
                <text:p>0.2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">
                <text:p>0.3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4">
                <text:p>0.4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5">
                <text:p>0.5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6">
                <text:p>0.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7">
                <text:p>0.7</text:p>
              </table:table-cell>
              <table:table-cell office:value-type="float" office:value="6095">
                <text:p>60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">
                <text:p>0.8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">
                <text:p>0.9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">
                <text:p>0.1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2">
                <text:p>0.2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">
                <text:p>0.3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">
                <text:p>0.4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5">
                <text:p>0.5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6">
                <text:p>0.6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">
                <text:p>0.7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8">
                <text:p>0.8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">
                <text:p>0.9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">
                <text:p>0.1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2">
                <text:p>0.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">
                <text:p>0.3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">
                <text:p>0.4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5">
                <text:p>0.5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6">
                <text:p>0.6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7">
                <text:p>0.7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">
                <text:p>0.8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">
                <text:p>0.9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">
                <text:p>1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">
                <text:p>0.1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2">
                <text:p>0.2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">
                <text:p>0.3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">
                <text:p>0.4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5">
                <text:p>0.5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6">
                <text:p>0.6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7">
                <text:p>0.7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">
                <text:p>0.8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">
                <text:p>0.9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">
                <text:p>0.1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2">
                <text:p>0.2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">
                <text:p>0.3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">
                <text:p>0.4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5">
                <text:p>0.5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6">
                <text:p>0.6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7">
                <text:p>0.7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">
                <text:p>0.8</text:p>
              </table:table-cell>
              <table:table-cell office:value-type="float" office:value="5703">
                <text:p>57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">
                <text:p>0.9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">
                <text:p>1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">
                <text:p>0.1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">
                <text:p>0.2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">
                <text:p>0.3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">
                <text:p>0.4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5">
                <text:p>0.5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6">
                <text:p>0.6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7">
                <text:p>0.7</text:p>
              </table:table-cell>
              <table:table-cell office:value-type="float" office:value="5775">
                <text:p>57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">
                <text:p>0.8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">
                <text:p>0.9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">
                <text:p>1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">
                <text:p>0.1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">
                <text:p>0.2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">
                <text:p>0.3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">
                <text:p>0.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5">
                <text:p>0.5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6">
                <text:p>0.6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7">
                <text:p>0.7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">
                <text:p>0.8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">
                <text:p>0.9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">
                <text:p>0.1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2">
                <text:p>0.2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">
                <text:p>0.3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">
                <text:p>0.4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5">
                <text:p>0.5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">
                <text:p>0.6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7">
                <text:p>0.7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">
                <text:p>0.8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">
                <text:p>0.9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1">
                <text:p>0.1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2">
                <text:p>0.2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3">
                <text:p>0.3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4">
                <text:p>0.4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5">
                <text:p>0.5</text:p>
              </table:table-cell>
              <table:table-cell office:value-type="float" office:value="6087">
                <text:p>60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6">
                <text:p>0.6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7">
                <text:p>0.7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8">
                <text:p>0.8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">
                <text:p>0.9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">
                <text:p>1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1">
                <text:p>0.1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2">
                <text:p>0.2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">
                <text:p>0.3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4">
                <text:p>0.4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5">
                <text:p>0.5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">
                <text:p>0.6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7">
                <text:p>0.7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">
                <text:p>0.8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">
                <text:p>0.9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1">
                <text:p>0.1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2">
                <text:p>0.2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3">
                <text:p>0.3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4">
                <text:p>0.4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5">
                <text:p>0.5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6">
                <text:p>0.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7">
                <text:p>0.7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8">
                <text:p>0.8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9">
                <text:p>0.9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">
                <text:p>1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1">
                <text:p>0.1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2">
                <text:p>0.2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3">
                <text:p>0.3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">
                <text:p>0.4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5">
                <text:p>0.5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6">
                <text:p>0.6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7">
                <text:p>0.7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8">
                <text:p>0.8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9">
                <text:p>0.9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">
                <text:p>1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1">
                <text:p>0.1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2">
                <text:p>0.2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3">
                <text:p>0.3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4">
                <text:p>0.4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5">
                <text:p>0.5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6">
                <text:p>0.6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7">
                <text:p>0.7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8">
                <text:p>0.8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">
                <text:p>0.9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">
                <text:p>1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1">
                <text:p>0.1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2">
                <text:p>0.2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3">
                <text:p>0.3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4">
                <text:p>0.4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5">
                <text:p>0.5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6">
                <text:p>0.6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7">
                <text:p>0.7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8">
                <text:p>0.8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9">
                <text:p>0.9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">
                <text:p>1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1">
                <text:p>0.1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2">
                <text:p>0.2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3">
                <text:p>0.3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4">
                <text:p>0.4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5">
                <text:p>0.5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6">
                <text:p>0.6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7">
                <text:p>0.7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8">
                <text:p>0.8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9">
                <text:p>0.9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">
                <text:p>1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1">
                <text:p>0.1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2">
                <text:p>0.2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3">
                <text:p>0.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4">
                <text:p>0.4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5">
                <text:p>0.5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6">
                <text:p>0.6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7">
                <text:p>0.7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8">
                <text:p>0.8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9">
                <text:p>0.9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">
                <text:p>1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1">
                <text:p>0.1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2">
                <text:p>0.2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3">
                <text:p>0.3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4">
                <text:p>0.4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5">
                <text:p>0.5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6">
                <text:p>0.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7">
                <text:p>0.7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8">
                <text:p>0.8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9">
                <text:p>0.9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">
                <text:p>1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1">
                <text:p>0.1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2">
                <text:p>0.2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3">
                <text:p>0.3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4">
                <text:p>0.4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5">
                <text:p>0.5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6">
                <text:p>0.6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7">
                <text:p>0.7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8">
                <text:p>0.8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9">
                <text:p>0.9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">
                <text:p>1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1">
                <text:p>0.1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2">
                <text:p>0.2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3">
                <text:p>0.3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4">
                <text:p>0.4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5">
                <text:p>0.5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6">
                <text:p>0.6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7">
                <text:p>0.7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8">
                <text:p>0.8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9">
                <text:p>0.9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">
                <text:p>1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1">
                <text:p>0.1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2">
                <text:p>0.2</text:p>
              </table:table-cell>
              <table:table-cell office:value-type="float" office:value="5881">
                <text:p>588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3">
                <text:p>0.3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4">
                <text:p>0.4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5">
                <text:p>0.5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6">
                <text:p>0.6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7">
                <text:p>0.7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8">
                <text:p>0.8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9">
                <text:p>0.9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">
                <text:p>1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1">
                <text:p>0.1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2">
                <text:p>0.2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3">
                <text:p>0.3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4">
                <text:p>0.4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5">
                <text:p>0.5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6">
                <text:p>0.6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7">
                <text:p>0.7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8">
                <text:p>0.8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9">
                <text:p>0.9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">
                <text:p>1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1">
                <text:p>0.1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2">
                <text:p>0.2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3">
                <text:p>0.3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4">
                <text:p>0.4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5">
                <text:p>0.5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6">
                <text:p>0.6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7">
                <text:p>0.7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8">
                <text:p>0.8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9">
                <text:p>0.9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">
                <text:p>1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1">
                <text:p>0.1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2">
                <text:p>0.2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3">
                <text:p>0.3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4">
                <text:p>0.4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5">
                <text:p>0.5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6">
                <text:p>0.6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7">
                <text:p>0.7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8">
                <text:p>0.8</text:p>
              </table:table-cell>
              <table:table-cell office:value-type="float" office:value="6095">
                <text:p>60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9">
                <text:p>0.9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">
                <text:p>1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1">
                <text:p>0.1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2">
                <text:p>0.2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3">
                <text:p>0.3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4">
                <text:p>0.4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5">
                <text:p>0.5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6">
                <text:p>0.6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7">
                <text:p>0.7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8">
                <text:p>0.8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9">
                <text:p>0.9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">
                <text:p>1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1">
                <text:p>0.1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2">
                <text:p>0.2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3">
                <text:p>0.3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4">
                <text:p>0.4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5">
                <text:p>0.5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6">
                <text:p>0.6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7">
                <text:p>0.7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8">
                <text:p>0.8</text:p>
              </table:table-cell>
              <table:table-cell office:value-type="float" office:value="5631">
                <text:p>563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9">
                <text:p>0.9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">
                <text:p>1</text:p>
              </table:table-cell>
              <table:table-cell office:value-type="float" office:value="6162">
                <text:p>616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1">
                <text:p>0.1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2">
                <text:p>0.2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3">
                <text:p>0.3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4">
                <text:p>0.4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5">
                <text:p>0.5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6">
                <text:p>0.6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7">
                <text:p>0.7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8">
                <text:p>0.8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9">
                <text:p>0.9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">
                <text:p>1</text:p>
              </table:table-cell>
              <table:table-cell office:value-type="float" office:value="6169">
                <text:p>616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1">
                <text:p>0.1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2">
                <text:p>0.2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3">
                <text:p>0.3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4">
                <text:p>0.4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5">
                <text:p>0.5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6">
                <text:p>0.6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7">
                <text:p>0.7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8">
                <text:p>0.8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9">
                <text:p>0.9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">
                <text:p>1</text:p>
              </table:table-cell>
              <table:table-cell office:value-type="float" office:value="6086">
                <text:p>608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1">
                <text:p>0.1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2">
                <text:p>0.2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3">
                <text:p>0.3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">
                <text:p>0.4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5">
                <text:p>0.5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6">
                <text:p>0.6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7">
                <text:p>0.7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8">
                <text:p>0.8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9">
                <text:p>0.9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1">
                <text:p>0.1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2">
                <text:p>0.2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3">
                <text:p>0.3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4">
                <text:p>0.4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5">
                <text:p>0.5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6">
                <text:p>0.6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7">
                <text:p>0.7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8">
                <text:p>0.8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9">
                <text:p>0.9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">
                <text:p>1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1">
                <text:p>0.1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2">
                <text:p>0.2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3">
                <text:p>0.3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4">
                <text:p>0.4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5">
                <text:p>0.5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6">
                <text:p>0.6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7">
                <text:p>0.7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8">
                <text:p>0.8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9">
                <text:p>0.9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">
                <text:p>1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1">
                <text:p>0.1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2">
                <text:p>0.2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3">
                <text:p>0.3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4">
                <text:p>0.4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5">
                <text:p>0.5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6">
                <text:p>0.6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7">
                <text:p>0.7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8">
                <text:p>0.8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9">
                <text:p>0.9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">
                <text:p>1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1">
                <text:p>0.1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2">
                <text:p>0.2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3">
                <text:p>0.3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4">
                <text:p>0.4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5">
                <text:p>0.5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6">
                <text:p>0.6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7">
                <text:p>0.7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8">
                <text:p>0.8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9">
                <text:p>0.9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">
                <text:p>1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1">
                <text:p>0.1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2">
                <text:p>0.2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3">
                <text:p>0.3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4">
                <text:p>0.4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5">
                <text:p>0.5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6">
                <text:p>0.6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7">
                <text:p>0.7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8">
                <text:p>0.8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9">
                <text:p>0.9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">
                <text:p>1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1">
                <text:p>0.1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2">
                <text:p>0.2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3">
                <text:p>0.3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4">
                <text:p>0.4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5">
                <text:p>0.5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6">
                <text:p>0.6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7">
                <text:p>0.7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8">
                <text:p>0.8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9">
                <text:p>0.9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">
                <text:p>1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1">
                <text:p>0.1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2">
                <text:p>0.2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3">
                <text:p>0.3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4">
                <text:p>0.4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5">
                <text:p>0.5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6">
                <text:p>0.6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7">
                <text:p>0.7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8">
                <text:p>0.8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9">
                <text:p>0.9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">
                <text:p>1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1">
                <text:p>0.1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2">
                <text:p>0.2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3">
                <text:p>0.3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4">
                <text:p>0.4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5">
                <text:p>0.5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6">
                <text:p>0.6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7">
                <text:p>0.7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8">
                <text:p>0.8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9">
                <text:p>0.9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">
                <text:p>1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1">
                <text:p>0.1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2">
                <text:p>0.2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3">
                <text:p>0.3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4">
                <text:p>0.4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5">
                <text:p>0.5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6">
                <text:p>0.6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7">
                <text:p>0.7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8">
                <text:p>0.8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9">
                <text:p>0.9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">
                <text:p>1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1">
                <text:p>0.1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2">
                <text:p>0.2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3">
                <text:p>0.3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4">
                <text:p>0.4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5">
                <text:p>0.5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6">
                <text:p>0.6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7">
                <text:p>0.7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8">
                <text:p>0.8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9">
                <text:p>0.9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6087">
                <text:p>608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1">
                <text:p>0.1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2">
                <text:p>0.2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3">
                <text:p>0.3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4">
                <text:p>0.4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5">
                <text:p>0.5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6">
                <text:p>0.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7">
                <text:p>0.7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">
                <text:p>0.8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9">
                <text:p>0.9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">
                <text:p>1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1">
                <text:p>0.1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2">
                <text:p>0.2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3">
                <text:p>0.3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">
                <text:p>0.4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5">
                <text:p>0.5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6">
                <text:p>0.6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7">
                <text:p>0.7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8">
                <text:p>0.8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9">
                <text:p>0.9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">
                <text:p>1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1">
                <text:p>0.1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2">
                <text:p>0.2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3">
                <text:p>0.3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4">
                <text:p>0.4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5">
                <text:p>0.5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6">
                <text:p>0.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7">
                <text:p>0.7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8">
                <text:p>0.8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9">
                <text:p>0.9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">
                <text:p>1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1">
                <text:p>0.1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2">
                <text:p>0.2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3">
                <text:p>0.3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4">
                <text:p>0.4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5">
                <text:p>0.5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6">
                <text:p>0.6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7">
                <text:p>0.7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8">
                <text:p>0.8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9">
                <text:p>0.9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">
                <text:p>1</text:p>
              </table:table-cell>
              <table:table-cell office:value-type="float" office:value="6203">
                <text:p>620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1">
                <text:p>0.1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2">
                <text:p>0.2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3">
                <text:p>0.3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4">
                <text:p>0.4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5">
                <text:p>0.5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6">
                <text:p>0.6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7">
                <text:p>0.7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8">
                <text:p>0.8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9">
                <text:p>0.9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">
                <text:p>1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1">
                <text:p>0.1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2">
                <text:p>0.2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3">
                <text:p>0.3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4">
                <text:p>0.4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5">
                <text:p>0.5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6">
                <text:p>0.6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7">
                <text:p>0.7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8">
                <text:p>0.8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9">
                <text:p>0.9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">
                <text:p>1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1">
                <text:p>0.1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2">
                <text:p>0.2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3">
                <text:p>0.3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4">
                <text:p>0.4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5">
                <text:p>0.5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6">
                <text:p>0.6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7">
                <text:p>0.7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8">
                <text:p>0.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9">
                <text:p>0.9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">
                <text:p>1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1">
                <text:p>0.1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2">
                <text:p>0.2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3">
                <text:p>0.3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4">
                <text:p>0.4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5">
                <text:p>0.5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6">
                <text:p>0.6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7">
                <text:p>0.7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8">
                <text:p>0.8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9">
                <text:p>0.9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">
                <text:p>1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1">
                <text:p>0.1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2">
                <text:p>0.2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3">
                <text:p>0.3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4">
                <text:p>0.4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5">
                <text:p>0.5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6">
                <text:p>0.6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7">
                <text:p>0.7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8">
                <text:p>0.8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9">
                <text:p>0.9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">
                <text:p>1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1">
                <text:p>0.1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2">
                <text:p>0.2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3">
                <text:p>0.3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4">
                <text:p>0.4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5">
                <text:p>0.5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6">
                <text:p>0.6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7">
                <text:p>0.7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8">
                <text:p>0.8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9">
                <text:p>0.9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">
                <text:p>1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1">
                <text:p>0.1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2">
                <text:p>0.2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3">
                <text:p>0.3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4">
                <text:p>0.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5">
                <text:p>0.5</text:p>
              </table:table-cell>
              <table:table-cell office:value-type="float" office:value="6000">
                <text:p>6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